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7.62pt" svg:height="254.92pt" svg:x="263.23pt" svg:y="2.13pt">
            <loext:p draw:notify-on-update-of-ranges="Sheet1.B1:Sheet1.B5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1.76pt" svg:height="254.92pt" svg:x="261.16pt" svg:y="221.87pt">
            <loext:p draw:notify-on-update-of-ranges="Sheet1.D1:Sheet1.D55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678378" calcext:value-type="float">
            <text:p>678378</text:p>
          </table:table-cell>
          <table:table-cell/>
          <table:table-cell office:value-type="float" office:value="711466" calcext:value-type="float">
            <text:p>711466</text:p>
          </table:table-cell>
        </table:table-row>
        <table:table-row table:style-name="ro1">
          <table:table-cell/>
          <table:table-cell office:value-type="float" office:value="670481" calcext:value-type="float">
            <text:p>670481</text:p>
          </table:table-cell>
          <table:table-cell/>
          <table:table-cell office:value-type="float" office:value="640381" calcext:value-type="float">
            <text:p>640381</text:p>
          </table:table-cell>
        </table:table-row>
        <table:table-row table:style-name="ro1">
          <table:table-cell/>
          <table:table-cell office:value-type="float" office:value="686680" calcext:value-type="float">
            <text:p>686680</text:p>
          </table:table-cell>
          <table:table-cell/>
          <table:table-cell office:value-type="float" office:value="557846" calcext:value-type="float">
            <text:p>557846</text:p>
          </table:table-cell>
        </table:table-row>
        <table:table-row table:style-name="ro1">
          <table:table-cell/>
          <table:table-cell office:value-type="float" office:value="679226" calcext:value-type="float">
            <text:p>679226</text:p>
          </table:table-cell>
          <table:table-cell/>
          <table:table-cell office:value-type="float" office:value="571395" calcext:value-type="float">
            <text:p>571395</text:p>
          </table:table-cell>
        </table:table-row>
        <table:table-row table:style-name="ro1">
          <table:table-cell/>
          <table:table-cell office:value-type="float" office:value="603748" calcext:value-type="float">
            <text:p>603748</text:p>
          </table:table-cell>
          <table:table-cell/>
          <table:table-cell office:value-type="float" office:value="713457" calcext:value-type="float">
            <text:p>713457</text:p>
          </table:table-cell>
        </table:table-row>
        <table:table-row table:style-name="ro1">
          <table:table-cell/>
          <table:table-cell office:value-type="float" office:value="538897" calcext:value-type="float">
            <text:p>538897</text:p>
          </table:table-cell>
          <table:table-cell/>
          <table:table-cell office:value-type="float" office:value="702441" calcext:value-type="float">
            <text:p>702441</text:p>
          </table:table-cell>
        </table:table-row>
        <table:table-row table:style-name="ro1">
          <table:table-cell/>
          <table:table-cell office:value-type="float" office:value="687006" calcext:value-type="float">
            <text:p>687006</text:p>
          </table:table-cell>
          <table:table-cell/>
          <table:table-cell office:value-type="float" office:value="531645" calcext:value-type="float">
            <text:p>531645</text:p>
          </table:table-cell>
        </table:table-row>
        <table:table-row table:style-name="ro1">
          <table:table-cell/>
          <table:table-cell office:value-type="float" office:value="583591" calcext:value-type="float">
            <text:p>583591</text:p>
          </table:table-cell>
          <table:table-cell/>
          <table:table-cell office:value-type="float" office:value="525074" calcext:value-type="float">
            <text:p>525074</text:p>
          </table:table-cell>
        </table:table-row>
        <table:table-row table:style-name="ro1">
          <table:table-cell/>
          <table:table-cell office:value-type="float" office:value="612434" calcext:value-type="float">
            <text:p>612434</text:p>
          </table:table-cell>
          <table:table-cell/>
          <table:table-cell office:value-type="float" office:value="604513" calcext:value-type="float">
            <text:p>604513</text:p>
          </table:table-cell>
        </table:table-row>
        <table:table-row table:style-name="ro1">
          <table:table-cell/>
          <table:table-cell office:value-type="float" office:value="663645" calcext:value-type="float">
            <text:p>663645</text:p>
          </table:table-cell>
          <table:table-cell/>
          <table:table-cell office:value-type="float" office:value="591192" calcext:value-type="float">
            <text:p>591192</text:p>
          </table:table-cell>
        </table:table-row>
        <table:table-row table:style-name="ro1">
          <table:table-cell/>
          <table:table-cell office:value-type="float" office:value="598867" calcext:value-type="float">
            <text:p>598867</text:p>
          </table:table-cell>
          <table:table-cell/>
          <table:table-cell office:value-type="float" office:value="573209" calcext:value-type="float">
            <text:p>573209</text:p>
          </table:table-cell>
        </table:table-row>
        <table:table-row table:style-name="ro1">
          <table:table-cell/>
          <table:table-cell office:value-type="float" office:value="563202" calcext:value-type="float">
            <text:p>563202</text:p>
          </table:table-cell>
          <table:table-cell/>
          <table:table-cell office:value-type="float" office:value="648964" calcext:value-type="float">
            <text:p>648964</text:p>
          </table:table-cell>
        </table:table-row>
        <table:table-row table:style-name="ro1">
          <table:table-cell/>
          <table:table-cell office:value-type="float" office:value="621885" calcext:value-type="float">
            <text:p>621885</text:p>
          </table:table-cell>
          <table:table-cell/>
          <table:table-cell office:value-type="float" office:value="616964" calcext:value-type="float">
            <text:p>616964</text:p>
          </table:table-cell>
        </table:table-row>
        <table:table-row table:style-name="ro1">
          <table:table-cell/>
          <table:table-cell office:value-type="float" office:value="688277" calcext:value-type="float">
            <text:p>688277</text:p>
          </table:table-cell>
          <table:table-cell/>
          <table:table-cell office:value-type="float" office:value="609192" calcext:value-type="float">
            <text:p>609192</text:p>
          </table:table-cell>
        </table:table-row>
        <table:table-row table:style-name="ro1">
          <table:table-cell/>
          <table:table-cell office:value-type="float" office:value="644340" calcext:value-type="float">
            <text:p>644340</text:p>
          </table:table-cell>
          <table:table-cell/>
          <table:table-cell office:value-type="float" office:value="691510" calcext:value-type="float">
            <text:p>691510</text:p>
          </table:table-cell>
        </table:table-row>
        <table:table-row table:style-name="ro1">
          <table:table-cell/>
          <table:table-cell office:value-type="float" office:value="675970" calcext:value-type="float">
            <text:p>675970</text:p>
          </table:table-cell>
          <table:table-cell/>
          <table:table-cell office:value-type="float" office:value="636575" calcext:value-type="float">
            <text:p>636575</text:p>
          </table:table-cell>
        </table:table-row>
        <table:table-row table:style-name="ro1">
          <table:table-cell/>
          <table:table-cell office:value-type="float" office:value="606527" calcext:value-type="float">
            <text:p>606527</text:p>
          </table:table-cell>
          <table:table-cell/>
          <table:table-cell office:value-type="float" office:value="545391" calcext:value-type="float">
            <text:p>545391</text:p>
          </table:table-cell>
        </table:table-row>
        <table:table-row table:style-name="ro1">
          <table:table-cell/>
          <table:table-cell office:value-type="float" office:value="694777" calcext:value-type="float">
            <text:p>694777</text:p>
          </table:table-cell>
          <table:table-cell/>
          <table:table-cell office:value-type="float" office:value="719213" calcext:value-type="float">
            <text:p>719213</text:p>
          </table:table-cell>
        </table:table-row>
        <table:table-row table:style-name="ro1">
          <table:table-cell/>
          <table:table-cell office:value-type="float" office:value="609235" calcext:value-type="float">
            <text:p>609235</text:p>
          </table:table-cell>
          <table:table-cell/>
          <table:table-cell office:value-type="float" office:value="563212" calcext:value-type="float">
            <text:p>563212</text:p>
          </table:table-cell>
        </table:table-row>
        <table:table-row table:style-name="ro1">
          <table:table-cell/>
          <table:table-cell office:value-type="float" office:value="611158" calcext:value-type="float">
            <text:p>611158</text:p>
          </table:table-cell>
          <table:table-cell/>
          <table:table-cell office:value-type="float" office:value="554944" calcext:value-type="float">
            <text:p>554944</text:p>
          </table:table-cell>
        </table:table-row>
        <table:table-row table:style-name="ro1">
          <table:table-cell/>
          <table:table-cell office:value-type="float" office:value="633475" calcext:value-type="float">
            <text:p>633475</text:p>
          </table:table-cell>
          <table:table-cell/>
          <table:table-cell office:value-type="float" office:value="538263" calcext:value-type="float">
            <text:p>538263</text:p>
          </table:table-cell>
        </table:table-row>
        <table:table-row table:style-name="ro1">
          <table:table-cell/>
          <table:table-cell office:value-type="float" office:value="624813" calcext:value-type="float">
            <text:p>624813</text:p>
          </table:table-cell>
          <table:table-cell/>
          <table:table-cell office:value-type="float" office:value="635455" calcext:value-type="float">
            <text:p>635455</text:p>
          </table:table-cell>
        </table:table-row>
        <table:table-row table:style-name="ro1">
          <table:table-cell/>
          <table:table-cell office:value-type="float" office:value="581635" calcext:value-type="float">
            <text:p>581635</text:p>
          </table:table-cell>
          <table:table-cell/>
          <table:table-cell office:value-type="float" office:value="634988" calcext:value-type="float">
            <text:p>634988</text:p>
          </table:table-cell>
        </table:table-row>
        <table:table-row table:style-name="ro1">
          <table:table-cell/>
          <table:table-cell office:value-type="float" office:value="590114" calcext:value-type="float">
            <text:p>590114</text:p>
          </table:table-cell>
          <table:table-cell/>
          <table:table-cell office:value-type="float" office:value="705466" calcext:value-type="float">
            <text:p>705466</text:p>
          </table:table-cell>
        </table:table-row>
        <table:table-row table:style-name="ro1">
          <table:table-cell/>
          <table:table-cell office:value-type="float" office:value="612312" calcext:value-type="float">
            <text:p>612312</text:p>
          </table:table-cell>
          <table:table-cell/>
          <table:table-cell office:value-type="float" office:value="611959" calcext:value-type="float">
            <text:p>611959</text:p>
          </table:table-cell>
        </table:table-row>
        <table:table-row table:style-name="ro1">
          <table:table-cell/>
          <table:table-cell office:value-type="float" office:value="659638" calcext:value-type="float">
            <text:p>659638</text:p>
          </table:table-cell>
          <table:table-cell/>
          <table:table-cell office:value-type="float" office:value="552664" calcext:value-type="float">
            <text:p>552664</text:p>
          </table:table-cell>
        </table:table-row>
        <table:table-row table:style-name="ro1">
          <table:table-cell/>
          <table:table-cell office:value-type="float" office:value="771081" calcext:value-type="float">
            <text:p>771081</text:p>
          </table:table-cell>
          <table:table-cell/>
          <table:table-cell office:value-type="float" office:value="561530" calcext:value-type="float">
            <text:p>561530</text:p>
          </table:table-cell>
        </table:table-row>
        <table:table-row table:style-name="ro1">
          <table:table-cell/>
          <table:table-cell office:value-type="float" office:value="687194" calcext:value-type="float">
            <text:p>687194</text:p>
          </table:table-cell>
          <table:table-cell/>
          <table:table-cell office:value-type="float" office:value="711049" calcext:value-type="float">
            <text:p>711049</text:p>
          </table:table-cell>
        </table:table-row>
        <table:table-row table:style-name="ro1">
          <table:table-cell/>
          <table:table-cell office:value-type="float" office:value="547939" calcext:value-type="float">
            <text:p>547939</text:p>
          </table:table-cell>
          <table:table-cell/>
          <table:table-cell office:value-type="float" office:value="571109" calcext:value-type="float">
            <text:p>571109</text:p>
          </table:table-cell>
        </table:table-row>
        <table:table-row table:style-name="ro1">
          <table:table-cell/>
          <table:table-cell office:value-type="float" office:value="703134" calcext:value-type="float">
            <text:p>703134</text:p>
          </table:table-cell>
          <table:table-cell/>
          <table:table-cell office:value-type="float" office:value="627324" calcext:value-type="float">
            <text:p>627324</text:p>
          </table:table-cell>
        </table:table-row>
        <table:table-row table:style-name="ro1">
          <table:table-cell/>
          <table:table-cell office:value-type="float" office:value="567232" calcext:value-type="float">
            <text:p>567232</text:p>
          </table:table-cell>
          <table:table-cell/>
          <table:table-cell office:value-type="float" office:value="600331" calcext:value-type="float">
            <text:p>600331</text:p>
          </table:table-cell>
        </table:table-row>
        <table:table-row table:style-name="ro1">
          <table:table-cell/>
          <table:table-cell office:value-type="float" office:value="654821" calcext:value-type="float">
            <text:p>654821</text:p>
          </table:table-cell>
          <table:table-cell/>
          <table:table-cell office:value-type="float" office:value="699539" calcext:value-type="float">
            <text:p>699539</text:p>
          </table:table-cell>
        </table:table-row>
        <table:table-row table:style-name="ro1">
          <table:table-cell/>
          <table:table-cell office:value-type="float" office:value="663198" calcext:value-type="float">
            <text:p>663198</text:p>
          </table:table-cell>
          <table:table-cell/>
          <table:table-cell office:value-type="float" office:value="670378" calcext:value-type="float">
            <text:p>670378</text:p>
          </table:table-cell>
        </table:table-row>
        <table:table-row table:style-name="ro1">
          <table:table-cell/>
          <table:table-cell office:value-type="float" office:value="596648" calcext:value-type="float">
            <text:p>596648</text:p>
          </table:table-cell>
          <table:table-cell/>
          <table:table-cell office:value-type="float" office:value="563839" calcext:value-type="float">
            <text:p>563839</text:p>
          </table:table-cell>
        </table:table-row>
        <table:table-row table:style-name="ro1">
          <table:table-cell/>
          <table:table-cell office:value-type="float" office:value="587242" calcext:value-type="float">
            <text:p>587242</text:p>
          </table:table-cell>
          <table:table-cell/>
          <table:table-cell office:value-type="float" office:value="572209" calcext:value-type="float">
            <text:p>572209</text:p>
          </table:table-cell>
        </table:table-row>
        <table:table-row table:style-name="ro1">
          <table:table-cell/>
          <table:table-cell office:value-type="float" office:value="544994" calcext:value-type="float">
            <text:p>544994</text:p>
          </table:table-cell>
          <table:table-cell/>
          <table:table-cell office:value-type="float" office:value="619639" calcext:value-type="float">
            <text:p>619639</text:p>
          </table:table-cell>
        </table:table-row>
        <table:table-row table:style-name="ro1">
          <table:table-cell/>
          <table:table-cell office:value-type="float" office:value="650284" calcext:value-type="float">
            <text:p>650284</text:p>
          </table:table-cell>
          <table:table-cell/>
          <table:table-cell office:value-type="float" office:value="669930" calcext:value-type="float">
            <text:p>669930</text:p>
          </table:table-cell>
        </table:table-row>
        <table:table-row table:style-name="ro1">
          <table:table-cell/>
          <table:table-cell office:value-type="float" office:value="656625" calcext:value-type="float">
            <text:p>656625</text:p>
          </table:table-cell>
          <table:table-cell/>
          <table:table-cell office:value-type="float" office:value="706768" calcext:value-type="float">
            <text:p>706768</text:p>
          </table:table-cell>
        </table:table-row>
        <table:table-row table:style-name="ro1">
          <table:table-cell/>
          <table:table-cell office:value-type="float" office:value="631656" calcext:value-type="float">
            <text:p>631656</text:p>
          </table:table-cell>
          <table:table-cell/>
          <table:table-cell office:value-type="float" office:value="621414" calcext:value-type="float">
            <text:p>621414</text:p>
          </table:table-cell>
        </table:table-row>
        <table:table-row table:style-name="ro1">
          <table:table-cell/>
          <table:table-cell office:value-type="float" office:value="653042" calcext:value-type="float">
            <text:p>653042</text:p>
          </table:table-cell>
          <table:table-cell/>
          <table:table-cell office:value-type="float" office:value="623635" calcext:value-type="float">
            <text:p>623635</text:p>
          </table:table-cell>
        </table:table-row>
        <table:table-row table:style-name="ro1">
          <table:table-cell/>
          <table:table-cell office:value-type="float" office:value="543416" calcext:value-type="float">
            <text:p>543416</text:p>
          </table:table-cell>
          <table:table-cell/>
          <table:table-cell office:value-type="float" office:value="530879" calcext:value-type="float">
            <text:p>530879</text:p>
          </table:table-cell>
        </table:table-row>
        <table:table-row table:style-name="ro1">
          <table:table-cell/>
          <table:table-cell office:value-type="float" office:value="598302" calcext:value-type="float">
            <text:p>598302</text:p>
          </table:table-cell>
          <table:table-cell/>
          <table:table-cell office:value-type="float" office:value="685177" calcext:value-type="float">
            <text:p>685177</text:p>
          </table:table-cell>
        </table:table-row>
        <table:table-row table:style-name="ro1">
          <table:table-cell/>
          <table:table-cell office:value-type="float" office:value="620684" calcext:value-type="float">
            <text:p>620684</text:p>
          </table:table-cell>
          <table:table-cell/>
          <table:table-cell office:value-type="float" office:value="663045" calcext:value-type="float">
            <text:p>663045</text:p>
          </table:table-cell>
        </table:table-row>
        <table:table-row table:style-name="ro1">
          <table:table-cell/>
          <table:table-cell office:value-type="float" office:value="563514" calcext:value-type="float">
            <text:p>563514</text:p>
          </table:table-cell>
          <table:table-cell/>
          <table:table-cell office:value-type="float" office:value="592619" calcext:value-type="float">
            <text:p>592619</text:p>
          </table:table-cell>
        </table:table-row>
        <table:table-row table:style-name="ro1">
          <table:table-cell/>
          <table:table-cell office:value-type="float" office:value="494588" calcext:value-type="float">
            <text:p>494588</text:p>
          </table:table-cell>
          <table:table-cell/>
          <table:table-cell office:value-type="float" office:value="618535" calcext:value-type="float">
            <text:p>618535</text:p>
          </table:table-cell>
        </table:table-row>
        <table:table-row table:style-name="ro1">
          <table:table-cell/>
          <table:table-cell office:value-type="float" office:value="599214" calcext:value-type="float">
            <text:p>599214</text:p>
          </table:table-cell>
          <table:table-cell/>
          <table:table-cell office:value-type="float" office:value="658346" calcext:value-type="float">
            <text:p>658346</text:p>
          </table:table-cell>
        </table:table-row>
        <table:table-row table:style-name="ro1">
          <table:table-cell/>
          <table:table-cell office:value-type="float" office:value="640059" calcext:value-type="float">
            <text:p>640059</text:p>
          </table:table-cell>
          <table:table-cell/>
          <table:table-cell office:value-type="float" office:value="615446" calcext:value-type="float">
            <text:p>615446</text:p>
          </table:table-cell>
        </table:table-row>
        <table:table-row table:style-name="ro1">
          <table:table-cell/>
          <table:table-cell office:value-type="float" office:value="707854" calcext:value-type="float">
            <text:p>707854</text:p>
          </table:table-cell>
          <table:table-cell/>
          <table:table-cell office:value-type="float" office:value="736209" calcext:value-type="float">
            <text:p>736209</text:p>
          </table:table-cell>
        </table:table-row>
        <table:table-row table:style-name="ro1">
          <table:table-cell/>
          <table:table-cell office:value-type="float" office:value="689986" calcext:value-type="float">
            <text:p>689986</text:p>
          </table:table-cell>
          <table:table-cell/>
          <table:table-cell office:value-type="float" office:value="510998" calcext:value-type="float">
            <text:p>510998</text:p>
          </table:table-cell>
        </table:table-row>
        <table:table-row table:style-name="ro1">
          <table:table-cell/>
          <table:table-cell office:value-type="float" office:value="506228" calcext:value-type="float">
            <text:p>506228</text:p>
          </table:table-cell>
          <table:table-cell/>
          <table:table-cell office:value-type="float" office:value="531953" calcext:value-type="float">
            <text:p>531953</text:p>
          </table:table-cell>
        </table:table-row>
        <table:table-row table:style-name="ro1">
          <table:table-cell/>
          <table:table-cell office:value-type="float" office:value="553854" calcext:value-type="float">
            <text:p>553854</text:p>
          </table:table-cell>
          <table:table-cell/>
          <table:table-cell office:value-type="float" office:value="663548" calcext:value-type="float">
            <text:p>663548</text:p>
          </table:table-cell>
        </table:table-row>
        <table:table-row table:style-name="ro1">
          <table:table-cell/>
          <table:table-cell office:value-type="float" office:value="602168" calcext:value-type="float">
            <text:p>602168</text:p>
          </table:table-cell>
          <table:table-cell/>
          <table:table-cell office:value-type="float" office:value="587002" calcext:value-type="float">
            <text:p>587002</text:p>
          </table:table-cell>
        </table:table-row>
        <table:table-row table:style-name="ro1">
          <table:table-cell/>
          <table:table-cell office:value-type="float" office:value="731588" calcext:value-type="float">
            <text:p>731588</text:p>
          </table:table-cell>
          <table:table-cell/>
          <table:table-cell office:value-type="float" office:value="599093" calcext:value-type="float">
            <text:p>599093</text:p>
          </table:table-cell>
        </table:table-row>
        <table:table-row table:style-name="ro1">
          <table:table-cell/>
          <table:table-cell office:value-type="float" office:value="611707" calcext:value-type="float">
            <text:p>611707</text:p>
          </table:table-cell>
          <table:table-cell/>
          <table:table-cell office:value-type="float" office:value="615073" calcext:value-type="float">
            <text:p>615073</text:p>
          </table:table-cell>
        </table:table-row>
        <table:table-row table:style-name="ro1">
          <table:table-cell/>
          <table:table-cell office:value-type="float" office:value="672892" calcext:value-type="float">
            <text:p>672892</text:p>
          </table:table-cell>
          <table:table-cell/>
          <table:table-cell office:value-type="float" office:value="735144" calcext:value-type="float">
            <text:p>735144</text:p>
          </table:table-cell>
        </table:table-row>
        <table:table-row table:style-name="ro1">
          <table:table-cell/>
          <table:table-cell office:value-type="float" office:value="368264" calcext:value-type="float">
            <text:p>368264</text:p>
          </table:table-cell>
          <table:table-cell/>
          <table:table-cell office:value-type="float" office:value="934619" calcext:value-type="float">
            <text:p>934619</text:p>
          </table:table-cell>
        </table:table-row>
        <table:table-row table:style-name="ro1">
          <table:table-cell/>
          <table:table-cell office:value-type="float" office:value="406285" calcext:value-type="float">
            <text:p>406285</text:p>
          </table:table-cell>
          <table:table-cell/>
          <table:table-cell office:value-type="float" office:value="948421" calcext:value-type="float">
            <text:p>948421</text:p>
          </table:table-cell>
        </table:table-row>
        <table:table-row table:style-name="ro1">
          <table:table-cell/>
          <table:table-cell office:value-type="float" office:value="371636" calcext:value-type="float">
            <text:p>371636</text:p>
          </table:table-cell>
          <table:table-cell/>
          <table:table-cell office:value-type="float" office:value="886485" calcext:value-type="float">
            <text:p>886485</text:p>
          </table:table-cell>
        </table:table-row>
        <table:table-row table:style-name="ro1">
          <table:table-cell/>
          <table:table-cell office:value-type="float" office:value="418053" calcext:value-type="float">
            <text:p>418053</text:p>
          </table:table-cell>
          <table:table-cell/>
          <table:table-cell office:value-type="float" office:value="744961" calcext:value-type="float">
            <text:p>744961</text:p>
          </table:table-cell>
        </table:table-row>
        <table:table-row table:style-name="ro1">
          <table:table-cell/>
          <table:table-cell office:value-type="float" office:value="442204" calcext:value-type="float">
            <text:p>442204</text:p>
          </table:table-cell>
          <table:table-cell/>
          <table:table-cell office:value-type="float" office:value="744506" calcext:value-type="float">
            <text:p>744506</text:p>
          </table:table-cell>
        </table:table-row>
        <table:table-row table:style-name="ro1">
          <table:table-cell/>
          <table:table-cell office:value-type="float" office:value="362315" calcext:value-type="float">
            <text:p>362315</text:p>
          </table:table-cell>
          <table:table-cell/>
          <table:table-cell office:value-type="float" office:value="782703" calcext:value-type="float">
            <text:p>782703</text:p>
          </table:table-cell>
        </table:table-row>
        <table:table-row table:style-name="ro1">
          <table:table-cell/>
          <table:table-cell office:value-type="float" office:value="421365" calcext:value-type="float">
            <text:p>421365</text:p>
          </table:table-cell>
          <table:table-cell/>
          <table:table-cell office:value-type="float" office:value="892930" calcext:value-type="float">
            <text:p>892930</text:p>
          </table:table-cell>
        </table:table-row>
        <table:table-row table:style-name="ro1">
          <table:table-cell/>
          <table:table-cell office:value-type="float" office:value="393352" calcext:value-type="float">
            <text:p>393352</text:p>
          </table:table-cell>
          <table:table-cell/>
          <table:table-cell office:value-type="float" office:value="911265" calcext:value-type="float">
            <text:p>911265</text:p>
          </table:table-cell>
        </table:table-row>
        <table:table-row table:style-name="ro1">
          <table:table-cell/>
          <table:table-cell office:value-type="float" office:value="389464" calcext:value-type="float">
            <text:p>389464</text:p>
          </table:table-cell>
          <table:table-cell/>
          <table:table-cell office:value-type="float" office:value="745874" calcext:value-type="float">
            <text:p>745874</text:p>
          </table:table-cell>
        </table:table-row>
        <table:table-row table:style-name="ro1">
          <table:table-cell/>
          <table:table-cell office:value-type="float" office:value="392250" calcext:value-type="float">
            <text:p>392250</text:p>
          </table:table-cell>
          <table:table-cell/>
          <table:table-cell office:value-type="float" office:value="746388" calcext:value-type="float">
            <text:p>746388</text:p>
          </table:table-cell>
        </table:table-row>
        <table:table-row table:style-name="ro1">
          <table:table-cell/>
          <table:table-cell office:value-type="float" office:value="348835" calcext:value-type="float">
            <text:p>348835</text:p>
          </table:table-cell>
          <table:table-cell/>
          <table:table-cell office:value-type="float" office:value="744033" calcext:value-type="float">
            <text:p>744033</text:p>
          </table:table-cell>
        </table:table-row>
        <table:table-row table:style-name="ro1">
          <table:table-cell/>
          <table:table-cell office:value-type="float" office:value="379215" calcext:value-type="float">
            <text:p>379215</text:p>
          </table:table-cell>
          <table:table-cell/>
          <table:table-cell office:value-type="float" office:value="837058" calcext:value-type="float">
            <text:p>837058</text:p>
          </table:table-cell>
        </table:table-row>
        <table:table-row table:style-name="ro1">
          <table:table-cell/>
          <table:table-cell office:value-type="float" office:value="342081" calcext:value-type="float">
            <text:p>342081</text:p>
          </table:table-cell>
          <table:table-cell/>
          <table:table-cell office:value-type="float" office:value="786248" calcext:value-type="float">
            <text:p>786248</text:p>
          </table:table-cell>
        </table:table-row>
        <table:table-row table:style-name="ro1">
          <table:table-cell/>
          <table:table-cell office:value-type="float" office:value="382224" calcext:value-type="float">
            <text:p>382224</text:p>
          </table:table-cell>
          <table:table-cell/>
          <table:table-cell office:value-type="float" office:value="774463" calcext:value-type="float">
            <text:p>774463</text:p>
          </table:table-cell>
        </table:table-row>
        <table:table-row table:style-name="ro1">
          <table:table-cell/>
          <table:table-cell office:value-type="float" office:value="383687" calcext:value-type="float">
            <text:p>383687</text:p>
          </table:table-cell>
          <table:table-cell/>
          <table:table-cell office:value-type="float" office:value="742131" calcext:value-type="float">
            <text:p>742131</text:p>
          </table:table-cell>
        </table:table-row>
        <table:table-row table:style-name="ro1">
          <table:table-cell/>
          <table:table-cell office:value-type="float" office:value="371208" calcext:value-type="float">
            <text:p>371208</text:p>
          </table:table-cell>
          <table:table-cell/>
          <table:table-cell office:value-type="float" office:value="779166" calcext:value-type="float">
            <text:p>779166</text:p>
          </table:table-cell>
        </table:table-row>
        <table:table-row table:style-name="ro1">
          <table:table-cell/>
          <table:table-cell office:value-type="float" office:value="400571" calcext:value-type="float">
            <text:p>400571</text:p>
          </table:table-cell>
          <table:table-cell/>
          <table:table-cell office:value-type="float" office:value="739262" calcext:value-type="float">
            <text:p>739262</text:p>
          </table:table-cell>
        </table:table-row>
        <table:table-row table:style-name="ro1">
          <table:table-cell/>
          <table:table-cell office:value-type="float" office:value="401773" calcext:value-type="float">
            <text:p>401773</text:p>
          </table:table-cell>
          <table:table-cell/>
          <table:table-cell office:value-type="float" office:value="743243" calcext:value-type="float">
            <text:p>743243</text:p>
          </table:table-cell>
        </table:table-row>
        <table:table-row table:style-name="ro1">
          <table:table-cell/>
          <table:table-cell office:value-type="float" office:value="408531" calcext:value-type="float">
            <text:p>408531</text:p>
          </table:table-cell>
          <table:table-cell/>
          <table:table-cell office:value-type="float" office:value="740599" calcext:value-type="float">
            <text:p>740599</text:p>
          </table:table-cell>
        </table:table-row>
        <table:table-row table:style-name="ro1">
          <table:table-cell/>
          <table:table-cell office:value-type="float" office:value="432413" calcext:value-type="float">
            <text:p>432413</text:p>
          </table:table-cell>
          <table:table-cell/>
          <table:table-cell office:value-type="float" office:value="794420" calcext:value-type="float">
            <text:p>794420</text:p>
          </table:table-cell>
        </table:table-row>
        <table:table-row table:style-name="ro1">
          <table:table-cell/>
          <table:table-cell office:value-type="float" office:value="399499" calcext:value-type="float">
            <text:p>399499</text:p>
          </table:table-cell>
          <table:table-cell/>
          <table:table-cell office:value-type="float" office:value="742616" calcext:value-type="float">
            <text:p>742616</text:p>
          </table:table-cell>
        </table:table-row>
        <table:table-row table:style-name="ro1">
          <table:table-cell/>
          <table:table-cell office:value-type="float" office:value="439849" calcext:value-type="float">
            <text:p>439849</text:p>
          </table:table-cell>
          <table:table-cell/>
          <table:table-cell office:value-type="float" office:value="790651" calcext:value-type="float">
            <text:p>790651</text:p>
          </table:table-cell>
        </table:table-row>
        <table:table-row table:style-name="ro1">
          <table:table-cell/>
          <table:table-cell office:value-type="float" office:value="403285" calcext:value-type="float">
            <text:p>403285</text:p>
          </table:table-cell>
          <table:table-cell/>
          <table:table-cell office:value-type="float" office:value="740915" calcext:value-type="float">
            <text:p>740915</text:p>
          </table:table-cell>
        </table:table-row>
        <table:table-row table:style-name="ro1">
          <table:table-cell/>
          <table:table-cell office:value-type="float" office:value="377907" calcext:value-type="float">
            <text:p>377907</text:p>
          </table:table-cell>
          <table:table-cell/>
          <table:table-cell office:value-type="float" office:value="808760" calcext:value-type="float">
            <text:p>808760</text:p>
          </table:table-cell>
        </table:table-row>
        <table:table-row table:style-name="ro1">
          <table:table-cell/>
          <table:table-cell office:value-type="float" office:value="405743" calcext:value-type="float">
            <text:p>405743</text:p>
          </table:table-cell>
          <table:table-cell/>
          <table:table-cell office:value-type="float" office:value="880181" calcext:value-type="float">
            <text:p>880181</text:p>
          </table:table-cell>
        </table:table-row>
        <table:table-row table:style-name="ro1">
          <table:table-cell/>
          <table:table-cell office:value-type="float" office:value="394519" calcext:value-type="float">
            <text:p>394519</text:p>
          </table:table-cell>
          <table:table-cell/>
          <table:table-cell office:value-type="float" office:value="742582" calcext:value-type="float">
            <text:p>742582</text:p>
          </table:table-cell>
        </table:table-row>
        <table:table-row table:style-name="ro1">
          <table:table-cell/>
          <table:table-cell office:value-type="float" office:value="836273" calcext:value-type="float">
            <text:p>836273</text:p>
          </table:table-cell>
          <table:table-cell/>
          <table:table-cell office:value-type="float" office:value="749156" calcext:value-type="float">
            <text:p>749156</text:p>
          </table:table-cell>
        </table:table-row>
        <table:table-row table:style-name="ro1">
          <table:table-cell/>
          <table:table-cell office:value-type="float" office:value="778434" calcext:value-type="float">
            <text:p>778434</text:p>
          </table:table-cell>
          <table:table-cell/>
          <table:table-cell office:value-type="float" office:value="756270" calcext:value-type="float">
            <text:p>756270</text:p>
          </table:table-cell>
        </table:table-row>
        <table:table-row table:style-name="ro1">
          <table:table-cell/>
          <table:table-cell office:value-type="float" office:value="756277" calcext:value-type="float">
            <text:p>756277</text:p>
          </table:table-cell>
          <table:table-cell/>
          <table:table-cell office:value-type="float" office:value="768000" calcext:value-type="float">
            <text:p>768000</text:p>
          </table:table-cell>
        </table:table-row>
        <table:table-row table:style-name="ro1">
          <table:table-cell/>
          <table:table-cell office:value-type="float" office:value="740791" calcext:value-type="float">
            <text:p>740791</text:p>
          </table:table-cell>
          <table:table-cell/>
          <table:table-cell office:value-type="float" office:value="743988" calcext:value-type="float">
            <text:p>743988</text:p>
          </table:table-cell>
        </table:table-row>
        <table:table-row table:style-name="ro1">
          <table:table-cell/>
          <table:table-cell office:value-type="float" office:value="775552" calcext:value-type="float">
            <text:p>775552</text:p>
          </table:table-cell>
          <table:table-cell/>
          <table:table-cell office:value-type="float" office:value="742762" calcext:value-type="float">
            <text:p>742762</text:p>
          </table:table-cell>
        </table:table-row>
        <table:table-row table:style-name="ro1">
          <table:table-cell/>
          <table:table-cell office:value-type="float" office:value="782776" calcext:value-type="float">
            <text:p>782776</text:p>
          </table:table-cell>
          <table:table-cell/>
          <table:table-cell office:value-type="float" office:value="740024" calcext:value-type="float">
            <text:p>740024</text:p>
          </table:table-cell>
        </table:table-row>
        <table:table-row table:style-name="ro1">
          <table:table-cell/>
          <table:table-cell office:value-type="float" office:value="736406" calcext:value-type="float">
            <text:p>736406</text:p>
          </table:table-cell>
          <table:table-cell/>
          <table:table-cell office:value-type="float" office:value="792250" calcext:value-type="float">
            <text:p>792250</text:p>
          </table:table-cell>
        </table:table-row>
        <table:table-row table:style-name="ro1">
          <table:table-cell/>
          <table:table-cell office:value-type="float" office:value="756632" calcext:value-type="float">
            <text:p>756632</text:p>
          </table:table-cell>
          <table:table-cell/>
          <table:table-cell office:value-type="float" office:value="743593" calcext:value-type="float">
            <text:p>743593</text:p>
          </table:table-cell>
        </table:table-row>
        <table:table-row table:style-name="ro1">
          <table:table-cell/>
          <table:table-cell office:value-type="float" office:value="755429" calcext:value-type="float">
            <text:p>755429</text:p>
          </table:table-cell>
          <table:table-cell/>
          <table:table-cell office:value-type="float" office:value="801882" calcext:value-type="float">
            <text:p>801882</text:p>
          </table:table-cell>
        </table:table-row>
        <table:table-row table:style-name="ro1">
          <table:table-cell/>
          <table:table-cell office:value-type="float" office:value="763196" calcext:value-type="float">
            <text:p>763196</text:p>
          </table:table-cell>
          <table:table-cell/>
          <table:table-cell office:value-type="float" office:value="746167" calcext:value-type="float">
            <text:p>746167</text:p>
          </table:table-cell>
        </table:table-row>
        <table:table-row table:style-name="ro1">
          <table:table-cell/>
          <table:table-cell office:value-type="float" office:value="737360" calcext:value-type="float">
            <text:p>737360</text:p>
          </table:table-cell>
          <table:table-cell/>
          <table:table-cell office:value-type="float" office:value="746945" calcext:value-type="float">
            <text:p>746945</text:p>
          </table:table-cell>
        </table:table-row>
        <table:table-row table:style-name="ro1">
          <table:table-cell/>
          <table:table-cell office:value-type="float" office:value="786438" calcext:value-type="float">
            <text:p>786438</text:p>
          </table:table-cell>
          <table:table-cell/>
          <table:table-cell office:value-type="float" office:value="745428" calcext:value-type="float">
            <text:p>745428</text:p>
          </table:table-cell>
        </table:table-row>
        <table:table-row table:style-name="ro1">
          <table:table-cell/>
          <table:table-cell office:value-type="float" office:value="744184" calcext:value-type="float">
            <text:p>744184</text:p>
          </table:table-cell>
          <table:table-cell/>
          <table:table-cell office:value-type="float" office:value="743390" calcext:value-type="float">
            <text:p>743390</text:p>
          </table:table-cell>
        </table:table-row>
        <table:table-row table:style-name="ro1">
          <table:table-cell/>
          <table:table-cell office:value-type="float" office:value="735955" calcext:value-type="float">
            <text:p>735955</text:p>
          </table:table-cell>
          <table:table-cell/>
          <table:table-cell office:value-type="float" office:value="750626" calcext:value-type="float">
            <text:p>750626</text:p>
          </table:table-cell>
        </table:table-row>
        <table:table-row table:style-name="ro1">
          <table:table-cell/>
          <table:table-cell office:value-type="float" office:value="731290" calcext:value-type="float">
            <text:p>731290</text:p>
          </table:table-cell>
          <table:table-cell/>
          <table:table-cell office:value-type="float" office:value="792218" calcext:value-type="float">
            <text:p>792218</text:p>
          </table:table-cell>
        </table:table-row>
        <table:table-row table:style-name="ro1">
          <table:table-cell/>
          <table:table-cell office:value-type="float" office:value="732121" calcext:value-type="float">
            <text:p>732121</text:p>
          </table:table-cell>
          <table:table-cell/>
          <table:table-cell office:value-type="float" office:value="740603" calcext:value-type="float">
            <text:p>740603</text:p>
          </table:table-cell>
        </table:table-row>
        <table:table-row table:style-name="ro1">
          <table:table-cell/>
          <table:table-cell office:value-type="float" office:value="782981" calcext:value-type="float">
            <text:p>782981</text:p>
          </table:table-cell>
          <table:table-cell/>
          <table:table-cell office:value-type="float" office:value="748490" calcext:value-type="float">
            <text:p>748490</text:p>
          </table:table-cell>
        </table:table-row>
        <table:table-row table:style-name="ro1">
          <table:table-cell/>
          <table:table-cell office:value-type="float" office:value="777170" calcext:value-type="float">
            <text:p>777170</text:p>
          </table:table-cell>
          <table:table-cell/>
          <table:table-cell office:value-type="float" office:value="750523" calcext:value-type="float">
            <text:p>750523</text:p>
          </table:table-cell>
        </table:table-row>
        <table:table-row table:style-name="ro1">
          <table:table-cell/>
          <table:table-cell office:value-type="float" office:value="731548" calcext:value-type="float">
            <text:p>731548</text:p>
          </table:table-cell>
          <table:table-cell/>
          <table:table-cell office:value-type="float" office:value="754975" calcext:value-type="float">
            <text:p>754975</text:p>
          </table:table-cell>
        </table:table-row>
        <table:table-row table:style-name="ro1">
          <table:table-cell/>
          <table:table-cell office:value-type="float" office:value="730262" calcext:value-type="float">
            <text:p>730262</text:p>
          </table:table-cell>
          <table:table-cell/>
          <table:table-cell office:value-type="float" office:value="788410" calcext:value-type="float">
            <text:p>788410</text:p>
          </table:table-cell>
        </table:table-row>
        <table:table-row table:style-name="ro1">
          <table:table-cell/>
          <table:table-cell office:value-type="float" office:value="784574" calcext:value-type="float">
            <text:p>784574</text:p>
          </table:table-cell>
          <table:table-cell/>
          <table:table-cell office:value-type="float" office:value="736284" calcext:value-type="float">
            <text:p>736284</text:p>
          </table:table-cell>
        </table:table-row>
        <table:table-row table:style-name="ro1">
          <table:table-cell/>
          <table:table-cell office:value-type="float" office:value="730951" calcext:value-type="float">
            <text:p>730951</text:p>
          </table:table-cell>
          <table:table-cell/>
          <table:table-cell office:value-type="float" office:value="915448" calcext:value-type="float">
            <text:p>915448</text:p>
          </table:table-cell>
        </table:table-row>
        <table:table-row table:style-name="ro1">
          <table:table-cell/>
          <table:table-cell office:value-type="float" office:value="734842" calcext:value-type="float">
            <text:p>734842</text:p>
          </table:table-cell>
          <table:table-cell/>
          <table:table-cell office:value-type="float" office:value="751294" calcext:value-type="float">
            <text:p>751294</text:p>
          </table:table-cell>
        </table:table-row>
        <table:table-row table:style-name="ro1">
          <table:table-cell/>
          <table:table-cell office:value-type="float" office:value="733032" calcext:value-type="float">
            <text:p>733032</text:p>
          </table:table-cell>
          <table:table-cell/>
          <table:table-cell office:value-type="float" office:value="811445" calcext:value-type="float">
            <text:p>811445</text:p>
          </table:table-cell>
        </table:table-row>
        <table:table-row table:style-name="ro1">
          <table:table-cell/>
          <table:table-cell office:value-type="float" office:value="784661" calcext:value-type="float">
            <text:p>784661</text:p>
          </table:table-cell>
          <table:table-cell/>
          <table:table-cell office:value-type="float" office:value="740749" calcext:value-type="float">
            <text:p>740749</text:p>
          </table:table-cell>
        </table:table-row>
        <table:table-row table:style-name="ro1">
          <table:table-cell/>
          <table:table-cell office:value-type="float" office:value="756235" calcext:value-type="float">
            <text:p>756235</text:p>
          </table:table-cell>
          <table:table-cell/>
          <table:table-cell office:value-type="float" office:value="779097" calcext:value-type="float">
            <text:p>779097</text:p>
          </table:table-cell>
        </table:table-row>
        <table:table-row table:style-name="ro1">
          <table:table-cell/>
          <table:table-cell office:value-type="float" office:value="733971" calcext:value-type="float">
            <text:p>733971</text:p>
          </table:table-cell>
          <table:table-cell/>
          <table:table-cell office:value-type="float" office:value="766220" calcext:value-type="float">
            <text:p>766220</text:p>
          </table:table-cell>
        </table:table-row>
        <table:table-row table:style-name="ro1">
          <table:table-cell/>
          <table:table-cell office:value-type="float" office:value="754321" calcext:value-type="float">
            <text:p>754321</text:p>
          </table:table-cell>
          <table:table-cell/>
          <table:table-cell office:value-type="float" office:value="742782" calcext:value-type="float">
            <text:p>742782</text:p>
          </table:table-cell>
        </table:table-row>
        <table:table-row table:style-name="ro1">
          <table:table-cell/>
          <table:table-cell office:value-type="float" office:value="737053" calcext:value-type="float">
            <text:p>737053</text:p>
          </table:table-cell>
          <table:table-cell/>
          <table:table-cell office:value-type="float" office:value="742167" calcext:value-type="float">
            <text:p>742167</text:p>
          </table:table-cell>
        </table:table-row>
        <table:table-row table:style-name="ro1">
          <table:table-cell/>
          <table:table-cell office:value-type="float" office:value="758083" calcext:value-type="float">
            <text:p>758083</text:p>
          </table:table-cell>
          <table:table-cell/>
          <table:table-cell office:value-type="float" office:value="733513" calcext:value-type="float">
            <text:p>733513</text:p>
          </table:table-cell>
        </table:table-row>
        <table:table-row table:style-name="ro1">
          <table:table-cell/>
          <table:table-cell office:value-type="float" office:value="735092" calcext:value-type="float">
            <text:p>735092</text:p>
          </table:table-cell>
          <table:table-cell/>
          <table:table-cell office:value-type="float" office:value="734791" calcext:value-type="float">
            <text:p>734791</text:p>
          </table:table-cell>
        </table:table-row>
        <table:table-row table:style-name="ro1">
          <table:table-cell/>
          <table:table-cell office:value-type="float" office:value="734365" calcext:value-type="float">
            <text:p>734365</text:p>
          </table:table-cell>
          <table:table-cell/>
          <table:table-cell office:value-type="float" office:value="735609" calcext:value-type="float">
            <text:p>735609</text:p>
          </table:table-cell>
        </table:table-row>
        <table:table-row table:style-name="ro1">
          <table:table-cell/>
          <table:table-cell office:value-type="float" office:value="737061" calcext:value-type="float">
            <text:p>737061</text:p>
          </table:table-cell>
          <table:table-cell/>
          <table:table-cell office:value-type="float" office:value="788593" calcext:value-type="float">
            <text:p>788593</text:p>
          </table:table-cell>
        </table:table-row>
        <table:table-row table:style-name="ro1">
          <table:table-cell/>
          <table:table-cell office:value-type="float" office:value="736599" calcext:value-type="float">
            <text:p>736599</text:p>
          </table:table-cell>
          <table:table-cell/>
          <table:table-cell office:value-type="float" office:value="749118" calcext:value-type="float">
            <text:p>749118</text:p>
          </table:table-cell>
        </table:table-row>
        <table:table-row table:style-name="ro1">
          <table:table-cell/>
          <table:table-cell office:value-type="float" office:value="734967" calcext:value-type="float">
            <text:p>734967</text:p>
          </table:table-cell>
          <table:table-cell/>
          <table:table-cell office:value-type="float" office:value="739890" calcext:value-type="float">
            <text:p>739890</text:p>
          </table:table-cell>
        </table:table-row>
        <table:table-row table:style-name="ro1">
          <table:table-cell/>
          <table:table-cell office:value-type="float" office:value="732453" calcext:value-type="float">
            <text:p>732453</text:p>
          </table:table-cell>
          <table:table-cell/>
          <table:table-cell office:value-type="float" office:value="748886" calcext:value-type="float">
            <text:p>748886</text:p>
          </table:table-cell>
        </table:table-row>
        <table:table-row table:style-name="ro1">
          <table:table-cell/>
          <table:table-cell office:value-type="float" office:value="730033" calcext:value-type="float">
            <text:p>730033</text:p>
          </table:table-cell>
          <table:table-cell/>
          <table:table-cell office:value-type="float" office:value="743691" calcext:value-type="float">
            <text:p>743691</text:p>
          </table:table-cell>
        </table:table-row>
        <table:table-row table:style-name="ro1">
          <table:table-cell/>
          <table:table-cell office:value-type="float" office:value="737451" calcext:value-type="float">
            <text:p>737451</text:p>
          </table:table-cell>
          <table:table-cell/>
          <table:table-cell office:value-type="float" office:value="795280" calcext:value-type="float">
            <text:p>795280</text:p>
          </table:table-cell>
        </table:table-row>
        <table:table-row table:style-name="ro1">
          <table:table-cell/>
          <table:table-cell office:value-type="float" office:value="734871" calcext:value-type="float">
            <text:p>734871</text:p>
          </table:table-cell>
          <table:table-cell/>
          <table:table-cell office:value-type="float" office:value="753564" calcext:value-type="float">
            <text:p>753564</text:p>
          </table:table-cell>
        </table:table-row>
        <table:table-row table:style-name="ro1">
          <table:table-cell/>
          <table:table-cell office:value-type="float" office:value="732509" calcext:value-type="float">
            <text:p>732509</text:p>
          </table:table-cell>
          <table:table-cell/>
          <table:table-cell office:value-type="float" office:value="746151" calcext:value-type="float">
            <text:p>746151</text:p>
          </table:table-cell>
        </table:table-row>
        <table:table-row table:style-name="ro1">
          <table:table-cell/>
          <table:table-cell office:value-type="float" office:value="734498" calcext:value-type="float">
            <text:p>734498</text:p>
          </table:table-cell>
          <table:table-cell/>
          <table:table-cell office:value-type="float" office:value="836868" calcext:value-type="float">
            <text:p>836868</text:p>
          </table:table-cell>
        </table:table-row>
        <table:table-row table:style-name="ro1">
          <table:table-cell/>
          <table:table-cell office:value-type="float" office:value="732395" calcext:value-type="float">
            <text:p>732395</text:p>
          </table:table-cell>
          <table:table-cell/>
          <table:table-cell office:value-type="float" office:value="789709" calcext:value-type="float">
            <text:p>789709</text:p>
          </table:table-cell>
        </table:table-row>
        <table:table-row table:style-name="ro1">
          <table:table-cell/>
          <table:table-cell office:value-type="float" office:value="772616" calcext:value-type="float">
            <text:p>772616</text:p>
          </table:table-cell>
          <table:table-cell/>
          <table:table-cell office:value-type="float" office:value="771834" calcext:value-type="float">
            <text:p>771834</text:p>
          </table:table-cell>
        </table:table-row>
        <table:table-row table:style-name="ro1">
          <table:table-cell/>
          <table:table-cell office:value-type="float" office:value="733653" calcext:value-type="float">
            <text:p>733653</text:p>
          </table:table-cell>
          <table:table-cell/>
          <table:table-cell office:value-type="float" office:value="786755" calcext:value-type="float">
            <text:p>786755</text:p>
          </table:table-cell>
        </table:table-row>
        <table:table-row table:style-name="ro1">
          <table:table-cell/>
          <table:table-cell office:value-type="float" office:value="731310" calcext:value-type="float">
            <text:p>731310</text:p>
          </table:table-cell>
          <table:table-cell/>
          <table:table-cell office:value-type="float" office:value="959521" calcext:value-type="float">
            <text:p>959521</text:p>
          </table:table-cell>
        </table:table-row>
        <table:table-row table:style-name="ro1">
          <table:table-cell/>
          <table:table-cell office:value-type="float" office:value="731583" calcext:value-type="float">
            <text:p>731583</text:p>
          </table:table-cell>
          <table:table-cell/>
          <table:table-cell office:value-type="float" office:value="834832" calcext:value-type="float">
            <text:p>834832</text:p>
          </table:table-cell>
        </table:table-row>
        <table:table-row table:style-name="ro1">
          <table:table-cell/>
          <table:table-cell office:value-type="float" office:value="731373" calcext:value-type="float">
            <text:p>731373</text:p>
          </table:table-cell>
          <table:table-cell/>
          <table:table-cell office:value-type="float" office:value="789042" calcext:value-type="float">
            <text:p>789042</text:p>
          </table:table-cell>
        </table:table-row>
        <table:table-row table:style-name="ro1">
          <table:table-cell/>
          <table:table-cell office:value-type="float" office:value="732582" calcext:value-type="float">
            <text:p>732582</text:p>
          </table:table-cell>
          <table:table-cell/>
          <table:table-cell office:value-type="float" office:value="990720" calcext:value-type="float">
            <text:p>990720</text:p>
          </table:table-cell>
        </table:table-row>
        <table:table-row table:style-name="ro1">
          <table:table-cell/>
          <table:table-cell office:value-type="float" office:value="733636" calcext:value-type="float">
            <text:p>733636</text:p>
          </table:table-cell>
          <table:table-cell/>
          <table:table-cell office:value-type="float" office:value="909006" calcext:value-type="float">
            <text:p>909006</text:p>
          </table:table-cell>
        </table:table-row>
        <table:table-row table:style-name="ro1">
          <table:table-cell/>
          <table:table-cell office:value-type="float" office:value="740703" calcext:value-type="float">
            <text:p>740703</text:p>
          </table:table-cell>
          <table:table-cell/>
          <table:table-cell office:value-type="float" office:value="951126" calcext:value-type="float">
            <text:p>951126</text:p>
          </table:table-cell>
        </table:table-row>
        <table:table-row table:style-name="ro1">
          <table:table-cell/>
          <table:table-cell office:value-type="float" office:value="778481" calcext:value-type="float">
            <text:p>778481</text:p>
          </table:table-cell>
          <table:table-cell/>
          <table:table-cell office:value-type="float" office:value="877340" calcext:value-type="float">
            <text:p>877340</text:p>
          </table:table-cell>
        </table:table-row>
        <table:table-row table:style-name="ro1">
          <table:table-cell/>
          <table:table-cell office:value-type="float" office:value="729965" calcext:value-type="float">
            <text:p>729965</text:p>
          </table:table-cell>
          <table:table-cell/>
          <table:table-cell office:value-type="float" office:value="864116" calcext:value-type="float">
            <text:p>864116</text:p>
          </table:table-cell>
        </table:table-row>
        <table:table-row table:style-name="ro1">
          <table:table-cell/>
          <table:table-cell office:value-type="float" office:value="731304" calcext:value-type="float">
            <text:p>731304</text:p>
          </table:table-cell>
          <table:table-cell/>
          <table:table-cell office:value-type="float" office:value="865395" calcext:value-type="float">
            <text:p>865395</text:p>
          </table:table-cell>
        </table:table-row>
        <table:table-row table:style-name="ro1">
          <table:table-cell/>
          <table:table-cell office:value-type="float" office:value="741582" calcext:value-type="float">
            <text:p>741582</text:p>
          </table:table-cell>
          <table:table-cell/>
          <table:table-cell office:value-type="float" office:value="788772" calcext:value-type="float">
            <text:p>788772</text:p>
          </table:table-cell>
        </table:table-row>
        <table:table-row table:style-name="ro1">
          <table:table-cell/>
          <table:table-cell office:value-type="float" office:value="735069" calcext:value-type="float">
            <text:p>735069</text:p>
          </table:table-cell>
          <table:table-cell/>
          <table:table-cell office:value-type="float" office:value="785952" calcext:value-type="float">
            <text:p>785952</text:p>
          </table:table-cell>
        </table:table-row>
        <table:table-row table:style-name="ro1">
          <table:table-cell/>
          <table:table-cell office:value-type="float" office:value="730804" calcext:value-type="float">
            <text:p>730804</text:p>
          </table:table-cell>
          <table:table-cell/>
          <table:table-cell office:value-type="float" office:value="822986" calcext:value-type="float">
            <text:p>822986</text:p>
          </table:table-cell>
        </table:table-row>
        <table:table-row table:style-name="ro1">
          <table:table-cell/>
          <table:table-cell office:value-type="float" office:value="737095" calcext:value-type="float">
            <text:p>737095</text:p>
          </table:table-cell>
          <table:table-cell/>
          <table:table-cell office:value-type="float" office:value="781467" calcext:value-type="float">
            <text:p>781467</text:p>
          </table:table-cell>
        </table:table-row>
        <table:table-row table:style-name="ro1">
          <table:table-cell/>
          <table:table-cell office:value-type="float" office:value="735455" calcext:value-type="float">
            <text:p>735455</text:p>
          </table:table-cell>
          <table:table-cell/>
          <table:table-cell office:value-type="float" office:value="736759" calcext:value-type="float">
            <text:p>736759</text:p>
          </table:table-cell>
        </table:table-row>
        <table:table-row table:style-name="ro1">
          <table:table-cell/>
          <table:table-cell office:value-type="float" office:value="742754" calcext:value-type="float">
            <text:p>742754</text:p>
          </table:table-cell>
          <table:table-cell/>
          <table:table-cell office:value-type="float" office:value="741196" calcext:value-type="float">
            <text:p>741196</text:p>
          </table:table-cell>
        </table:table-row>
        <table:table-row table:style-name="ro1">
          <table:table-cell/>
          <table:table-cell office:value-type="float" office:value="735025" calcext:value-type="float">
            <text:p>735025</text:p>
          </table:table-cell>
          <table:table-cell/>
          <table:table-cell office:value-type="float" office:value="748852" calcext:value-type="float">
            <text:p>748852</text:p>
          </table:table-cell>
        </table:table-row>
        <table:table-row table:style-name="ro1">
          <table:table-cell/>
          <table:table-cell office:value-type="float" office:value="737279" calcext:value-type="float">
            <text:p>737279</text:p>
          </table:table-cell>
          <table:table-cell/>
          <table:table-cell office:value-type="float" office:value="787456" calcext:value-type="float">
            <text:p>787456</text:p>
          </table:table-cell>
        </table:table-row>
        <table:table-row table:style-name="ro1">
          <table:table-cell/>
          <table:table-cell office:value-type="float" office:value="739371" calcext:value-type="float">
            <text:p>739371</text:p>
          </table:table-cell>
          <table:table-cell/>
          <table:table-cell office:value-type="float" office:value="789625" calcext:value-type="float">
            <text:p>789625</text:p>
          </table:table-cell>
        </table:table-row>
        <table:table-row table:style-name="ro1">
          <table:table-cell/>
          <table:table-cell office:value-type="float" office:value="738827" calcext:value-type="float">
            <text:p>738827</text:p>
          </table:table-cell>
          <table:table-cell/>
          <table:table-cell office:value-type="float" office:value="788333" calcext:value-type="float">
            <text:p>788333</text:p>
          </table:table-cell>
        </table:table-row>
        <table:table-row table:style-name="ro1">
          <table:table-cell/>
          <table:table-cell office:value-type="float" office:value="737527" calcext:value-type="float">
            <text:p>737527</text:p>
          </table:table-cell>
          <table:table-cell/>
          <table:table-cell office:value-type="float" office:value="788319" calcext:value-type="float">
            <text:p>788319</text:p>
          </table:table-cell>
        </table:table-row>
        <table:table-row table:style-name="ro1">
          <table:table-cell/>
          <table:table-cell office:value-type="float" office:value="796188" calcext:value-type="float">
            <text:p>796188</text:p>
          </table:table-cell>
          <table:table-cell/>
          <table:table-cell office:value-type="float" office:value="822475" calcext:value-type="float">
            <text:p>822475</text:p>
          </table:table-cell>
        </table:table-row>
        <table:table-row table:style-name="ro1">
          <table:table-cell/>
          <table:table-cell office:value-type="float" office:value="745202" calcext:value-type="float">
            <text:p>745202</text:p>
          </table:table-cell>
          <table:table-cell/>
          <table:table-cell office:value-type="float" office:value="791870" calcext:value-type="float">
            <text:p>791870</text:p>
          </table:table-cell>
        </table:table-row>
        <table:table-row table:style-name="ro1">
          <table:table-cell/>
          <table:table-cell office:value-type="float" office:value="733228" calcext:value-type="float">
            <text:p>733228</text:p>
          </table:table-cell>
          <table:table-cell/>
          <table:table-cell office:value-type="float" office:value="776568" calcext:value-type="float">
            <text:p>776568</text:p>
          </table:table-cell>
        </table:table-row>
        <table:table-row table:style-name="ro1">
          <table:table-cell/>
          <table:table-cell office:value-type="float" office:value="790505" calcext:value-type="float">
            <text:p>790505</text:p>
          </table:table-cell>
          <table:table-cell/>
          <table:table-cell office:value-type="float" office:value="739375" calcext:value-type="float">
            <text:p>739375</text:p>
          </table:table-cell>
        </table:table-row>
        <table:table-row table:style-name="ro1">
          <table:table-cell/>
          <table:table-cell office:value-type="float" office:value="735759" calcext:value-type="float">
            <text:p>735759</text:p>
          </table:table-cell>
          <table:table-cell/>
          <table:table-cell office:value-type="float" office:value="735434" calcext:value-type="float">
            <text:p>735434</text:p>
          </table:table-cell>
        </table:table-row>
        <table:table-row table:style-name="ro1">
          <table:table-cell/>
          <table:table-cell office:value-type="float" office:value="731824" calcext:value-type="float">
            <text:p>731824</text:p>
          </table:table-cell>
          <table:table-cell/>
          <table:table-cell office:value-type="float" office:value="776081" calcext:value-type="float">
            <text:p>776081</text:p>
          </table:table-cell>
        </table:table-row>
        <table:table-row table:style-name="ro1">
          <table:table-cell/>
          <table:table-cell office:value-type="float" office:value="738840" calcext:value-type="float">
            <text:p>738840</text:p>
          </table:table-cell>
          <table:table-cell/>
          <table:table-cell office:value-type="float" office:value="742194" calcext:value-type="float">
            <text:p>742194</text:p>
          </table:table-cell>
        </table:table-row>
        <table:table-row table:style-name="ro1">
          <table:table-cell/>
          <table:table-cell office:value-type="float" office:value="776053" calcext:value-type="float">
            <text:p>776053</text:p>
          </table:table-cell>
          <table:table-cell/>
          <table:table-cell office:value-type="float" office:value="806917" calcext:value-type="float">
            <text:p>806917</text:p>
          </table:table-cell>
        </table:table-row>
        <table:table-row table:style-name="ro1">
          <table:table-cell/>
          <table:table-cell office:value-type="float" office:value="790055" calcext:value-type="float">
            <text:p>790055</text:p>
          </table:table-cell>
          <table:table-cell/>
          <table:table-cell office:value-type="float" office:value="807897" calcext:value-type="float">
            <text:p>807897</text:p>
          </table:table-cell>
        </table:table-row>
        <table:table-row table:style-name="ro1">
          <table:table-cell/>
          <table:table-cell office:value-type="float" office:value="795797" calcext:value-type="float">
            <text:p>795797</text:p>
          </table:table-cell>
          <table:table-cell/>
          <table:table-cell office:value-type="float" office:value="792280" calcext:value-type="float">
            <text:p>792280</text:p>
          </table:table-cell>
        </table:table-row>
        <table:table-row table:style-name="ro1">
          <table:table-cell/>
          <table:table-cell office:value-type="float" office:value="781411" calcext:value-type="float">
            <text:p>781411</text:p>
          </table:table-cell>
          <table:table-cell/>
          <table:table-cell office:value-type="float" office:value="788491" calcext:value-type="float">
            <text:p>788491</text:p>
          </table:table-cell>
        </table:table-row>
        <table:table-row table:style-name="ro1">
          <table:table-cell/>
          <table:table-cell office:value-type="float" office:value="783406" calcext:value-type="float">
            <text:p>783406</text:p>
          </table:table-cell>
          <table:table-cell/>
          <table:table-cell office:value-type="float" office:value="839752" calcext:value-type="float">
            <text:p>839752</text:p>
          </table:table-cell>
        </table:table-row>
        <table:table-row table:style-name="ro1">
          <table:table-cell/>
          <table:table-cell office:value-type="float" office:value="825826" calcext:value-type="float">
            <text:p>825826</text:p>
          </table:table-cell>
          <table:table-cell/>
          <table:table-cell office:value-type="float" office:value="1035010" calcext:value-type="float">
            <text:p>1035010</text:p>
          </table:table-cell>
        </table:table-row>
        <table:table-row table:style-name="ro1">
          <table:table-cell/>
          <table:table-cell office:value-type="float" office:value="736662" calcext:value-type="float">
            <text:p>736662</text:p>
          </table:table-cell>
          <table:table-cell/>
          <table:table-cell office:value-type="float" office:value="1253614" calcext:value-type="float">
            <text:p>1253614</text:p>
          </table:table-cell>
        </table:table-row>
        <table:table-row table:style-name="ro1">
          <table:table-cell/>
          <table:table-cell office:value-type="float" office:value="779463" calcext:value-type="float">
            <text:p>779463</text:p>
          </table:table-cell>
          <table:table-cell/>
          <table:table-cell office:value-type="float" office:value="1326161" calcext:value-type="float">
            <text:p>1326161</text:p>
          </table:table-cell>
        </table:table-row>
        <table:table-row table:style-name="ro1">
          <table:table-cell/>
          <table:table-cell office:value-type="float" office:value="757670" calcext:value-type="float">
            <text:p>757670</text:p>
          </table:table-cell>
          <table:table-cell/>
          <table:table-cell office:value-type="float" office:value="1058307" calcext:value-type="float">
            <text:p>1058307</text:p>
          </table:table-cell>
        </table:table-row>
        <table:table-row table:style-name="ro1">
          <table:table-cell/>
          <table:table-cell office:value-type="float" office:value="747809" calcext:value-type="float">
            <text:p>747809</text:p>
          </table:table-cell>
          <table:table-cell/>
          <table:table-cell office:value-type="float" office:value="875274" calcext:value-type="float">
            <text:p>875274</text:p>
          </table:table-cell>
        </table:table-row>
        <table:table-row table:style-name="ro1">
          <table:table-cell/>
          <table:table-cell office:value-type="float" office:value="751417" calcext:value-type="float">
            <text:p>751417</text:p>
          </table:table-cell>
          <table:table-cell/>
          <table:table-cell office:value-type="float" office:value="918531" calcext:value-type="float">
            <text:p>918531</text:p>
          </table:table-cell>
        </table:table-row>
        <table:table-row table:style-name="ro1">
          <table:table-cell/>
          <table:table-cell office:value-type="float" office:value="787386" calcext:value-type="float">
            <text:p>787386</text:p>
          </table:table-cell>
          <table:table-cell/>
          <table:table-cell office:value-type="float" office:value="872850" calcext:value-type="float">
            <text:p>872850</text:p>
          </table:table-cell>
        </table:table-row>
        <table:table-row table:style-name="ro1">
          <table:table-cell/>
          <table:table-cell office:value-type="float" office:value="786518" calcext:value-type="float">
            <text:p>786518</text:p>
          </table:table-cell>
          <table:table-cell/>
          <table:table-cell office:value-type="float" office:value="861050" calcext:value-type="float">
            <text:p>861050</text:p>
          </table:table-cell>
        </table:table-row>
        <table:table-row table:style-name="ro1">
          <table:table-cell/>
          <table:table-cell office:value-type="float" office:value="786201" calcext:value-type="float">
            <text:p>786201</text:p>
          </table:table-cell>
          <table:table-cell/>
          <table:table-cell office:value-type="float" office:value="788516" calcext:value-type="float">
            <text:p>788516</text:p>
          </table:table-cell>
        </table:table-row>
        <table:table-row table:style-name="ro1">
          <table:table-cell/>
          <table:table-cell office:value-type="float" office:value="783106" calcext:value-type="float">
            <text:p>783106</text:p>
          </table:table-cell>
          <table:table-cell/>
          <table:table-cell office:value-type="float" office:value="842789" calcext:value-type="float">
            <text:p>842789</text:p>
          </table:table-cell>
        </table:table-row>
        <table:table-row table:style-name="ro1">
          <table:table-cell/>
          <table:table-cell office:value-type="float" office:value="816671" calcext:value-type="float">
            <text:p>816671</text:p>
          </table:table-cell>
          <table:table-cell/>
          <table:table-cell office:value-type="float" office:value="784566" calcext:value-type="float">
            <text:p>784566</text:p>
          </table:table-cell>
        </table:table-row>
        <table:table-row table:style-name="ro1">
          <table:table-cell/>
          <table:table-cell office:value-type="float" office:value="734891" calcext:value-type="float">
            <text:p>734891</text:p>
          </table:table-cell>
          <table:table-cell/>
          <table:table-cell office:value-type="float" office:value="793746" calcext:value-type="float">
            <text:p>793746</text:p>
          </table:table-cell>
        </table:table-row>
        <table:table-row table:style-name="ro1">
          <table:table-cell/>
          <table:table-cell office:value-type="float" office:value="795626" calcext:value-type="float">
            <text:p>795626</text:p>
          </table:table-cell>
          <table:table-cell/>
          <table:table-cell office:value-type="float" office:value="830446" calcext:value-type="float">
            <text:p>830446</text:p>
          </table:table-cell>
        </table:table-row>
        <table:table-row table:style-name="ro1">
          <table:table-cell/>
          <table:table-cell office:value-type="float" office:value="778654" calcext:value-type="float">
            <text:p>778654</text:p>
          </table:table-cell>
          <table:table-cell/>
          <table:table-cell office:value-type="float" office:value="935453" calcext:value-type="float">
            <text:p>935453</text:p>
          </table:table-cell>
        </table:table-row>
        <table:table-row table:style-name="ro1">
          <table:table-cell/>
          <table:table-cell office:value-type="float" office:value="733670" calcext:value-type="float">
            <text:p>733670</text:p>
          </table:table-cell>
          <table:table-cell/>
          <table:table-cell office:value-type="float" office:value="871652" calcext:value-type="float">
            <text:p>871652</text:p>
          </table:table-cell>
        </table:table-row>
        <table:table-row table:style-name="ro1">
          <table:table-cell/>
          <table:table-cell office:value-type="float" office:value="751872" calcext:value-type="float">
            <text:p>751872</text:p>
          </table:table-cell>
          <table:table-cell/>
          <table:table-cell office:value-type="float" office:value="942425" calcext:value-type="float">
            <text:p>942425</text:p>
          </table:table-cell>
        </table:table-row>
        <table:table-row table:style-name="ro1">
          <table:table-cell/>
          <table:table-cell office:value-type="float" office:value="832784" calcext:value-type="float">
            <text:p>832784</text:p>
          </table:table-cell>
          <table:table-cell/>
          <table:table-cell office:value-type="float" office:value="864533" calcext:value-type="float">
            <text:p>864533</text:p>
          </table:table-cell>
        </table:table-row>
        <table:table-row table:style-name="ro1">
          <table:table-cell/>
          <table:table-cell office:value-type="float" office:value="785830" calcext:value-type="float">
            <text:p>785830</text:p>
          </table:table-cell>
          <table:table-cell/>
          <table:table-cell office:value-type="float" office:value="828243" calcext:value-type="float">
            <text:p>828243</text:p>
          </table:table-cell>
        </table:table-row>
        <table:table-row table:style-name="ro1">
          <table:table-cell/>
          <table:table-cell office:value-type="float" office:value="785153" calcext:value-type="float">
            <text:p>785153</text:p>
          </table:table-cell>
          <table:table-cell/>
          <table:table-cell office:value-type="float" office:value="842834" calcext:value-type="float">
            <text:p>842834</text:p>
          </table:table-cell>
        </table:table-row>
        <table:table-row table:style-name="ro1">
          <table:table-cell/>
          <table:table-cell office:value-type="float" office:value="834189" calcext:value-type="float">
            <text:p>834189</text:p>
          </table:table-cell>
          <table:table-cell/>
          <table:table-cell office:value-type="float" office:value="786132" calcext:value-type="float">
            <text:p>786132</text:p>
          </table:table-cell>
        </table:table-row>
        <table:table-row table:style-name="ro1">
          <table:table-cell/>
          <table:table-cell office:value-type="float" office:value="808869" calcext:value-type="float">
            <text:p>808869</text:p>
          </table:table-cell>
          <table:table-cell/>
          <table:table-cell office:value-type="float" office:value="823357" calcext:value-type="float">
            <text:p>823357</text:p>
          </table:table-cell>
        </table:table-row>
        <table:table-row table:style-name="ro1">
          <table:table-cell/>
          <table:table-cell office:value-type="float" office:value="735848" calcext:value-type="float">
            <text:p>735848</text:p>
          </table:table-cell>
          <table:table-cell/>
          <table:table-cell office:value-type="float" office:value="848979" calcext:value-type="float">
            <text:p>848979</text:p>
          </table:table-cell>
        </table:table-row>
        <table:table-row table:style-name="ro1">
          <table:table-cell/>
          <table:table-cell office:value-type="float" office:value="734904" calcext:value-type="float">
            <text:p>734904</text:p>
          </table:table-cell>
          <table:table-cell/>
          <table:table-cell office:value-type="float" office:value="872593" calcext:value-type="float">
            <text:p>872593</text:p>
          </table:table-cell>
        </table:table-row>
        <table:table-row table:style-name="ro1">
          <table:table-cell/>
          <table:table-cell office:value-type="float" office:value="735982" calcext:value-type="float">
            <text:p>735982</text:p>
          </table:table-cell>
          <table:table-cell/>
          <table:table-cell office:value-type="float" office:value="932198" calcext:value-type="float">
            <text:p>932198</text:p>
          </table:table-cell>
        </table:table-row>
        <table:table-row table:style-name="ro1">
          <table:table-cell/>
          <table:table-cell office:value-type="float" office:value="733653" calcext:value-type="float">
            <text:p>733653</text:p>
          </table:table-cell>
          <table:table-cell/>
          <table:table-cell office:value-type="float" office:value="877354" calcext:value-type="float">
            <text:p>877354</text:p>
          </table:table-cell>
        </table:table-row>
        <table:table-row table:style-name="ro1">
          <table:table-cell/>
          <table:table-cell office:value-type="float" office:value="761913" calcext:value-type="float">
            <text:p>761913</text:p>
          </table:table-cell>
          <table:table-cell/>
          <table:table-cell office:value-type="float" office:value="891279" calcext:value-type="float">
            <text:p>891279</text:p>
          </table:table-cell>
        </table:table-row>
        <table:table-row table:style-name="ro1">
          <table:table-cell/>
          <table:table-cell office:value-type="float" office:value="835593" calcext:value-type="float">
            <text:p>835593</text:p>
          </table:table-cell>
          <table:table-cell/>
          <table:table-cell office:value-type="float" office:value="795599" calcext:value-type="float">
            <text:p>795599</text:p>
          </table:table-cell>
        </table:table-row>
        <table:table-row table:style-name="ro1">
          <table:table-cell/>
          <table:table-cell office:value-type="float" office:value="832035" calcext:value-type="float">
            <text:p>832035</text:p>
          </table:table-cell>
          <table:table-cell/>
          <table:table-cell office:value-type="float" office:value="793597" calcext:value-type="float">
            <text:p>793597</text:p>
          </table:table-cell>
        </table:table-row>
        <table:table-row table:style-name="ro1">
          <table:table-cell/>
          <table:table-cell office:value-type="float" office:value="783481" calcext:value-type="float">
            <text:p>783481</text:p>
          </table:table-cell>
          <table:table-cell/>
          <table:table-cell office:value-type="float" office:value="790753" calcext:value-type="float">
            <text:p>790753</text:p>
          </table:table-cell>
        </table:table-row>
        <table:table-row table:style-name="ro1">
          <table:table-cell/>
          <table:table-cell office:value-type="float" office:value="783043" calcext:value-type="float">
            <text:p>783043</text:p>
          </table:table-cell>
          <table:table-cell/>
          <table:table-cell office:value-type="float" office:value="784671" calcext:value-type="float">
            <text:p>784671</text:p>
          </table:table-cell>
        </table:table-row>
        <table:table-row table:style-name="ro1">
          <table:table-cell/>
          <table:table-cell office:value-type="float" office:value="1118730" calcext:value-type="float">
            <text:p>1118730</text:p>
          </table:table-cell>
          <table:table-cell/>
          <table:table-cell office:value-type="float" office:value="895332" calcext:value-type="float">
            <text:p>895332</text:p>
          </table:table-cell>
        </table:table-row>
        <table:table-row table:style-name="ro1">
          <table:table-cell/>
          <table:table-cell office:value-type="float" office:value="1258193" calcext:value-type="float">
            <text:p>1258193</text:p>
          </table:table-cell>
          <table:table-cell/>
          <table:table-cell office:value-type="float" office:value="941878" calcext:value-type="float">
            <text:p>941878</text:p>
          </table:table-cell>
        </table:table-row>
        <table:table-row table:style-name="ro1">
          <table:table-cell/>
          <table:table-cell office:value-type="float" office:value="1253539" calcext:value-type="float">
            <text:p>1253539</text:p>
          </table:table-cell>
          <table:table-cell/>
          <table:table-cell office:value-type="float" office:value="873001" calcext:value-type="float">
            <text:p>873001</text:p>
          </table:table-cell>
        </table:table-row>
        <table:table-row table:style-name="ro1">
          <table:table-cell/>
          <table:table-cell office:value-type="float" office:value="1007718" calcext:value-type="float">
            <text:p>1007718</text:p>
          </table:table-cell>
          <table:table-cell/>
          <table:table-cell office:value-type="float" office:value="940562" calcext:value-type="float">
            <text:p>940562</text:p>
          </table:table-cell>
        </table:table-row>
        <table:table-row table:style-name="ro1">
          <table:table-cell/>
          <table:table-cell office:value-type="float" office:value="870004" calcext:value-type="float">
            <text:p>870004</text:p>
          </table:table-cell>
          <table:table-cell/>
          <table:table-cell office:value-type="float" office:value="877571" calcext:value-type="float">
            <text:p>877571</text:p>
          </table:table-cell>
        </table:table-row>
        <table:table-row table:style-name="ro1">
          <table:table-cell/>
          <table:table-cell office:value-type="float" office:value="867651" calcext:value-type="float">
            <text:p>867651</text:p>
          </table:table-cell>
          <table:table-cell/>
          <table:table-cell office:value-type="float" office:value="802955" calcext:value-type="float">
            <text:p>802955</text:p>
          </table:table-cell>
        </table:table-row>
        <table:table-row table:style-name="ro1">
          <table:table-cell/>
          <table:table-cell office:value-type="float" office:value="915106" calcext:value-type="float">
            <text:p>915106</text:p>
          </table:table-cell>
          <table:table-cell/>
          <table:table-cell office:value-type="float" office:value="844095" calcext:value-type="float">
            <text:p>844095</text:p>
          </table:table-cell>
        </table:table-row>
        <table:table-row table:style-name="ro1">
          <table:table-cell/>
          <table:table-cell office:value-type="float" office:value="840621" calcext:value-type="float">
            <text:p>840621</text:p>
          </table:table-cell>
          <table:table-cell/>
          <table:table-cell office:value-type="float" office:value="837865" calcext:value-type="float">
            <text:p>837865</text:p>
          </table:table-cell>
        </table:table-row>
        <table:table-row table:style-name="ro1">
          <table:table-cell/>
          <table:table-cell office:value-type="float" office:value="783156" calcext:value-type="float">
            <text:p>783156</text:p>
          </table:table-cell>
          <table:table-cell/>
          <table:table-cell office:value-type="float" office:value="806585" calcext:value-type="float">
            <text:p>806585</text:p>
          </table:table-cell>
        </table:table-row>
        <table:table-row table:style-name="ro1">
          <table:table-cell/>
          <table:table-cell office:value-type="float" office:value="819658" calcext:value-type="float">
            <text:p>819658</text:p>
          </table:table-cell>
          <table:table-cell/>
          <table:table-cell office:value-type="float" office:value="776367" calcext:value-type="float">
            <text:p>776367</text:p>
          </table:table-cell>
        </table:table-row>
        <table:table-row table:style-name="ro1">
          <table:table-cell/>
          <table:table-cell office:value-type="float" office:value="776972" calcext:value-type="float">
            <text:p>776972</text:p>
          </table:table-cell>
          <table:table-cell/>
          <table:table-cell office:value-type="float" office:value="790498" calcext:value-type="float">
            <text:p>790498</text:p>
          </table:table-cell>
        </table:table-row>
        <table:table-row table:style-name="ro1">
          <table:table-cell/>
          <table:table-cell office:value-type="float" office:value="824279" calcext:value-type="float">
            <text:p>824279</text:p>
          </table:table-cell>
          <table:table-cell/>
          <table:table-cell office:value-type="float" office:value="741393" calcext:value-type="float">
            <text:p>741393</text:p>
          </table:table-cell>
        </table:table-row>
        <table:table-row table:style-name="ro1">
          <table:table-cell/>
          <table:table-cell office:value-type="float" office:value="831485" calcext:value-type="float">
            <text:p>831485</text:p>
          </table:table-cell>
          <table:table-cell/>
          <table:table-cell office:value-type="float" office:value="793803" calcext:value-type="float">
            <text:p>793803</text:p>
          </table:table-cell>
        </table:table-row>
        <table:table-row table:style-name="ro1">
          <table:table-cell/>
          <table:table-cell office:value-type="float" office:value="869243" calcext:value-type="float">
            <text:p>869243</text:p>
          </table:table-cell>
          <table:table-cell/>
          <table:table-cell office:value-type="float" office:value="771760" calcext:value-type="float">
            <text:p>771760</text:p>
          </table:table-cell>
        </table:table-row>
        <table:table-row table:style-name="ro1">
          <table:table-cell/>
          <table:table-cell office:value-type="float" office:value="865113" calcext:value-type="float">
            <text:p>865113</text:p>
          </table:table-cell>
          <table:table-cell/>
          <table:table-cell office:value-type="float" office:value="851946" calcext:value-type="float">
            <text:p>851946</text:p>
          </table:table-cell>
        </table:table-row>
        <table:table-row table:style-name="ro1">
          <table:table-cell/>
          <table:table-cell office:value-type="float" office:value="925901" calcext:value-type="float">
            <text:p>925901</text:p>
          </table:table-cell>
          <table:table-cell/>
          <table:table-cell office:value-type="float" office:value="836943" calcext:value-type="float">
            <text:p>836943</text:p>
          </table:table-cell>
        </table:table-row>
        <table:table-row table:style-name="ro1">
          <table:table-cell/>
          <table:table-cell office:value-type="float" office:value="843318" calcext:value-type="float">
            <text:p>843318</text:p>
          </table:table-cell>
          <table:table-cell/>
          <table:table-cell office:value-type="float" office:value="793917" calcext:value-type="float">
            <text:p>793917</text:p>
          </table:table-cell>
        </table:table-row>
        <table:table-row table:style-name="ro1">
          <table:table-cell/>
          <table:table-cell office:value-type="float" office:value="832883" calcext:value-type="float">
            <text:p>832883</text:p>
          </table:table-cell>
          <table:table-cell/>
          <table:table-cell office:value-type="float" office:value="787108" calcext:value-type="float">
            <text:p>787108</text:p>
          </table:table-cell>
        </table:table-row>
        <table:table-row table:style-name="ro1">
          <table:table-cell/>
          <table:table-cell office:value-type="float" office:value="781548" calcext:value-type="float">
            <text:p>781548</text:p>
          </table:table-cell>
          <table:table-cell/>
          <table:table-cell office:value-type="float" office:value="905332" calcext:value-type="float">
            <text:p>905332</text:p>
          </table:table-cell>
        </table:table-row>
        <table:table-row table:style-name="ro1">
          <table:table-cell/>
          <table:table-cell office:value-type="float" office:value="819273" calcext:value-type="float">
            <text:p>819273</text:p>
          </table:table-cell>
          <table:table-cell/>
          <table:table-cell office:value-type="float" office:value="1249495" calcext:value-type="float">
            <text:p>1249495</text:p>
          </table:table-cell>
        </table:table-row>
        <table:table-row table:style-name="ro1">
          <table:table-cell/>
          <table:table-cell office:value-type="float" office:value="787576" calcext:value-type="float">
            <text:p>787576</text:p>
          </table:table-cell>
          <table:table-cell/>
          <table:table-cell office:value-type="float" office:value="1267410" calcext:value-type="float">
            <text:p>1267410</text:p>
          </table:table-cell>
        </table:table-row>
        <table:table-row table:style-name="ro1">
          <table:table-cell/>
          <table:table-cell office:value-type="float" office:value="830499" calcext:value-type="float">
            <text:p>830499</text:p>
          </table:table-cell>
          <table:table-cell/>
          <table:table-cell office:value-type="float" office:value="1181907" calcext:value-type="float">
            <text:p>1181907</text:p>
          </table:table-cell>
        </table:table-row>
        <table:table-row table:style-name="ro1">
          <table:table-cell/>
          <table:table-cell office:value-type="float" office:value="872045" calcext:value-type="float">
            <text:p>872045</text:p>
          </table:table-cell>
          <table:table-cell/>
          <table:table-cell office:value-type="float" office:value="938729" calcext:value-type="float">
            <text:p>938729</text:p>
          </table:table-cell>
        </table:table-row>
        <table:table-row table:style-name="ro1">
          <table:table-cell/>
          <table:table-cell office:value-type="float" office:value="870767" calcext:value-type="float">
            <text:p>870767</text:p>
          </table:table-cell>
          <table:table-cell/>
          <table:table-cell office:value-type="float" office:value="884879" calcext:value-type="float">
            <text:p>884879</text:p>
          </table:table-cell>
        </table:table-row>
        <table:table-row table:style-name="ro1">
          <table:table-cell/>
          <table:table-cell office:value-type="float" office:value="872585" calcext:value-type="float">
            <text:p>872585</text:p>
          </table:table-cell>
          <table:table-cell/>
          <table:table-cell office:value-type="float" office:value="950201" calcext:value-type="float">
            <text:p>950201</text:p>
          </table:table-cell>
        </table:table-row>
        <table:table-row table:style-name="ro1">
          <table:table-cell/>
          <table:table-cell office:value-type="float" office:value="921675" calcext:value-type="float">
            <text:p>921675</text:p>
          </table:table-cell>
          <table:table-cell/>
          <table:table-cell office:value-type="float" office:value="871151" calcext:value-type="float">
            <text:p>871151</text:p>
          </table:table-cell>
        </table:table-row>
        <table:table-row table:style-name="ro1">
          <table:table-cell/>
          <table:table-cell office:value-type="float" office:value="785183" calcext:value-type="float">
            <text:p>785183</text:p>
          </table:table-cell>
          <table:table-cell/>
          <table:table-cell office:value-type="float" office:value="781424" calcext:value-type="float">
            <text:p>781424</text:p>
          </table:table-cell>
        </table:table-row>
        <table:table-row table:style-name="ro1">
          <table:table-cell/>
          <table:table-cell office:value-type="float" office:value="783293" calcext:value-type="float">
            <text:p>783293</text:p>
          </table:table-cell>
          <table:table-cell/>
          <table:table-cell office:value-type="float" office:value="834762" calcext:value-type="float">
            <text:p>834762</text:p>
          </table:table-cell>
        </table:table-row>
        <table:table-row table:style-name="ro1">
          <table:table-cell/>
          <table:table-cell office:value-type="float" office:value="788650" calcext:value-type="float">
            <text:p>788650</text:p>
          </table:table-cell>
          <table:table-cell/>
          <table:table-cell office:value-type="float" office:value="785439" calcext:value-type="float">
            <text:p>785439</text:p>
          </table:table-cell>
        </table:table-row>
        <table:table-row table:style-name="ro1">
          <table:table-cell/>
          <table:table-cell office:value-type="float" office:value="788841" calcext:value-type="float">
            <text:p>788841</text:p>
          </table:table-cell>
          <table:table-cell/>
          <table:table-cell office:value-type="float" office:value="834468" calcext:value-type="float">
            <text:p>834468</text:p>
          </table:table-cell>
        </table:table-row>
        <table:table-row table:style-name="ro1">
          <table:table-cell/>
          <table:table-cell office:value-type="float" office:value="818113" calcext:value-type="float">
            <text:p>818113</text:p>
          </table:table-cell>
          <table:table-cell/>
          <table:table-cell office:value-type="float" office:value="831595" calcext:value-type="float">
            <text:p>831595</text:p>
          </table:table-cell>
        </table:table-row>
        <table:table-row table:style-name="ro1">
          <table:table-cell/>
          <table:table-cell office:value-type="float" office:value="872704" calcext:value-type="float">
            <text:p>872704</text:p>
          </table:table-cell>
          <table:table-cell/>
          <table:table-cell office:value-type="float" office:value="872175" calcext:value-type="float">
            <text:p>872175</text:p>
          </table:table-cell>
        </table:table-row>
        <table:table-row table:style-name="ro1">
          <table:table-cell/>
          <table:table-cell office:value-type="float" office:value="936996" calcext:value-type="float">
            <text:p>936996</text:p>
          </table:table-cell>
          <table:table-cell/>
          <table:table-cell office:value-type="float" office:value="936162" calcext:value-type="float">
            <text:p>936162</text:p>
          </table:table-cell>
        </table:table-row>
        <table:table-row table:style-name="ro1">
          <table:table-cell/>
          <table:table-cell office:value-type="float" office:value="873004" calcext:value-type="float">
            <text:p>873004</text:p>
          </table:table-cell>
          <table:table-cell/>
          <table:table-cell office:value-type="float" office:value="876508" calcext:value-type="float">
            <text:p>876508</text:p>
          </table:table-cell>
        </table:table-row>
        <table:table-row table:style-name="ro1">
          <table:table-cell/>
          <table:table-cell office:value-type="float" office:value="912585" calcext:value-type="float">
            <text:p>912585</text:p>
          </table:table-cell>
          <table:table-cell/>
          <table:table-cell office:value-type="float" office:value="868679" calcext:value-type="float">
            <text:p>868679</text:p>
          </table:table-cell>
        </table:table-row>
        <table:table-row table:style-name="ro1">
          <table:table-cell/>
          <table:table-cell office:value-type="float" office:value="790063" calcext:value-type="float">
            <text:p>790063</text:p>
          </table:table-cell>
          <table:table-cell/>
          <table:table-cell office:value-type="float" office:value="839338" calcext:value-type="float">
            <text:p>839338</text:p>
          </table:table-cell>
        </table:table-row>
        <table:table-row table:style-name="ro1">
          <table:table-cell/>
          <table:table-cell office:value-type="float" office:value="787299" calcext:value-type="float">
            <text:p>787299</text:p>
          </table:table-cell>
          <table:table-cell/>
          <table:table-cell office:value-type="float" office:value="790803" calcext:value-type="float">
            <text:p>790803</text:p>
          </table:table-cell>
        </table:table-row>
        <table:table-row table:style-name="ro1">
          <table:table-cell/>
          <table:table-cell office:value-type="float" office:value="785190" calcext:value-type="float">
            <text:p>785190</text:p>
          </table:table-cell>
          <table:table-cell/>
          <table:table-cell office:value-type="float" office:value="845459" calcext:value-type="float">
            <text:p>845459</text:p>
          </table:table-cell>
        </table:table-row>
        <table:table-row table:style-name="ro1">
          <table:table-cell/>
          <table:table-cell office:value-type="float" office:value="784402" calcext:value-type="float">
            <text:p>784402</text:p>
          </table:table-cell>
          <table:table-cell/>
          <table:table-cell office:value-type="float" office:value="784361" calcext:value-type="float">
            <text:p>784361</text:p>
          </table:table-cell>
        </table:table-row>
        <table:table-row table:style-name="ro1">
          <table:table-cell/>
          <table:table-cell office:value-type="float" office:value="770498" calcext:value-type="float">
            <text:p>770498</text:p>
          </table:table-cell>
          <table:table-cell/>
          <table:table-cell office:value-type="float" office:value="870910" calcext:value-type="float">
            <text:p>870910</text:p>
          </table:table-cell>
        </table:table-row>
        <table:table-row table:style-name="ro1">
          <table:table-cell/>
          <table:table-cell office:value-type="float" office:value="787389" calcext:value-type="float">
            <text:p>787389</text:p>
          </table:table-cell>
          <table:table-cell/>
          <table:table-cell office:value-type="float" office:value="875955" calcext:value-type="float">
            <text:p>875955</text:p>
          </table:table-cell>
        </table:table-row>
        <table:table-row table:style-name="ro1">
          <table:table-cell/>
          <table:table-cell office:value-type="float" office:value="783096" calcext:value-type="float">
            <text:p>783096</text:p>
          </table:table-cell>
          <table:table-cell/>
          <table:table-cell office:value-type="float" office:value="897394" calcext:value-type="float">
            <text:p>897394</text:p>
          </table:table-cell>
        </table:table-row>
        <table:table-row table:style-name="ro1">
          <table:table-cell/>
          <table:table-cell office:value-type="float" office:value="740809" calcext:value-type="float">
            <text:p>740809</text:p>
          </table:table-cell>
          <table:table-cell/>
          <table:table-cell office:value-type="float" office:value="882005" calcext:value-type="float">
            <text:p>882005</text:p>
          </table:table-cell>
        </table:table-row>
        <table:table-row table:style-name="ro1">
          <table:table-cell/>
          <table:table-cell office:value-type="float" office:value="740592" calcext:value-type="float">
            <text:p>740592</text:p>
          </table:table-cell>
          <table:table-cell/>
          <table:table-cell office:value-type="float" office:value="868861" calcext:value-type="float">
            <text:p>868861</text:p>
          </table:table-cell>
        </table:table-row>
        <table:table-row table:style-name="ro1">
          <table:table-cell/>
          <table:table-cell office:value-type="float" office:value="810856" calcext:value-type="float">
            <text:p>810856</text:p>
          </table:table-cell>
          <table:table-cell/>
          <table:table-cell office:value-type="float" office:value="838780" calcext:value-type="float">
            <text:p>838780</text:p>
          </table:table-cell>
        </table:table-row>
        <table:table-row table:style-name="ro1">
          <table:table-cell/>
          <table:table-cell office:value-type="float" office:value="787225" calcext:value-type="float">
            <text:p>787225</text:p>
          </table:table-cell>
          <table:table-cell/>
          <table:table-cell office:value-type="float" office:value="792334" calcext:value-type="float">
            <text:p>792334</text:p>
          </table:table-cell>
        </table:table-row>
        <table:table-row table:style-name="ro1">
          <table:table-cell/>
          <table:table-cell office:value-type="float" office:value="785408" calcext:value-type="float">
            <text:p>785408</text:p>
          </table:table-cell>
          <table:table-cell/>
          <table:table-cell office:value-type="float" office:value="829324" calcext:value-type="float">
            <text:p>829324</text:p>
          </table:table-cell>
        </table:table-row>
        <table:table-row table:style-name="ro1">
          <table:table-cell/>
          <table:table-cell office:value-type="float" office:value="783351" calcext:value-type="float">
            <text:p>783351</text:p>
          </table:table-cell>
          <table:table-cell/>
          <table:table-cell office:value-type="float" office:value="821518" calcext:value-type="float">
            <text:p>821518</text:p>
          </table:table-cell>
        </table:table-row>
        <table:table-row table:style-name="ro1">
          <table:table-cell/>
          <table:table-cell office:value-type="float" office:value="828245" calcext:value-type="float">
            <text:p>828245</text:p>
          </table:table-cell>
          <table:table-cell/>
          <table:table-cell office:value-type="float" office:value="869274" calcext:value-type="float">
            <text:p>869274</text:p>
          </table:table-cell>
        </table:table-row>
        <table:table-row table:style-name="ro1">
          <table:table-cell/>
          <table:table-cell office:value-type="float" office:value="1064086" calcext:value-type="float">
            <text:p>1064086</text:p>
          </table:table-cell>
          <table:table-cell/>
          <table:table-cell office:value-type="float" office:value="931864" calcext:value-type="float">
            <text:p>931864</text:p>
          </table:table-cell>
        </table:table-row>
        <table:table-row table:style-name="ro1">
          <table:table-cell/>
          <table:table-cell office:value-type="float" office:value="1257115" calcext:value-type="float">
            <text:p>1257115</text:p>
          </table:table-cell>
          <table:table-cell/>
          <table:table-cell office:value-type="float" office:value="906843" calcext:value-type="float">
            <text:p>906843</text:p>
          </table:table-cell>
        </table:table-row>
        <table:table-row table:style-name="ro1">
          <table:table-cell/>
          <table:table-cell office:value-type="float" office:value="1240150" calcext:value-type="float">
            <text:p>1240150</text:p>
          </table:table-cell>
          <table:table-cell/>
          <table:table-cell office:value-type="float" office:value="872548" calcext:value-type="float">
            <text:p>872548</text:p>
          </table:table-cell>
        </table:table-row>
        <table:table-row table:style-name="ro1">
          <table:table-cell/>
          <table:table-cell office:value-type="float" office:value="1049758" calcext:value-type="float">
            <text:p>1049758</text:p>
          </table:table-cell>
          <table:table-cell/>
          <table:table-cell office:value-type="float" office:value="866168" calcext:value-type="float">
            <text:p>866168</text:p>
          </table:table-cell>
        </table:table-row>
        <table:table-row table:style-name="ro1">
          <table:table-cell/>
          <table:table-cell office:value-type="float" office:value="866942" calcext:value-type="float">
            <text:p>866942</text:p>
          </table:table-cell>
          <table:table-cell/>
          <table:table-cell office:value-type="float" office:value="838087" calcext:value-type="float">
            <text:p>838087</text:p>
          </table:table-cell>
        </table:table-row>
        <table:table-row table:style-name="ro1">
          <table:table-cell/>
          <table:table-cell office:value-type="float" office:value="916546" calcext:value-type="float">
            <text:p>916546</text:p>
          </table:table-cell>
          <table:table-cell/>
          <table:table-cell office:value-type="float" office:value="785533" calcext:value-type="float">
            <text:p>785533</text:p>
          </table:table-cell>
        </table:table-row>
        <table:table-row table:style-name="ro1">
          <table:table-cell/>
          <table:table-cell office:value-type="float" office:value="872409" calcext:value-type="float">
            <text:p>872409</text:p>
          </table:table-cell>
          <table:table-cell/>
          <table:table-cell office:value-type="float" office:value="781877" calcext:value-type="float">
            <text:p>781877</text:p>
          </table:table-cell>
        </table:table-row>
        <table:table-row table:style-name="ro1">
          <table:table-cell/>
          <table:table-cell office:value-type="float" office:value="852309" calcext:value-type="float">
            <text:p>852309</text:p>
          </table:table-cell>
          <table:table-cell/>
          <table:table-cell office:value-type="float" office:value="781298" calcext:value-type="float">
            <text:p>781298</text:p>
          </table:table-cell>
        </table:table-row>
        <table:table-row table:style-name="ro1">
          <table:table-cell/>
          <table:table-cell office:value-type="float" office:value="828015" calcext:value-type="float">
            <text:p>828015</text:p>
          </table:table-cell>
          <table:table-cell/>
          <table:table-cell office:value-type="float" office:value="872547" calcext:value-type="float">
            <text:p>872547</text:p>
          </table:table-cell>
        </table:table-row>
        <table:table-row table:style-name="ro1">
          <table:table-cell/>
          <table:table-cell office:value-type="float" office:value="782637" calcext:value-type="float">
            <text:p>782637</text:p>
          </table:table-cell>
          <table:table-cell/>
          <table:table-cell office:value-type="float" office:value="875705" calcext:value-type="float">
            <text:p>875705</text:p>
          </table:table-cell>
        </table:table-row>
        <table:table-row table:style-name="ro1">
          <table:table-cell/>
          <table:table-cell office:value-type="float" office:value="784551" calcext:value-type="float">
            <text:p>784551</text:p>
          </table:table-cell>
          <table:table-cell/>
          <table:table-cell office:value-type="float" office:value="875753" calcext:value-type="float">
            <text:p>875753</text:p>
          </table:table-cell>
        </table:table-row>
        <table:table-row table:style-name="ro1">
          <table:table-cell/>
          <table:table-cell office:value-type="float" office:value="783221" calcext:value-type="float">
            <text:p>783221</text:p>
          </table:table-cell>
          <table:table-cell/>
          <table:table-cell office:value-type="float" office:value="877318" calcext:value-type="float">
            <text:p>877318</text:p>
          </table:table-cell>
        </table:table-row>
        <table:table-row table:style-name="ro1">
          <table:table-cell/>
          <table:table-cell office:value-type="float" office:value="881291" calcext:value-type="float">
            <text:p>881291</text:p>
          </table:table-cell>
          <table:table-cell/>
          <table:table-cell office:value-type="float" office:value="861825" calcext:value-type="float">
            <text:p>861825</text:p>
          </table:table-cell>
        </table:table-row>
        <table:table-row table:style-name="ro1">
          <table:table-cell/>
          <table:table-cell office:value-type="float" office:value="870747" calcext:value-type="float">
            <text:p>870747</text:p>
          </table:table-cell>
          <table:table-cell/>
          <table:table-cell office:value-type="float" office:value="781842" calcext:value-type="float">
            <text:p>781842</text:p>
          </table:table-cell>
        </table:table-row>
        <table:table-row table:style-name="ro1">
          <table:table-cell/>
          <table:table-cell office:value-type="float" office:value="868546" calcext:value-type="float">
            <text:p>868546</text:p>
          </table:table-cell>
          <table:table-cell/>
          <table:table-cell office:value-type="float" office:value="789868" calcext:value-type="float">
            <text:p>789868</text:p>
          </table:table-cell>
        </table:table-row>
        <table:table-row table:style-name="ro1">
          <table:table-cell/>
          <table:table-cell office:value-type="float" office:value="869058" calcext:value-type="float">
            <text:p>869058</text:p>
          </table:table-cell>
          <table:table-cell/>
          <table:table-cell office:value-type="float" office:value="785660" calcext:value-type="float">
            <text:p>785660</text:p>
          </table:table-cell>
        </table:table-row>
        <table:table-row table:style-name="ro1">
          <table:table-cell/>
          <table:table-cell office:value-type="float" office:value="912758" calcext:value-type="float">
            <text:p>912758</text:p>
          </table:table-cell>
          <table:table-cell/>
          <table:table-cell office:value-type="float" office:value="830319" calcext:value-type="float">
            <text:p>830319</text:p>
          </table:table-cell>
        </table:table-row>
        <table:table-row table:style-name="ro1">
          <table:table-cell/>
          <table:table-cell office:value-type="float" office:value="833178" calcext:value-type="float">
            <text:p>833178</text:p>
          </table:table-cell>
          <table:table-cell/>
          <table:table-cell office:value-type="float" office:value="770150" calcext:value-type="float">
            <text:p>770150</text:p>
          </table:table-cell>
        </table:table-row>
        <table:table-row table:style-name="ro1">
          <table:table-cell/>
          <table:table-cell office:value-type="float" office:value="782702" calcext:value-type="float">
            <text:p>782702</text:p>
          </table:table-cell>
          <table:table-cell/>
          <table:table-cell office:value-type="float" office:value="777892" calcext:value-type="float">
            <text:p>777892</text:p>
          </table:table-cell>
        </table:table-row>
        <table:table-row table:style-name="ro1">
          <table:table-cell/>
          <table:table-cell office:value-type="float" office:value="786481" calcext:value-type="float">
            <text:p>786481</text:p>
          </table:table-cell>
          <table:table-cell/>
          <table:table-cell office:value-type="float" office:value="789759" calcext:value-type="float">
            <text:p>789759</text:p>
          </table:table-cell>
        </table:table-row>
        <table:table-row table:style-name="ro1">
          <table:table-cell/>
          <table:table-cell office:value-type="float" office:value="822229" calcext:value-type="float">
            <text:p>822229</text:p>
          </table:table-cell>
          <table:table-cell/>
          <table:table-cell office:value-type="float" office:value="784662" calcext:value-type="float">
            <text:p>784662</text:p>
          </table:table-cell>
        </table:table-row>
        <table:table-row table:style-name="ro1">
          <table:table-cell/>
          <table:table-cell office:value-type="float" office:value="828777" calcext:value-type="float">
            <text:p>828777</text:p>
          </table:table-cell>
          <table:table-cell/>
          <table:table-cell office:value-type="float" office:value="741963" calcext:value-type="float">
            <text:p>741963</text:p>
          </table:table-cell>
        </table:table-row>
        <table:table-row table:style-name="ro1">
          <table:table-cell/>
          <table:table-cell office:value-type="float" office:value="918894" calcext:value-type="float">
            <text:p>918894</text:p>
          </table:table-cell>
          <table:table-cell/>
          <table:table-cell office:value-type="float" office:value="754952" calcext:value-type="float">
            <text:p>754952</text:p>
          </table:table-cell>
        </table:table-row>
        <table:table-row table:style-name="ro1">
          <table:table-cell/>
          <table:table-cell office:value-type="float" office:value="875786" calcext:value-type="float">
            <text:p>875786</text:p>
          </table:table-cell>
          <table:table-cell/>
          <table:table-cell office:value-type="float" office:value="783555" calcext:value-type="float">
            <text:p>783555</text:p>
          </table:table-cell>
        </table:table-row>
        <table:table-row table:style-name="ro1">
          <table:table-cell/>
          <table:table-cell office:value-type="float" office:value="868504" calcext:value-type="float">
            <text:p>868504</text:p>
          </table:table-cell>
          <table:table-cell/>
          <table:table-cell office:value-type="float" office:value="788274" calcext:value-type="float">
            <text:p>788274</text:p>
          </table:table-cell>
        </table:table-row>
        <table:table-row table:style-name="ro1">
          <table:table-cell/>
          <table:table-cell office:value-type="float" office:value="857292" calcext:value-type="float">
            <text:p>857292</text:p>
          </table:table-cell>
          <table:table-cell/>
          <table:table-cell office:value-type="float" office:value="792642" calcext:value-type="float">
            <text:p>792642</text:p>
          </table:table-cell>
        </table:table-row>
        <table:table-row table:style-name="ro1">
          <table:table-cell/>
          <table:table-cell office:value-type="float" office:value="826497" calcext:value-type="float">
            <text:p>826497</text:p>
          </table:table-cell>
          <table:table-cell/>
          <table:table-cell office:value-type="float" office:value="784009" calcext:value-type="float">
            <text:p>784009</text:p>
          </table:table-cell>
        </table:table-row>
        <table:table-row table:style-name="ro1">
          <table:table-cell/>
          <table:table-cell office:value-type="float" office:value="820058" calcext:value-type="float">
            <text:p>820058</text:p>
          </table:table-cell>
          <table:table-cell/>
          <table:table-cell office:value-type="float" office:value="1102056" calcext:value-type="float">
            <text:p>1102056</text:p>
          </table:table-cell>
        </table:table-row>
        <table:table-row table:style-name="ro1">
          <table:table-cell/>
          <table:table-cell office:value-type="float" office:value="778569" calcext:value-type="float">
            <text:p>778569</text:p>
          </table:table-cell>
          <table:table-cell/>
          <table:table-cell office:value-type="float" office:value="1265503" calcext:value-type="float">
            <text:p>1265503</text:p>
          </table:table-cell>
        </table:table-row>
        <table:table-row table:style-name="ro1">
          <table:table-cell/>
          <table:table-cell office:value-type="float" office:value="813498" calcext:value-type="float">
            <text:p>813498</text:p>
          </table:table-cell>
          <table:table-cell/>
          <table:table-cell office:value-type="float" office:value="1250903" calcext:value-type="float">
            <text:p>1250903</text:p>
          </table:table-cell>
        </table:table-row>
        <table:table-row table:style-name="ro1">
          <table:table-cell/>
          <table:table-cell office:value-type="float" office:value="816877" calcext:value-type="float">
            <text:p>816877</text:p>
          </table:table-cell>
          <table:table-cell/>
          <table:table-cell office:value-type="float" office:value="1041766" calcext:value-type="float">
            <text:p>1041766</text:p>
          </table:table-cell>
        </table:table-row>
        <table:table-row table:style-name="ro1">
          <table:table-cell/>
          <table:table-cell office:value-type="float" office:value="865499" calcext:value-type="float">
            <text:p>865499</text:p>
          </table:table-cell>
          <table:table-cell/>
          <table:table-cell office:value-type="float" office:value="936223" calcext:value-type="float">
            <text:p>936223</text:p>
          </table:table-cell>
        </table:table-row>
        <table:table-row table:style-name="ro1">
          <table:table-cell/>
          <table:table-cell office:value-type="float" office:value="870352" calcext:value-type="float">
            <text:p>870352</text:p>
          </table:table-cell>
          <table:table-cell/>
          <table:table-cell office:value-type="float" office:value="945572" calcext:value-type="float">
            <text:p>945572</text:p>
          </table:table-cell>
        </table:table-row>
        <table:table-row table:style-name="ro1">
          <table:table-cell/>
          <table:table-cell office:value-type="float" office:value="870891" calcext:value-type="float">
            <text:p>870891</text:p>
          </table:table-cell>
          <table:table-cell/>
          <table:table-cell office:value-type="float" office:value="896796" calcext:value-type="float">
            <text:p>896796</text:p>
          </table:table-cell>
        </table:table-row>
        <table:table-row table:style-name="ro1">
          <table:table-cell/>
          <table:table-cell office:value-type="float" office:value="921928" calcext:value-type="float">
            <text:p>921928</text:p>
          </table:table-cell>
          <table:table-cell/>
          <table:table-cell office:value-type="float" office:value="849575" calcext:value-type="float">
            <text:p>849575</text:p>
          </table:table-cell>
        </table:table-row>
        <table:table-row table:style-name="ro1">
          <table:table-cell/>
          <table:table-cell office:value-type="float" office:value="787196" calcext:value-type="float">
            <text:p>787196</text:p>
          </table:table-cell>
          <table:table-cell/>
          <table:table-cell office:value-type="float" office:value="827897" calcext:value-type="float">
            <text:p>827897</text:p>
          </table:table-cell>
        </table:table-row>
        <table:table-row table:style-name="ro1">
          <table:table-cell/>
          <table:table-cell office:value-type="float" office:value="831631" calcext:value-type="float">
            <text:p>831631</text:p>
          </table:table-cell>
          <table:table-cell/>
          <table:table-cell office:value-type="float" office:value="797804" calcext:value-type="float">
            <text:p>797804</text:p>
          </table:table-cell>
        </table:table-row>
        <table:table-row table:style-name="ro1">
          <table:table-cell/>
          <table:table-cell office:value-type="float" office:value="784028" calcext:value-type="float">
            <text:p>784028</text:p>
          </table:table-cell>
          <table:table-cell/>
          <table:table-cell office:value-type="float" office:value="797037" calcext:value-type="float">
            <text:p>797037</text:p>
          </table:table-cell>
        </table:table-row>
        <table:table-row table:style-name="ro1">
          <table:table-cell/>
          <table:table-cell office:value-type="float" office:value="785068" calcext:value-type="float">
            <text:p>785068</text:p>
          </table:table-cell>
          <table:table-cell/>
          <table:table-cell office:value-type="float" office:value="786962" calcext:value-type="float">
            <text:p>786962</text:p>
          </table:table-cell>
        </table:table-row>
        <table:table-row table:style-name="ro1">
          <table:table-cell/>
          <table:table-cell office:value-type="float" office:value="815501" calcext:value-type="float">
            <text:p>815501</text:p>
          </table:table-cell>
          <table:table-cell/>
          <table:table-cell office:value-type="float" office:value="848180" calcext:value-type="float">
            <text:p>848180</text:p>
          </table:table-cell>
        </table:table-row>
        <table:table-row table:style-name="ro1">
          <table:table-cell/>
          <table:table-cell office:value-type="float" office:value="923858" calcext:value-type="float">
            <text:p>923858</text:p>
          </table:table-cell>
          <table:table-cell/>
          <table:table-cell office:value-type="float" office:value="878837" calcext:value-type="float">
            <text:p>878837</text:p>
          </table:table-cell>
        </table:table-row>
        <table:table-row table:style-name="ro1">
          <table:table-cell/>
          <table:table-cell office:value-type="float" office:value="873742" calcext:value-type="float">
            <text:p>873742</text:p>
          </table:table-cell>
          <table:table-cell/>
          <table:table-cell office:value-type="float" office:value="936527" calcext:value-type="float">
            <text:p>936527</text:p>
          </table:table-cell>
        </table:table-row>
        <table:table-row table:style-name="ro1">
          <table:table-cell/>
          <table:table-cell office:value-type="float" office:value="871586" calcext:value-type="float">
            <text:p>871586</text:p>
          </table:table-cell>
          <table:table-cell/>
          <table:table-cell office:value-type="float" office:value="877227" calcext:value-type="float">
            <text:p>877227</text:p>
          </table:table-cell>
        </table:table-row>
        <table:table-row table:style-name="ro1">
          <table:table-cell/>
          <table:table-cell office:value-type="float" office:value="871555" calcext:value-type="float">
            <text:p>871555</text:p>
          </table:table-cell>
          <table:table-cell/>
          <table:table-cell office:value-type="float" office:value="850830" calcext:value-type="float">
            <text:p>850830</text:p>
          </table:table-cell>
        </table:table-row>
        <table:table-row table:style-name="ro1">
          <table:table-cell/>
          <table:table-cell office:value-type="float" office:value="785470" calcext:value-type="float">
            <text:p>785470</text:p>
          </table:table-cell>
          <table:table-cell/>
          <table:table-cell office:value-type="float" office:value="786380" calcext:value-type="float">
            <text:p>786380</text:p>
          </table:table-cell>
        </table:table-row>
        <table:table-row table:style-name="ro1">
          <table:table-cell/>
          <table:table-cell office:value-type="float" office:value="784702" calcext:value-type="float">
            <text:p>784702</text:p>
          </table:table-cell>
          <table:table-cell/>
          <table:table-cell office:value-type="float" office:value="783040" calcext:value-type="float">
            <text:p>783040</text:p>
          </table:table-cell>
        </table:table-row>
        <table:table-row table:style-name="ro1">
          <table:table-cell/>
          <table:table-cell office:value-type="float" office:value="783052" calcext:value-type="float">
            <text:p>783052</text:p>
          </table:table-cell>
          <table:table-cell/>
          <table:table-cell office:value-type="float" office:value="837553" calcext:value-type="float">
            <text:p>837553</text:p>
          </table:table-cell>
        </table:table-row>
        <table:table-row table:style-name="ro1">
          <table:table-cell/>
          <table:table-cell office:value-type="float" office:value="783681" calcext:value-type="float">
            <text:p>783681</text:p>
          </table:table-cell>
          <table:table-cell/>
          <table:table-cell office:value-type="float" office:value="791574" calcext:value-type="float">
            <text:p>791574</text:p>
          </table:table-cell>
        </table:table-row>
        <table:table-row table:style-name="ro1">
          <table:table-cell/>
          <table:table-cell office:value-type="float" office:value="813122" calcext:value-type="float">
            <text:p>813122</text:p>
          </table:table-cell>
          <table:table-cell/>
          <table:table-cell office:value-type="float" office:value="860335" calcext:value-type="float">
            <text:p>860335</text:p>
          </table:table-cell>
        </table:table-row>
        <table:table-row table:style-name="ro1">
          <table:table-cell/>
          <table:table-cell office:value-type="float" office:value="734880" calcext:value-type="float">
            <text:p>734880</text:p>
          </table:table-cell>
          <table:table-cell/>
          <table:table-cell office:value-type="float" office:value="872470" calcext:value-type="float">
            <text:p>872470</text:p>
          </table:table-cell>
        </table:table-row>
        <table:table-row table:style-name="ro1">
          <table:table-cell/>
          <table:table-cell office:value-type="float" office:value="735282" calcext:value-type="float">
            <text:p>735282</text:p>
          </table:table-cell>
          <table:table-cell/>
          <table:table-cell office:value-type="float" office:value="938541" calcext:value-type="float">
            <text:p>938541</text:p>
          </table:table-cell>
        </table:table-row>
        <table:table-row table:style-name="ro1">
          <table:table-cell/>
          <table:table-cell office:value-type="float" office:value="735962" calcext:value-type="float">
            <text:p>735962</text:p>
          </table:table-cell>
          <table:table-cell/>
          <table:table-cell office:value-type="float" office:value="870164" calcext:value-type="float">
            <text:p>870164</text:p>
          </table:table-cell>
        </table:table-row>
        <table:table-row table:style-name="ro1">
          <table:table-cell/>
          <table:table-cell office:value-type="float" office:value="735866" calcext:value-type="float">
            <text:p>735866</text:p>
          </table:table-cell>
          <table:table-cell/>
          <table:table-cell office:value-type="float" office:value="841534" calcext:value-type="float">
            <text:p>841534</text:p>
          </table:table-cell>
        </table:table-row>
        <table:table-row table:style-name="ro1">
          <table:table-cell/>
          <table:table-cell office:value-type="float" office:value="784157" calcext:value-type="float">
            <text:p>784157</text:p>
          </table:table-cell>
          <table:table-cell/>
          <table:table-cell office:value-type="float" office:value="828948" calcext:value-type="float">
            <text:p>828948</text:p>
          </table:table-cell>
        </table:table-row>
        <table:table-row table:style-name="ro1">
          <table:table-cell/>
          <table:table-cell office:value-type="float" office:value="845064" calcext:value-type="float">
            <text:p>845064</text:p>
          </table:table-cell>
          <table:table-cell/>
          <table:table-cell office:value-type="float" office:value="784209" calcext:value-type="float">
            <text:p>784209</text:p>
          </table:table-cell>
        </table:table-row>
        <table:table-row table:style-name="ro1">
          <table:table-cell/>
          <table:table-cell office:value-type="float" office:value="783258" calcext:value-type="float">
            <text:p>783258</text:p>
          </table:table-cell>
          <table:table-cell/>
          <table:table-cell office:value-type="float" office:value="788751" calcext:value-type="float">
            <text:p>788751</text:p>
          </table:table-cell>
        </table:table-row>
        <table:table-row table:style-name="ro1">
          <table:table-cell/>
          <table:table-cell office:value-type="float" office:value="785077" calcext:value-type="float">
            <text:p>785077</text:p>
          </table:table-cell>
          <table:table-cell/>
          <table:table-cell office:value-type="float" office:value="792384" calcext:value-type="float">
            <text:p>792384</text:p>
          </table:table-cell>
        </table:table-row>
        <table:table-row table:style-name="ro1">
          <table:table-cell/>
          <table:table-cell office:value-type="float" office:value="785931" calcext:value-type="float">
            <text:p>785931</text:p>
          </table:table-cell>
          <table:table-cell/>
          <table:table-cell office:value-type="float" office:value="891056" calcext:value-type="float">
            <text:p>891056</text:p>
          </table:table-cell>
        </table:table-row>
        <table:table-row table:style-name="ro1">
          <table:table-cell/>
          <table:table-cell office:value-type="float" office:value="964256" calcext:value-type="float">
            <text:p>964256</text:p>
          </table:table-cell>
          <table:table-cell/>
          <table:table-cell office:value-type="float" office:value="874924" calcext:value-type="float">
            <text:p>874924</text:p>
          </table:table-cell>
        </table:table-row>
        <table:table-row table:style-name="ro1">
          <table:table-cell/>
          <table:table-cell office:value-type="float" office:value="1336872" calcext:value-type="float">
            <text:p>1336872</text:p>
          </table:table-cell>
          <table:table-cell/>
          <table:table-cell office:value-type="float" office:value="885992" calcext:value-type="float">
            <text:p>885992</text:p>
          </table:table-cell>
        </table:table-row>
        <table:table-row table:style-name="ro1">
          <table:table-cell/>
          <table:table-cell office:value-type="float" office:value="1248844" calcext:value-type="float">
            <text:p>1248844</text:p>
          </table:table-cell>
          <table:table-cell/>
          <table:table-cell office:value-type="float" office:value="926113" calcext:value-type="float">
            <text:p>926113</text:p>
          </table:table-cell>
        </table:table-row>
        <table:table-row table:style-name="ro1">
          <table:table-cell/>
          <table:table-cell office:value-type="float" office:value="1115946" calcext:value-type="float">
            <text:p>1115946</text:p>
          </table:table-cell>
          <table:table-cell/>
          <table:table-cell office:value-type="float" office:value="833886" calcext:value-type="float">
            <text:p>833886</text:p>
          </table:table-cell>
        </table:table-row>
        <table:table-row table:style-name="ro1">
          <table:table-cell/>
          <table:table-cell office:value-type="float" office:value="925997" calcext:value-type="float">
            <text:p>925997</text:p>
          </table:table-cell>
          <table:table-cell/>
          <table:table-cell office:value-type="float" office:value="838477" calcext:value-type="float">
            <text:p>838477</text:p>
          </table:table-cell>
        </table:table-row>
        <table:table-row table:style-name="ro1">
          <table:table-cell/>
          <table:table-cell office:value-type="float" office:value="874637" calcext:value-type="float">
            <text:p>874637</text:p>
          </table:table-cell>
          <table:table-cell/>
          <table:table-cell office:value-type="float" office:value="792867" calcext:value-type="float">
            <text:p>792867</text:p>
          </table:table-cell>
        </table:table-row>
        <table:table-row table:style-name="ro1">
          <table:table-cell/>
          <table:table-cell office:value-type="float" office:value="878285" calcext:value-type="float">
            <text:p>878285</text:p>
          </table:table-cell>
          <table:table-cell/>
          <table:table-cell office:value-type="float" office:value="828358" calcext:value-type="float">
            <text:p>828358</text:p>
          </table:table-cell>
        </table:table-row>
        <table:table-row table:style-name="ro1">
          <table:table-cell/>
          <table:table-cell office:value-type="float" office:value="862895" calcext:value-type="float">
            <text:p>862895</text:p>
          </table:table-cell>
          <table:table-cell/>
          <table:table-cell office:value-type="float" office:value="790495" calcext:value-type="float">
            <text:p>790495</text:p>
          </table:table-cell>
        </table:table-row>
        <table:table-row table:style-name="ro1">
          <table:table-cell/>
          <table:table-cell office:value-type="float" office:value="785157" calcext:value-type="float">
            <text:p>785157</text:p>
          </table:table-cell>
          <table:table-cell/>
          <table:table-cell office:value-type="float" office:value="904194" calcext:value-type="float">
            <text:p>904194</text:p>
          </table:table-cell>
        </table:table-row>
        <table:table-row table:style-name="ro1">
          <table:table-cell/>
          <table:table-cell office:value-type="float" office:value="843399" calcext:value-type="float">
            <text:p>843399</text:p>
          </table:table-cell>
          <table:table-cell/>
          <table:table-cell office:value-type="float" office:value="874575" calcext:value-type="float">
            <text:p>874575</text:p>
          </table:table-cell>
        </table:table-row>
        <table:table-row table:style-name="ro1">
          <table:table-cell/>
          <table:table-cell office:value-type="float" office:value="786724" calcext:value-type="float">
            <text:p>786724</text:p>
          </table:table-cell>
          <table:table-cell/>
          <table:table-cell office:value-type="float" office:value="879158" calcext:value-type="float">
            <text:p>879158</text:p>
          </table:table-cell>
        </table:table-row>
        <table:table-row table:style-name="ro1">
          <table:table-cell/>
          <table:table-cell office:value-type="float" office:value="784510" calcext:value-type="float">
            <text:p>784510</text:p>
          </table:table-cell>
          <table:table-cell/>
          <table:table-cell office:value-type="float" office:value="932983" calcext:value-type="float">
            <text:p>932983</text:p>
          </table:table-cell>
        </table:table-row>
        <table:table-row table:style-name="ro1">
          <table:table-cell/>
          <table:table-cell office:value-type="float" office:value="815627" calcext:value-type="float">
            <text:p>815627</text:p>
          </table:table-cell>
          <table:table-cell/>
          <table:table-cell office:value-type="float" office:value="844625" calcext:value-type="float">
            <text:p>844625</text:p>
          </table:table-cell>
        </table:table-row>
        <table:table-row table:style-name="ro1">
          <table:table-cell/>
          <table:table-cell office:value-type="float" office:value="935660" calcext:value-type="float">
            <text:p>935660</text:p>
          </table:table-cell>
          <table:table-cell/>
          <table:table-cell office:value-type="float" office:value="800278" calcext:value-type="float">
            <text:p>800278</text:p>
          </table:table-cell>
        </table:table-row>
        <table:table-row table:style-name="ro1">
          <table:table-cell/>
          <table:table-cell office:value-type="float" office:value="873636" calcext:value-type="float">
            <text:p>873636</text:p>
          </table:table-cell>
          <table:table-cell/>
          <table:table-cell office:value-type="float" office:value="785152" calcext:value-type="float">
            <text:p>785152</text:p>
          </table:table-cell>
        </table:table-row>
        <table:table-row table:style-name="ro1">
          <table:table-cell/>
          <table:table-cell office:value-type="float" office:value="941928" calcext:value-type="float">
            <text:p>941928</text:p>
          </table:table-cell>
          <table:table-cell/>
          <table:table-cell office:value-type="float" office:value="837125" calcext:value-type="float">
            <text:p>837125</text:p>
          </table:table-cell>
        </table:table-row>
        <table:table-row table:style-name="ro1">
          <table:table-cell/>
          <table:table-cell office:value-type="float" office:value="867853" calcext:value-type="float">
            <text:p>867853</text:p>
          </table:table-cell>
          <table:table-cell/>
          <table:table-cell office:value-type="float" office:value="830163" calcext:value-type="float">
            <text:p>830163</text:p>
          </table:table-cell>
        </table:table-row>
        <table:table-row table:style-name="ro1">
          <table:table-cell/>
          <table:table-cell office:value-type="float" office:value="784127" calcext:value-type="float">
            <text:p>784127</text:p>
          </table:table-cell>
          <table:table-cell/>
          <table:table-cell office:value-type="float" office:value="911551" calcext:value-type="float">
            <text:p>911551</text:p>
          </table:table-cell>
        </table:table-row>
        <table:table-row table:style-name="ro1">
          <table:table-cell/>
          <table:table-cell office:value-type="float" office:value="787358" calcext:value-type="float">
            <text:p>787358</text:p>
          </table:table-cell>
          <table:table-cell/>
          <table:table-cell office:value-type="float" office:value="878054" calcext:value-type="float">
            <text:p>878054</text:p>
          </table:table-cell>
        </table:table-row>
        <table:table-row table:style-name="ro1">
          <table:table-cell/>
          <table:table-cell office:value-type="float" office:value="784102" calcext:value-type="float">
            <text:p>784102</text:p>
          </table:table-cell>
          <table:table-cell/>
          <table:table-cell office:value-type="float" office:value="886159" calcext:value-type="float">
            <text:p>886159</text:p>
          </table:table-cell>
        </table:table-row>
        <table:table-row table:style-name="ro1">
          <table:table-cell/>
          <table:table-cell office:value-type="float" office:value="784855" calcext:value-type="float">
            <text:p>784855</text:p>
          </table:table-cell>
          <table:table-cell/>
          <table:table-cell office:value-type="float" office:value="888379" calcext:value-type="float">
            <text:p>888379</text:p>
          </table:table-cell>
        </table:table-row>
        <table:table-row table:style-name="ro1">
          <table:table-cell/>
          <table:table-cell office:value-type="float" office:value="815974" calcext:value-type="float">
            <text:p>815974</text:p>
          </table:table-cell>
          <table:table-cell/>
          <table:table-cell office:value-type="float" office:value="829184" calcext:value-type="float">
            <text:p>829184</text:p>
          </table:table-cell>
        </table:table-row>
        <table:table-row table:style-name="ro1">
          <table:table-cell/>
          <table:table-cell office:value-type="float" office:value="876133" calcext:value-type="float">
            <text:p>876133</text:p>
          </table:table-cell>
          <table:table-cell/>
          <table:table-cell office:value-type="float" office:value="832920" calcext:value-type="float">
            <text:p>832920</text:p>
          </table:table-cell>
        </table:table-row>
        <table:table-row table:style-name="ro1">
          <table:table-cell/>
          <table:table-cell office:value-type="float" office:value="873592" calcext:value-type="float">
            <text:p>873592</text:p>
          </table:table-cell>
          <table:table-cell/>
          <table:table-cell office:value-type="float" office:value="791587" calcext:value-type="float">
            <text:p>791587</text:p>
          </table:table-cell>
        </table:table-row>
        <table:table-row table:style-name="ro1">
          <table:table-cell/>
          <table:table-cell office:value-type="float" office:value="928010" calcext:value-type="float">
            <text:p>928010</text:p>
          </table:table-cell>
          <table:table-cell/>
          <table:table-cell office:value-type="float" office:value="785183" calcext:value-type="float">
            <text:p>785183</text:p>
          </table:table-cell>
        </table:table-row>
        <table:table-row table:style-name="ro1">
          <table:table-cell/>
          <table:table-cell office:value-type="float" office:value="933148" calcext:value-type="float">
            <text:p>933148</text:p>
          </table:table-cell>
          <table:table-cell/>
          <table:table-cell office:value-type="float" office:value="825328" calcext:value-type="float">
            <text:p>825328</text:p>
          </table:table-cell>
        </table:table-row>
        <table:table-row table:style-name="ro1">
          <table:table-cell/>
          <table:table-cell office:value-type="float" office:value="785537" calcext:value-type="float">
            <text:p>785537</text:p>
          </table:table-cell>
          <table:table-cell/>
          <table:table-cell office:value-type="float" office:value="860319" calcext:value-type="float">
            <text:p>860319</text:p>
          </table:table-cell>
        </table:table-row>
        <table:table-row table:style-name="ro1">
          <table:table-cell/>
          <table:table-cell office:value-type="float" office:value="786241" calcext:value-type="float">
            <text:p>786241</text:p>
          </table:table-cell>
          <table:table-cell/>
          <table:table-cell office:value-type="float" office:value="873413" calcext:value-type="float">
            <text:p>873413</text:p>
          </table:table-cell>
        </table:table-row>
        <table:table-row table:style-name="ro1">
          <table:table-cell/>
          <table:table-cell office:value-type="float" office:value="842780" calcext:value-type="float">
            <text:p>842780</text:p>
          </table:table-cell>
          <table:table-cell/>
          <table:table-cell office:value-type="float" office:value="879050" calcext:value-type="float">
            <text:p>879050</text:p>
          </table:table-cell>
        </table:table-row>
        <table:table-row table:style-name="ro1">
          <table:table-cell/>
          <table:table-cell office:value-type="float" office:value="795044" calcext:value-type="float">
            <text:p>795044</text:p>
          </table:table-cell>
          <table:table-cell/>
          <table:table-cell office:value-type="float" office:value="943736" calcext:value-type="float">
            <text:p>943736</text:p>
          </table:table-cell>
        </table:table-row>
        <table:table-row table:style-name="ro1">
          <table:table-cell/>
          <table:table-cell office:value-type="float" office:value="810969" calcext:value-type="float">
            <text:p>810969</text:p>
          </table:table-cell>
          <table:table-cell/>
          <table:table-cell office:value-type="float" office:value="868263" calcext:value-type="float">
            <text:p>868263</text:p>
          </table:table-cell>
        </table:table-row>
        <table:table-row table:style-name="ro1">
          <table:table-cell/>
          <table:table-cell office:value-type="float" office:value="937604" calcext:value-type="float">
            <text:p>937604</text:p>
          </table:table-cell>
          <table:table-cell/>
          <table:table-cell office:value-type="float" office:value="786571" calcext:value-type="float">
            <text:p>786571</text:p>
          </table:table-cell>
        </table:table-row>
        <table:table-row table:style-name="ro1">
          <table:table-cell/>
          <table:table-cell office:value-type="float" office:value="870871" calcext:value-type="float">
            <text:p>870871</text:p>
          </table:table-cell>
          <table:table-cell/>
          <table:table-cell office:value-type="float" office:value="782862" calcext:value-type="float">
            <text:p>782862</text:p>
          </table:table-cell>
        </table:table-row>
        <table:table-row table:style-name="ro1">
          <table:table-cell/>
          <table:table-cell office:value-type="float" office:value="871239" calcext:value-type="float">
            <text:p>871239</text:p>
          </table:table-cell>
          <table:table-cell/>
          <table:table-cell office:value-type="float" office:value="788620" calcext:value-type="float">
            <text:p>788620</text:p>
          </table:table-cell>
        </table:table-row>
        <table:table-row table:style-name="ro1">
          <table:table-cell/>
          <table:table-cell office:value-type="float" office:value="930231" calcext:value-type="float">
            <text:p>930231</text:p>
          </table:table-cell>
          <table:table-cell/>
          <table:table-cell office:value-type="float" office:value="788517" calcext:value-type="float">
            <text:p>788517</text:p>
          </table:table-cell>
        </table:table-row>
        <table:table-row table:style-name="ro1">
          <table:table-cell/>
          <table:table-cell office:value-type="float" office:value="785893" calcext:value-type="float">
            <text:p>785893</text:p>
          </table:table-cell>
          <table:table-cell/>
          <table:table-cell office:value-type="float" office:value="913928" calcext:value-type="float">
            <text:p>913928</text:p>
          </table:table-cell>
        </table:table-row>
        <table:table-row table:style-name="ro1">
          <table:table-cell/>
          <table:table-cell office:value-type="float" office:value="788229" calcext:value-type="float">
            <text:p>788229</text:p>
          </table:table-cell>
          <table:table-cell/>
          <table:table-cell office:value-type="float" office:value="878159" calcext:value-type="float">
            <text:p>878159</text:p>
          </table:table-cell>
        </table:table-row>
        <table:table-row table:style-name="ro1">
          <table:table-cell/>
          <table:table-cell office:value-type="float" office:value="833117" calcext:value-type="float">
            <text:p>833117</text:p>
          </table:table-cell>
          <table:table-cell/>
          <table:table-cell office:value-type="float" office:value="928946" calcext:value-type="float">
            <text:p>928946</text:p>
          </table:table-cell>
        </table:table-row>
        <table:table-row table:style-name="ro1">
          <table:table-cell/>
          <table:table-cell office:value-type="float" office:value="829341" calcext:value-type="float">
            <text:p>829341</text:p>
          </table:table-cell>
          <table:table-cell/>
          <table:table-cell office:value-type="float" office:value="882848" calcext:value-type="float">
            <text:p>882848</text:p>
          </table:table-cell>
        </table:table-row>
        <table:table-row table:style-name="ro1">
          <table:table-cell/>
          <table:table-cell office:value-type="float" office:value="814606" calcext:value-type="float">
            <text:p>814606</text:p>
          </table:table-cell>
          <table:table-cell/>
          <table:table-cell office:value-type="float" office:value="886206" calcext:value-type="float">
            <text:p>886206</text:p>
          </table:table-cell>
        </table:table-row>
        <table:table-row table:style-name="ro1">
          <table:table-cell/>
          <table:table-cell office:value-type="float" office:value="873948" calcext:value-type="float">
            <text:p>873948</text:p>
          </table:table-cell>
          <table:table-cell/>
          <table:table-cell office:value-type="float" office:value="797684" calcext:value-type="float">
            <text:p>797684</text:p>
          </table:table-cell>
        </table:table-row>
        <table:table-row table:style-name="ro1">
          <table:table-cell/>
          <table:table-cell office:value-type="float" office:value="926916" calcext:value-type="float">
            <text:p>926916</text:p>
          </table:table-cell>
          <table:table-cell/>
          <table:table-cell office:value-type="float" office:value="784947" calcext:value-type="float">
            <text:p>784947</text:p>
          </table:table-cell>
        </table:table-row>
        <table:table-row table:style-name="ro1">
          <table:table-cell/>
          <table:table-cell office:value-type="float" office:value="935868" calcext:value-type="float">
            <text:p>935868</text:p>
          </table:table-cell>
          <table:table-cell/>
          <table:table-cell office:value-type="float" office:value="846151" calcext:value-type="float">
            <text:p>846151</text:p>
          </table:table-cell>
        </table:table-row>
        <table:table-row table:style-name="ro1">
          <table:table-cell/>
          <table:table-cell office:value-type="float" office:value="864871" calcext:value-type="float">
            <text:p>864871</text:p>
          </table:table-cell>
          <table:table-cell/>
          <table:table-cell office:value-type="float" office:value="838032" calcext:value-type="float">
            <text:p>838032</text:p>
          </table:table-cell>
        </table:table-row>
        <table:table-row table:style-name="ro1">
          <table:table-cell/>
          <table:table-cell office:value-type="float" office:value="787564" calcext:value-type="float">
            <text:p>787564</text:p>
          </table:table-cell>
          <table:table-cell/>
          <table:table-cell office:value-type="float" office:value="877190" calcext:value-type="float">
            <text:p>877190</text:p>
          </table:table-cell>
        </table:table-row>
        <table:table-row table:style-name="ro1">
          <table:table-cell/>
          <table:table-cell office:value-type="float" office:value="786965" calcext:value-type="float">
            <text:p>786965</text:p>
          </table:table-cell>
          <table:table-cell/>
          <table:table-cell office:value-type="float" office:value="899904" calcext:value-type="float">
            <text:p>899904</text:p>
          </table:table-cell>
        </table:table-row>
        <table:table-row table:style-name="ro1">
          <table:table-cell/>
          <table:table-cell office:value-type="float" office:value="785381" calcext:value-type="float">
            <text:p>785381</text:p>
          </table:table-cell>
          <table:table-cell/>
          <table:table-cell office:value-type="float" office:value="934422" calcext:value-type="float">
            <text:p>934422</text:p>
          </table:table-cell>
        </table:table-row>
        <table:table-row table:style-name="ro1">
          <table:table-cell/>
          <table:table-cell office:value-type="float" office:value="785496" calcext:value-type="float">
            <text:p>785496</text:p>
          </table:table-cell>
          <table:table-cell/>
          <table:table-cell office:value-type="float" office:value="935025" calcext:value-type="float">
            <text:p>935025</text:p>
          </table:table-cell>
        </table:table-row>
        <table:table-row table:style-name="ro1">
          <table:table-cell/>
          <table:table-cell office:value-type="float" office:value="806817" calcext:value-type="float">
            <text:p>806817</text:p>
          </table:table-cell>
          <table:table-cell/>
          <table:table-cell office:value-type="float" office:value="817558" calcext:value-type="float">
            <text:p>817558</text:p>
          </table:table-cell>
        </table:table-row>
        <table:table-row table:style-name="ro1">
          <table:table-cell/>
          <table:table-cell office:value-type="float" office:value="939716" calcext:value-type="float">
            <text:p>939716</text:p>
          </table:table-cell>
          <table:table-cell/>
          <table:table-cell office:value-type="float" office:value="787418" calcext:value-type="float">
            <text:p>787418</text:p>
          </table:table-cell>
        </table:table-row>
        <table:table-row table:style-name="ro1">
          <table:table-cell/>
          <table:table-cell office:value-type="float" office:value="871815" calcext:value-type="float">
            <text:p>871815</text:p>
          </table:table-cell>
          <table:table-cell/>
          <table:table-cell office:value-type="float" office:value="838161" calcext:value-type="float">
            <text:p>838161</text:p>
          </table:table-cell>
        </table:table-row>
        <table:table-row table:style-name="ro1">
          <table:table-cell/>
          <table:table-cell office:value-type="float" office:value="874665" calcext:value-type="float">
            <text:p>874665</text:p>
          </table:table-cell>
          <table:table-cell/>
          <table:table-cell office:value-type="float" office:value="827810" calcext:value-type="float">
            <text:p>827810</text:p>
          </table:table-cell>
        </table:table-row>
        <table:table-row table:style-name="ro1">
          <table:table-cell/>
          <table:table-cell office:value-type="float" office:value="909416" calcext:value-type="float">
            <text:p>909416</text:p>
          </table:table-cell>
          <table:table-cell/>
          <table:table-cell office:value-type="float" office:value="840201" calcext:value-type="float">
            <text:p>840201</text:p>
          </table:table-cell>
        </table:table-row>
        <table:table-row table:style-name="ro1">
          <table:table-cell/>
          <table:table-cell office:value-type="float" office:value="787631" calcext:value-type="float">
            <text:p>787631</text:p>
          </table:table-cell>
          <table:table-cell/>
          <table:table-cell office:value-type="float" office:value="870439" calcext:value-type="float">
            <text:p>870439</text:p>
          </table:table-cell>
        </table:table-row>
        <table:table-row table:style-name="ro1">
          <table:table-cell/>
          <table:table-cell office:value-type="float" office:value="785706" calcext:value-type="float">
            <text:p>785706</text:p>
          </table:table-cell>
          <table:table-cell/>
          <table:table-cell office:value-type="float" office:value="942820" calcext:value-type="float">
            <text:p>942820</text:p>
          </table:table-cell>
        </table:table-row>
        <table:table-row table:style-name="ro1">
          <table:table-cell/>
          <table:table-cell office:value-type="float" office:value="837322" calcext:value-type="float">
            <text:p>837322</text:p>
          </table:table-cell>
          <table:table-cell/>
          <table:table-cell office:value-type="float" office:value="929645" calcext:value-type="float">
            <text:p>929645</text:p>
          </table:table-cell>
        </table:table-row>
        <table:table-row table:style-name="ro1">
          <table:table-cell/>
          <table:table-cell office:value-type="float" office:value="785035" calcext:value-type="float">
            <text:p>785035</text:p>
          </table:table-cell>
          <table:table-cell/>
          <table:table-cell office:value-type="float" office:value="882315" calcext:value-type="float">
            <text:p>882315</text:p>
          </table:table-cell>
        </table:table-row>
        <table:table-row table:style-name="ro1">
          <table:table-cell/>
          <table:table-cell office:value-type="float" office:value="805028" calcext:value-type="float">
            <text:p>805028</text:p>
          </table:table-cell>
          <table:table-cell/>
          <table:table-cell office:value-type="float" office:value="803991" calcext:value-type="float">
            <text:p>803991</text:p>
          </table:table-cell>
        </table:table-row>
        <table:table-row table:style-name="ro1">
          <table:table-cell/>
          <table:table-cell office:value-type="float" office:value="874013" calcext:value-type="float">
            <text:p>874013</text:p>
          </table:table-cell>
          <table:table-cell/>
          <table:table-cell office:value-type="float" office:value="792535" calcext:value-type="float">
            <text:p>792535</text:p>
          </table:table-cell>
        </table:table-row>
        <table:table-row table:style-name="ro1">
          <table:table-cell/>
          <table:table-cell office:value-type="float" office:value="871062" calcext:value-type="float">
            <text:p>871062</text:p>
          </table:table-cell>
          <table:table-cell/>
          <table:table-cell office:value-type="float" office:value="804459" calcext:value-type="float">
            <text:p>804459</text:p>
          </table:table-cell>
        </table:table-row>
        <table:table-row table:style-name="ro1">
          <table:table-cell/>
          <table:table-cell office:value-type="float" office:value="921960" calcext:value-type="float">
            <text:p>921960</text:p>
          </table:table-cell>
          <table:table-cell/>
          <table:table-cell office:value-type="float" office:value="792477" calcext:value-type="float">
            <text:p>792477</text:p>
          </table:table-cell>
        </table:table-row>
        <table:table-row table:style-name="ro1">
          <table:table-cell/>
          <table:table-cell office:value-type="float" office:value="869957" calcext:value-type="float">
            <text:p>869957</text:p>
          </table:table-cell>
          <table:table-cell/>
          <table:table-cell office:value-type="float" office:value="850806" calcext:value-type="float">
            <text:p>850806</text:p>
          </table:table-cell>
        </table:table-row>
        <table:table-row table:style-name="ro1">
          <table:table-cell/>
          <table:table-cell office:value-type="float" office:value="790208" calcext:value-type="float">
            <text:p>790208</text:p>
          </table:table-cell>
          <table:table-cell/>
          <table:table-cell office:value-type="float" office:value="869464" calcext:value-type="float">
            <text:p>869464</text:p>
          </table:table-cell>
        </table:table-row>
        <table:table-row table:style-name="ro1">
          <table:table-cell/>
          <table:table-cell office:value-type="float" office:value="788417" calcext:value-type="float">
            <text:p>788417</text:p>
          </table:table-cell>
          <table:table-cell/>
          <table:table-cell office:value-type="float" office:value="876474" calcext:value-type="float">
            <text:p>876474</text:p>
          </table:table-cell>
        </table:table-row>
        <table:table-row table:style-name="ro1">
          <table:table-cell/>
          <table:table-cell office:value-type="float" office:value="833393" calcext:value-type="float">
            <text:p>833393</text:p>
          </table:table-cell>
          <table:table-cell/>
          <table:table-cell office:value-type="float" office:value="878845" calcext:value-type="float">
            <text:p>878845</text:p>
          </table:table-cell>
        </table:table-row>
        <table:table-row table:style-name="ro1">
          <table:table-cell/>
          <table:table-cell office:value-type="float" office:value="790455" calcext:value-type="float">
            <text:p>790455</text:p>
          </table:table-cell>
          <table:table-cell/>
          <table:table-cell office:value-type="float" office:value="873496" calcext:value-type="float">
            <text:p>873496</text:p>
          </table:table-cell>
        </table:table-row>
        <table:table-row table:style-name="ro1">
          <table:table-cell/>
          <table:table-cell office:value-type="float" office:value="859906" calcext:value-type="float">
            <text:p>859906</text:p>
          </table:table-cell>
          <table:table-cell/>
          <table:table-cell office:value-type="float" office:value="843108" calcext:value-type="float">
            <text:p>843108</text:p>
          </table:table-cell>
        </table:table-row>
        <table:table-row table:style-name="ro1">
          <table:table-cell/>
          <table:table-cell office:value-type="float" office:value="872868" calcext:value-type="float">
            <text:p>872868</text:p>
          </table:table-cell>
          <table:table-cell/>
          <table:table-cell office:value-type="float" office:value="834988" calcext:value-type="float">
            <text:p>834988</text:p>
          </table:table-cell>
        </table:table-row>
        <table:table-row table:style-name="ro1">
          <table:table-cell/>
          <table:table-cell office:value-type="float" office:value="875516" calcext:value-type="float">
            <text:p>875516</text:p>
          </table:table-cell>
          <table:table-cell/>
          <table:table-cell office:value-type="float" office:value="837522" calcext:value-type="float">
            <text:p>837522</text:p>
          </table:table-cell>
        </table:table-row>
        <table:table-row table:style-name="ro1">
          <table:table-cell/>
          <table:table-cell office:value-type="float" office:value="884386" calcext:value-type="float">
            <text:p>884386</text:p>
          </table:table-cell>
          <table:table-cell/>
          <table:table-cell office:value-type="float" office:value="788388" calcext:value-type="float">
            <text:p>788388</text:p>
          </table:table-cell>
        </table:table-row>
        <table:table-row table:style-name="ro1">
          <table:table-cell/>
          <table:table-cell office:value-type="float" office:value="875239" calcext:value-type="float">
            <text:p>875239</text:p>
          </table:table-cell>
          <table:table-cell/>
          <table:table-cell office:value-type="float" office:value="848641" calcext:value-type="float">
            <text:p>848641</text:p>
          </table:table-cell>
        </table:table-row>
        <table:table-row table:style-name="ro1">
          <table:table-cell/>
          <table:table-cell office:value-type="float" office:value="838005" calcext:value-type="float">
            <text:p>838005</text:p>
          </table:table-cell>
          <table:table-cell/>
          <table:table-cell office:value-type="float" office:value="879008" calcext:value-type="float">
            <text:p>879008</text:p>
          </table:table-cell>
        </table:table-row>
        <table:table-row table:style-name="ro1">
          <table:table-cell/>
          <table:table-cell office:value-type="float" office:value="785279" calcext:value-type="float">
            <text:p>785279</text:p>
          </table:table-cell>
          <table:table-cell/>
          <table:table-cell office:value-type="float" office:value="880456" calcext:value-type="float">
            <text:p>880456</text:p>
          </table:table-cell>
        </table:table-row>
        <table:table-row table:style-name="ro1">
          <table:table-cell/>
          <table:table-cell office:value-type="float" office:value="785215" calcext:value-type="float">
            <text:p>785215</text:p>
          </table:table-cell>
          <table:table-cell/>
          <table:table-cell office:value-type="float" office:value="885385" calcext:value-type="float">
            <text:p>885385</text:p>
          </table:table-cell>
        </table:table-row>
        <table:table-row table:style-name="ro1">
          <table:table-cell/>
          <table:table-cell office:value-type="float" office:value="832407" calcext:value-type="float">
            <text:p>832407</text:p>
          </table:table-cell>
          <table:table-cell/>
          <table:table-cell office:value-type="float" office:value="886695" calcext:value-type="float">
            <text:p>886695</text:p>
          </table:table-cell>
        </table:table-row>
        <table:table-row table:style-name="ro1">
          <table:table-cell/>
          <table:table-cell office:value-type="float" office:value="795204" calcext:value-type="float">
            <text:p>795204</text:p>
          </table:table-cell>
          <table:table-cell/>
          <table:table-cell office:value-type="float" office:value="845187" calcext:value-type="float">
            <text:p>845187</text:p>
          </table:table-cell>
        </table:table-row>
        <table:table-row table:style-name="ro1">
          <table:table-cell/>
          <table:table-cell office:value-type="float" office:value="926823" calcext:value-type="float">
            <text:p>926823</text:p>
          </table:table-cell>
          <table:table-cell/>
          <table:table-cell office:value-type="float" office:value="821619" calcext:value-type="float">
            <text:p>821619</text:p>
          </table:table-cell>
        </table:table-row>
        <table:table-row table:style-name="ro1">
          <table:table-cell/>
          <table:table-cell office:value-type="float" office:value="870100" calcext:value-type="float">
            <text:p>870100</text:p>
          </table:table-cell>
          <table:table-cell/>
          <table:table-cell office:value-type="float" office:value="802098" calcext:value-type="float">
            <text:p>802098</text:p>
          </table:table-cell>
        </table:table-row>
        <table:table-row table:style-name="ro1">
          <table:table-cell/>
          <table:table-cell office:value-type="float" office:value="869203" calcext:value-type="float">
            <text:p>869203</text:p>
          </table:table-cell>
          <table:table-cell/>
          <table:table-cell office:value-type="float" office:value="838746" calcext:value-type="float">
            <text:p>838746</text:p>
          </table:table-cell>
        </table:table-row>
        <table:table-row table:style-name="ro1">
          <table:table-cell/>
          <table:table-cell office:value-type="float" office:value="870061" calcext:value-type="float">
            <text:p>870061</text:p>
          </table:table-cell>
          <table:table-cell/>
          <table:table-cell office:value-type="float" office:value="831093" calcext:value-type="float">
            <text:p>831093</text:p>
          </table:table-cell>
        </table:table-row>
        <table:table-row table:style-name="ro1">
          <table:table-cell/>
          <table:table-cell office:value-type="float" office:value="848382" calcext:value-type="float">
            <text:p>848382</text:p>
          </table:table-cell>
          <table:table-cell/>
          <table:table-cell office:value-type="float" office:value="882763" calcext:value-type="float">
            <text:p>882763</text:p>
          </table:table-cell>
        </table:table-row>
        <table:table-row table:style-name="ro1">
          <table:table-cell/>
          <table:table-cell office:value-type="float" office:value="835900" calcext:value-type="float">
            <text:p>835900</text:p>
          </table:table-cell>
          <table:table-cell/>
          <table:table-cell office:value-type="float" office:value="886450" calcext:value-type="float">
            <text:p>886450</text:p>
          </table:table-cell>
        </table:table-row>
        <table:table-row table:style-name="ro1">
          <table:table-cell/>
          <table:table-cell office:value-type="float" office:value="782899" calcext:value-type="float">
            <text:p>782899</text:p>
          </table:table-cell>
          <table:table-cell/>
          <table:table-cell office:value-type="float" office:value="883009" calcext:value-type="float">
            <text:p>883009</text:p>
          </table:table-cell>
        </table:table-row>
        <table:table-row table:style-name="ro1">
          <table:table-cell/>
          <table:table-cell office:value-type="float" office:value="783652" calcext:value-type="float">
            <text:p>783652</text:p>
          </table:table-cell>
          <table:table-cell/>
          <table:table-cell office:value-type="float" office:value="876231" calcext:value-type="float">
            <text:p>876231</text:p>
          </table:table-cell>
        </table:table-row>
        <table:table-row table:style-name="ro1">
          <table:table-cell/>
          <table:table-cell office:value-type="float" office:value="789147" calcext:value-type="float">
            <text:p>789147</text:p>
          </table:table-cell>
          <table:table-cell/>
          <table:table-cell office:value-type="float" office:value="791670" calcext:value-type="float">
            <text:p>791670</text:p>
          </table:table-cell>
        </table:table-row>
        <table:table-row table:style-name="ro1">
          <table:table-cell/>
          <table:table-cell office:value-type="float" office:value="865183" calcext:value-type="float">
            <text:p>865183</text:p>
          </table:table-cell>
          <table:table-cell/>
          <table:table-cell office:value-type="float" office:value="791036" calcext:value-type="float">
            <text:p>791036</text:p>
          </table:table-cell>
        </table:table-row>
        <table:table-row table:style-name="ro1">
          <table:table-cell/>
          <table:table-cell office:value-type="float" office:value="862725" calcext:value-type="float">
            <text:p>862725</text:p>
          </table:table-cell>
          <table:table-cell/>
          <table:table-cell office:value-type="float" office:value="833377" calcext:value-type="float">
            <text:p>833377</text:p>
          </table:table-cell>
        </table:table-row>
        <table:table-row table:style-name="ro1">
          <table:table-cell/>
          <table:table-cell office:value-type="float" office:value="870425" calcext:value-type="float">
            <text:p>870425</text:p>
          </table:table-cell>
          <table:table-cell/>
          <table:table-cell office:value-type="float" office:value="786642" calcext:value-type="float">
            <text:p>786642</text:p>
          </table:table-cell>
        </table:table-row>
        <table:table-row table:style-name="ro1">
          <table:table-cell/>
          <table:table-cell office:value-type="float" office:value="916607" calcext:value-type="float">
            <text:p>916607</text:p>
          </table:table-cell>
          <table:table-cell/>
          <table:table-cell office:value-type="float" office:value="816924" calcext:value-type="float">
            <text:p>816924</text:p>
          </table:table-cell>
        </table:table-row>
        <table:table-row table:style-name="ro1">
          <table:table-cell/>
          <table:table-cell office:value-type="float" office:value="800659" calcext:value-type="float">
            <text:p>800659</text:p>
          </table:table-cell>
          <table:table-cell/>
          <table:table-cell office:value-type="float" office:value="890454" calcext:value-type="float">
            <text:p>890454</text:p>
          </table:table-cell>
        </table:table-row>
        <table:table-row table:style-name="ro1">
          <table:table-cell/>
          <table:table-cell office:value-type="float" office:value="787918" calcext:value-type="float">
            <text:p>787918</text:p>
          </table:table-cell>
          <table:table-cell/>
          <table:table-cell office:value-type="float" office:value="898339" calcext:value-type="float">
            <text:p>898339</text:p>
          </table:table-cell>
        </table:table-row>
        <table:table-row table:style-name="ro1">
          <table:table-cell/>
          <table:table-cell office:value-type="float" office:value="783928" calcext:value-type="float">
            <text:p>783928</text:p>
          </table:table-cell>
          <table:table-cell/>
          <table:table-cell office:value-type="float" office:value="892657" calcext:value-type="float">
            <text:p>892657</text:p>
          </table:table-cell>
        </table:table-row>
        <table:table-row table:style-name="ro1">
          <table:table-cell/>
          <table:table-cell office:value-type="float" office:value="785309" calcext:value-type="float">
            <text:p>785309</text:p>
          </table:table-cell>
          <table:table-cell/>
          <table:table-cell office:value-type="float" office:value="937672" calcext:value-type="float">
            <text:p>937672</text:p>
          </table:table-cell>
        </table:table-row>
        <table:table-row table:style-name="ro1">
          <table:table-cell/>
          <table:table-cell office:value-type="float" office:value="786093" calcext:value-type="float">
            <text:p>786093</text:p>
          </table:table-cell>
          <table:table-cell/>
          <table:table-cell office:value-type="float" office:value="848193" calcext:value-type="float">
            <text:p>848193</text:p>
          </table:table-cell>
        </table:table-row>
        <table:table-row table:style-name="ro1">
          <table:table-cell/>
          <table:table-cell office:value-type="float" office:value="869344" calcext:value-type="float">
            <text:p>869344</text:p>
          </table:table-cell>
          <table:table-cell/>
          <table:table-cell office:value-type="float" office:value="805984" calcext:value-type="float">
            <text:p>805984</text:p>
          </table:table-cell>
        </table:table-row>
        <table:table-row table:style-name="ro1">
          <table:table-cell/>
          <table:table-cell office:value-type="float" office:value="934361" calcext:value-type="float">
            <text:p>934361</text:p>
          </table:table-cell>
          <table:table-cell/>
          <table:table-cell office:value-type="float" office:value="803834" calcext:value-type="float">
            <text:p>803834</text:p>
          </table:table-cell>
        </table:table-row>
        <table:table-row table:style-name="ro1">
          <table:table-cell/>
          <table:table-cell office:value-type="float" office:value="871099" calcext:value-type="float">
            <text:p>871099</text:p>
          </table:table-cell>
          <table:table-cell/>
          <table:table-cell office:value-type="float" office:value="870709" calcext:value-type="float">
            <text:p>870709</text:p>
          </table:table-cell>
        </table:table-row>
        <table:table-row table:style-name="ro1">
          <table:table-cell/>
          <table:table-cell office:value-type="float" office:value="878209" calcext:value-type="float">
            <text:p>878209</text:p>
          </table:table-cell>
          <table:table-cell/>
          <table:table-cell office:value-type="float" office:value="845267" calcext:value-type="float">
            <text:p>845267</text:p>
          </table:table-cell>
        </table:table-row>
        <table:table-row table:style-name="ro1">
          <table:table-cell/>
          <table:table-cell office:value-type="float" office:value="812929" calcext:value-type="float">
            <text:p>812929</text:p>
          </table:table-cell>
          <table:table-cell/>
          <table:table-cell office:value-type="float" office:value="899213" calcext:value-type="float">
            <text:p>899213</text:p>
          </table:table-cell>
        </table:table-row>
        <table:table-row table:style-name="ro1">
          <table:table-cell/>
          <table:table-cell office:value-type="float" office:value="781473" calcext:value-type="float">
            <text:p>781473</text:p>
          </table:table-cell>
          <table:table-cell/>
          <table:table-cell office:value-type="float" office:value="969031" calcext:value-type="float">
            <text:p>969031</text:p>
          </table:table-cell>
        </table:table-row>
        <table:table-row table:style-name="ro1">
          <table:table-cell/>
          <table:table-cell office:value-type="float" office:value="785038" calcext:value-type="float">
            <text:p>785038</text:p>
          </table:table-cell>
          <table:table-cell/>
          <table:table-cell office:value-type="float" office:value="954776" calcext:value-type="float">
            <text:p>954776</text:p>
          </table:table-cell>
        </table:table-row>
        <table:table-row table:style-name="ro1">
          <table:table-cell/>
          <table:table-cell office:value-type="float" office:value="784661" calcext:value-type="float">
            <text:p>784661</text:p>
          </table:table-cell>
          <table:table-cell/>
          <table:table-cell office:value-type="float" office:value="927893" calcext:value-type="float">
            <text:p>927893</text:p>
          </table:table-cell>
        </table:table-row>
        <table:table-row table:style-name="ro1">
          <table:table-cell/>
          <table:table-cell office:value-type="float" office:value="785144" calcext:value-type="float">
            <text:p>785144</text:p>
          </table:table-cell>
          <table:table-cell/>
          <table:table-cell office:value-type="float" office:value="828552" calcext:value-type="float">
            <text:p>828552</text:p>
          </table:table-cell>
        </table:table-row>
        <table:table-row table:style-name="ro1">
          <table:table-cell/>
          <table:table-cell office:value-type="float" office:value="858043" calcext:value-type="float">
            <text:p>858043</text:p>
          </table:table-cell>
          <table:table-cell/>
          <table:table-cell office:value-type="float" office:value="808807" calcext:value-type="float">
            <text:p>808807</text:p>
          </table:table-cell>
        </table:table-row>
        <table:table-row table:style-name="ro1">
          <table:table-cell/>
          <table:table-cell office:value-type="float" office:value="876906" calcext:value-type="float">
            <text:p>876906</text:p>
          </table:table-cell>
          <table:table-cell/>
          <table:table-cell office:value-type="float" office:value="869237" calcext:value-type="float">
            <text:p>869237</text:p>
          </table:table-cell>
        </table:table-row>
        <table:table-row table:style-name="ro1">
          <table:table-cell/>
          <table:table-cell office:value-type="float" office:value="871492" calcext:value-type="float">
            <text:p>871492</text:p>
          </table:table-cell>
          <table:table-cell/>
          <table:table-cell office:value-type="float" office:value="801893" calcext:value-type="float">
            <text:p>801893</text:p>
          </table:table-cell>
        </table:table-row>
        <table:table-row table:style-name="ro1">
          <table:table-cell/>
          <table:table-cell office:value-type="float" office:value="925546" calcext:value-type="float">
            <text:p>925546</text:p>
          </table:table-cell>
          <table:table-cell/>
          <table:table-cell office:value-type="float" office:value="873422" calcext:value-type="float">
            <text:p>873422</text:p>
          </table:table-cell>
        </table:table-row>
        <table:table-row table:style-name="ro1">
          <table:table-cell/>
          <table:table-cell office:value-type="float" office:value="874989" calcext:value-type="float">
            <text:p>874989</text:p>
          </table:table-cell>
          <table:table-cell/>
          <table:table-cell office:value-type="float" office:value="893585" calcext:value-type="float">
            <text:p>893585</text:p>
          </table:table-cell>
        </table:table-row>
        <table:table-row table:style-name="ro1">
          <table:table-cell/>
          <table:table-cell office:value-type="float" office:value="787901" calcext:value-type="float">
            <text:p>787901</text:p>
          </table:table-cell>
          <table:table-cell/>
          <table:table-cell office:value-type="float" office:value="898933" calcext:value-type="float">
            <text:p>898933</text:p>
          </table:table-cell>
        </table:table-row>
        <table:table-row table:style-name="ro1">
          <table:table-cell/>
          <table:table-cell office:value-type="float" office:value="840310" calcext:value-type="float">
            <text:p>840310</text:p>
          </table:table-cell>
          <table:table-cell/>
          <table:table-cell office:value-type="float" office:value="961857" calcext:value-type="float">
            <text:p>961857</text:p>
          </table:table-cell>
        </table:table-row>
        <table:table-row table:style-name="ro1">
          <table:table-cell/>
          <table:table-cell office:value-type="float" office:value="783601" calcext:value-type="float">
            <text:p>783601</text:p>
          </table:table-cell>
          <table:table-cell/>
          <table:table-cell office:value-type="float" office:value="836781" calcext:value-type="float">
            <text:p>836781</text:p>
          </table:table-cell>
        </table:table-row>
        <table:table-row table:style-name="ro1">
          <table:table-cell/>
          <table:table-cell office:value-type="float" office:value="836492" calcext:value-type="float">
            <text:p>836492</text:p>
          </table:table-cell>
          <table:table-cell/>
          <table:table-cell office:value-type="float" office:value="860950" calcext:value-type="float">
            <text:p>860950</text:p>
          </table:table-cell>
        </table:table-row>
        <table:table-row table:style-name="ro1">
          <table:table-cell/>
          <table:table-cell office:value-type="float" office:value="857323" calcext:value-type="float">
            <text:p>857323</text:p>
          </table:table-cell>
          <table:table-cell/>
          <table:table-cell office:value-type="float" office:value="818539" calcext:value-type="float">
            <text:p>818539</text:p>
          </table:table-cell>
        </table:table-row>
        <table:table-row table:style-name="ro1">
          <table:table-cell/>
          <table:table-cell office:value-type="float" office:value="872477" calcext:value-type="float">
            <text:p>872477</text:p>
          </table:table-cell>
          <table:table-cell/>
          <table:table-cell office:value-type="float" office:value="808504" calcext:value-type="float">
            <text:p>808504</text:p>
          </table:table-cell>
        </table:table-row>
        <table:table-row table:style-name="ro1">
          <table:table-cell/>
          <table:table-cell office:value-type="float" office:value="935348" calcext:value-type="float">
            <text:p>935348</text:p>
          </table:table-cell>
          <table:table-cell/>
          <table:table-cell office:value-type="float" office:value="1018820" calcext:value-type="float">
            <text:p>1018820</text:p>
          </table:table-cell>
        </table:table-row>
        <table:table-row table:style-name="ro1">
          <table:table-cell/>
          <table:table-cell office:value-type="float" office:value="870968" calcext:value-type="float">
            <text:p>870968</text:p>
          </table:table-cell>
          <table:table-cell/>
          <table:table-cell office:value-type="float" office:value="972725" calcext:value-type="float">
            <text:p>972725</text:p>
          </table:table-cell>
        </table:table-row>
        <table:table-row table:style-name="ro1">
          <table:table-cell/>
          <table:table-cell office:value-type="float" office:value="830310" calcext:value-type="float">
            <text:p>830310</text:p>
          </table:table-cell>
          <table:table-cell/>
          <table:table-cell office:value-type="float" office:value="893679" calcext:value-type="float">
            <text:p>893679</text:p>
          </table:table-cell>
        </table:table-row>
        <table:table-row table:style-name="ro1">
          <table:table-cell/>
          <table:table-cell office:value-type="float" office:value="787115" calcext:value-type="float">
            <text:p>787115</text:p>
          </table:table-cell>
          <table:table-cell/>
          <table:table-cell office:value-type="float" office:value="960255" calcext:value-type="float">
            <text:p>960255</text:p>
          </table:table-cell>
        </table:table-row>
        <table:table-row table:style-name="ro1">
          <table:table-cell/>
          <table:table-cell office:value-type="float" office:value="846189" calcext:value-type="float">
            <text:p>846189</text:p>
          </table:table-cell>
          <table:table-cell/>
          <table:table-cell office:value-type="float" office:value="934872" calcext:value-type="float">
            <text:p>934872</text:p>
          </table:table-cell>
        </table:table-row>
        <table:table-row table:style-name="ro1">
          <table:table-cell/>
          <table:table-cell office:value-type="float" office:value="785706" calcext:value-type="float">
            <text:p>785706</text:p>
          </table:table-cell>
          <table:table-cell/>
          <table:table-cell office:value-type="float" office:value="811838" calcext:value-type="float">
            <text:p>811838</text:p>
          </table:table-cell>
        </table:table-row>
        <table:table-row table:style-name="ro1">
          <table:table-cell/>
          <table:table-cell office:value-type="float" office:value="785451" calcext:value-type="float">
            <text:p>785451</text:p>
          </table:table-cell>
          <table:table-cell/>
          <table:table-cell office:value-type="float" office:value="815967" calcext:value-type="float">
            <text:p>815967</text:p>
          </table:table-cell>
        </table:table-row>
        <table:table-row table:style-name="ro1">
          <table:table-cell/>
          <table:table-cell office:value-type="float" office:value="854680" calcext:value-type="float">
            <text:p>854680</text:p>
          </table:table-cell>
          <table:table-cell/>
          <table:table-cell office:value-type="float" office:value="807952" calcext:value-type="float">
            <text:p>807952</text:p>
          </table:table-cell>
        </table:table-row>
        <table:table-row table:style-name="ro1">
          <table:table-cell/>
          <table:table-cell office:value-type="float" office:value="929670" calcext:value-type="float">
            <text:p>929670</text:p>
          </table:table-cell>
          <table:table-cell/>
          <table:table-cell office:value-type="float" office:value="865793" calcext:value-type="float">
            <text:p>865793</text:p>
          </table:table-cell>
        </table:table-row>
        <table:table-row table:style-name="ro1">
          <table:table-cell/>
          <table:table-cell office:value-type="float" office:value="868463" calcext:value-type="float">
            <text:p>868463</text:p>
          </table:table-cell>
          <table:table-cell/>
          <table:table-cell office:value-type="float" office:value="919159" calcext:value-type="float">
            <text:p>919159</text:p>
          </table:table-cell>
        </table:table-row>
        <table:table-row table:style-name="ro1">
          <table:table-cell/>
          <table:table-cell office:value-type="float" office:value="874230" calcext:value-type="float">
            <text:p>874230</text:p>
          </table:table-cell>
          <table:table-cell/>
          <table:table-cell office:value-type="float" office:value="887061" calcext:value-type="float">
            <text:p>887061</text:p>
          </table:table-cell>
        </table:table-row>
        <table:table-row table:style-name="ro1">
          <table:table-cell/>
          <table:table-cell office:value-type="float" office:value="879979" calcext:value-type="float">
            <text:p>879979</text:p>
          </table:table-cell>
          <table:table-cell/>
          <table:table-cell office:value-type="float" office:value="886434" calcext:value-type="float">
            <text:p>886434</text:p>
          </table:table-cell>
        </table:table-row>
        <table:table-row table:style-name="ro1">
          <table:table-cell/>
          <table:table-cell office:value-type="float" office:value="821449" calcext:value-type="float">
            <text:p>821449</text:p>
          </table:table-cell>
          <table:table-cell/>
          <table:table-cell office:value-type="float" office:value="891060" calcext:value-type="float">
            <text:p>891060</text:p>
          </table:table-cell>
        </table:table-row>
        <table:table-row table:style-name="ro1">
          <table:table-cell/>
          <table:table-cell office:value-type="float" office:value="781529" calcext:value-type="float">
            <text:p>781529</text:p>
          </table:table-cell>
          <table:table-cell/>
          <table:table-cell office:value-type="float" office:value="911290" calcext:value-type="float">
            <text:p>911290</text:p>
          </table:table-cell>
        </table:table-row>
        <table:table-row table:style-name="ro1">
          <table:table-cell/>
          <table:table-cell office:value-type="float" office:value="824418" calcext:value-type="float">
            <text:p>824418</text:p>
          </table:table-cell>
          <table:table-cell/>
          <table:table-cell office:value-type="float" office:value="803875" calcext:value-type="float">
            <text:p>803875</text:p>
          </table:table-cell>
        </table:table-row>
        <table:table-row table:style-name="ro1">
          <table:table-cell/>
          <table:table-cell office:value-type="float" office:value="785127" calcext:value-type="float">
            <text:p>785127</text:p>
          </table:table-cell>
          <table:table-cell/>
          <table:table-cell office:value-type="float" office:value="806547" calcext:value-type="float">
            <text:p>806547</text:p>
          </table:table-cell>
        </table:table-row>
        <table:table-row table:style-name="ro1">
          <table:table-cell/>
          <table:table-cell office:value-type="float" office:value="854759" calcext:value-type="float">
            <text:p>854759</text:p>
          </table:table-cell>
          <table:table-cell/>
          <table:table-cell office:value-type="float" office:value="801621" calcext:value-type="float">
            <text:p>801621</text:p>
          </table:table-cell>
        </table:table-row>
        <table:table-row table:style-name="ro1">
          <table:table-cell/>
          <table:table-cell office:value-type="float" office:value="919060" calcext:value-type="float">
            <text:p>919060</text:p>
          </table:table-cell>
          <table:table-cell/>
          <table:table-cell office:value-type="float" office:value="802816" calcext:value-type="float">
            <text:p>802816</text:p>
          </table:table-cell>
        </table:table-row>
        <table:table-row table:style-name="ro1">
          <table:table-cell/>
          <table:table-cell office:value-type="float" office:value="929862" calcext:value-type="float">
            <text:p>929862</text:p>
          </table:table-cell>
          <table:table-cell/>
          <table:table-cell office:value-type="float" office:value="860436" calcext:value-type="float">
            <text:p>860436</text:p>
          </table:table-cell>
        </table:table-row>
        <table:table-row table:style-name="ro1">
          <table:table-cell/>
          <table:table-cell office:value-type="float" office:value="872519" calcext:value-type="float">
            <text:p>872519</text:p>
          </table:table-cell>
          <table:table-cell/>
          <table:table-cell office:value-type="float" office:value="943576" calcext:value-type="float">
            <text:p>943576</text:p>
          </table:table-cell>
        </table:table-row>
        <table:table-row table:style-name="ro1">
          <table:table-cell/>
          <table:table-cell office:value-type="float" office:value="876389" calcext:value-type="float">
            <text:p>876389</text:p>
          </table:table-cell>
          <table:table-cell/>
          <table:table-cell office:value-type="float" office:value="897905" calcext:value-type="float">
            <text:p>897905</text:p>
          </table:table-cell>
        </table:table-row>
        <table:table-row table:style-name="ro1">
          <table:table-cell/>
          <table:table-cell office:value-type="float" office:value="780470" calcext:value-type="float">
            <text:p>780470</text:p>
          </table:table-cell>
          <table:table-cell/>
          <table:table-cell office:value-type="float" office:value="893457" calcext:value-type="float">
            <text:p>893457</text:p>
          </table:table-cell>
        </table:table-row>
        <table:table-row table:style-name="ro1">
          <table:table-cell/>
          <table:table-cell office:value-type="float" office:value="776935" calcext:value-type="float">
            <text:p>776935</text:p>
          </table:table-cell>
          <table:table-cell/>
          <table:table-cell office:value-type="float" office:value="853744" calcext:value-type="float">
            <text:p>853744</text:p>
          </table:table-cell>
        </table:table-row>
        <table:table-row table:style-name="ro1">
          <table:table-cell/>
          <table:table-cell office:value-type="float" office:value="775248" calcext:value-type="float">
            <text:p>775248</text:p>
          </table:table-cell>
          <table:table-cell/>
          <table:table-cell office:value-type="float" office:value="846689" calcext:value-type="float">
            <text:p>846689</text:p>
          </table:table-cell>
        </table:table-row>
        <table:table-row table:style-name="ro1">
          <table:table-cell/>
          <table:table-cell office:value-type="float" office:value="779539" calcext:value-type="float">
            <text:p>779539</text:p>
          </table:table-cell>
          <table:table-cell/>
          <table:table-cell office:value-type="float" office:value="801191" calcext:value-type="float">
            <text:p>801191</text:p>
          </table:table-cell>
        </table:table-row>
        <table:table-row table:style-name="ro1">
          <table:table-cell/>
          <table:table-cell office:value-type="float" office:value="903045" calcext:value-type="float">
            <text:p>903045</text:p>
          </table:table-cell>
          <table:table-cell/>
          <table:table-cell office:value-type="float" office:value="857011" calcext:value-type="float">
            <text:p>857011</text:p>
          </table:table-cell>
        </table:table-row>
        <table:table-row table:style-name="ro1">
          <table:table-cell/>
          <table:table-cell office:value-type="float" office:value="925128" calcext:value-type="float">
            <text:p>925128</text:p>
          </table:table-cell>
          <table:table-cell/>
          <table:table-cell office:value-type="float" office:value="862191" calcext:value-type="float">
            <text:p>862191</text:p>
          </table:table-cell>
        </table:table-row>
        <table:table-row table:style-name="ro1">
          <table:table-cell/>
          <table:table-cell office:value-type="float" office:value="861907" calcext:value-type="float">
            <text:p>861907</text:p>
          </table:table-cell>
          <table:table-cell/>
          <table:table-cell office:value-type="float" office:value="932155" calcext:value-type="float">
            <text:p>932155</text:p>
          </table:table-cell>
        </table:table-row>
        <table:table-row table:style-name="ro1">
          <table:table-cell/>
          <table:table-cell office:value-type="float" office:value="869430" calcext:value-type="float">
            <text:p>869430</text:p>
          </table:table-cell>
          <table:table-cell/>
          <table:table-cell office:value-type="float" office:value="895450" calcext:value-type="float">
            <text:p>895450</text:p>
          </table:table-cell>
        </table:table-row>
        <table:table-row table:style-name="ro1">
          <table:table-cell/>
          <table:table-cell office:value-type="float" office:value="872276" calcext:value-type="float">
            <text:p>872276</text:p>
          </table:table-cell>
          <table:table-cell/>
          <table:table-cell office:value-type="float" office:value="894727" calcext:value-type="float">
            <text:p>894727</text:p>
          </table:table-cell>
        </table:table-row>
        <table:table-row table:style-name="ro1">
          <table:table-cell/>
          <table:table-cell office:value-type="float" office:value="826857" calcext:value-type="float">
            <text:p>826857</text:p>
          </table:table-cell>
          <table:table-cell/>
          <table:table-cell office:value-type="float" office:value="939176" calcext:value-type="float">
            <text:p>939176</text:p>
          </table:table-cell>
        </table:table-row>
        <table:table-row table:style-name="ro1">
          <table:table-cell/>
          <table:table-cell office:value-type="float" office:value="777297" calcext:value-type="float">
            <text:p>777297</text:p>
          </table:table-cell>
          <table:table-cell/>
          <table:table-cell office:value-type="float" office:value="842244" calcext:value-type="float">
            <text:p>842244</text:p>
          </table:table-cell>
        </table:table-row>
        <table:table-row table:style-name="ro1">
          <table:table-cell/>
          <table:table-cell office:value-type="float" office:value="776104" calcext:value-type="float">
            <text:p>776104</text:p>
          </table:table-cell>
          <table:table-cell/>
          <table:table-cell office:value-type="float" office:value="807505" calcext:value-type="float">
            <text:p>807505</text:p>
          </table:table-cell>
        </table:table-row>
        <table:table-row table:style-name="ro1">
          <table:table-cell/>
          <table:table-cell office:value-type="float" office:value="835565" calcext:value-type="float">
            <text:p>835565</text:p>
          </table:table-cell>
          <table:table-cell/>
          <table:table-cell office:value-type="float" office:value="807821" calcext:value-type="float">
            <text:p>807821</text:p>
          </table:table-cell>
        </table:table-row>
        <table:table-row table:style-name="ro1">
          <table:table-cell/>
          <table:table-cell office:value-type="float" office:value="849075" calcext:value-type="float">
            <text:p>849075</text:p>
          </table:table-cell>
          <table:table-cell/>
          <table:table-cell office:value-type="float" office:value="853579" calcext:value-type="float">
            <text:p>853579</text:p>
          </table:table-cell>
        </table:table-row>
        <table:table-row table:style-name="ro1">
          <table:table-cell/>
          <table:table-cell office:value-type="float" office:value="923127" calcext:value-type="float">
            <text:p>923127</text:p>
          </table:table-cell>
          <table:table-cell/>
          <table:table-cell office:value-type="float" office:value="814702" calcext:value-type="float">
            <text:p>814702</text:p>
          </table:table-cell>
        </table:table-row>
        <table:table-row table:style-name="ro1">
          <table:table-cell/>
          <table:table-cell office:value-type="float" office:value="870744" calcext:value-type="float">
            <text:p>870744</text:p>
          </table:table-cell>
          <table:table-cell/>
          <table:table-cell office:value-type="float" office:value="895354" calcext:value-type="float">
            <text:p>895354</text:p>
          </table:table-cell>
        </table:table-row>
        <table:table-row table:style-name="ro1">
          <table:table-cell/>
          <table:table-cell office:value-type="float" office:value="868848" calcext:value-type="float">
            <text:p>868848</text:p>
          </table:table-cell>
          <table:table-cell/>
          <table:table-cell office:value-type="float" office:value="947635" calcext:value-type="float">
            <text:p>947635</text:p>
          </table:table-cell>
        </table:table-row>
        <table:table-row table:style-name="ro1">
          <table:table-cell/>
          <table:table-cell office:value-type="float" office:value="888006" calcext:value-type="float">
            <text:p>888006</text:p>
          </table:table-cell>
          <table:table-cell/>
          <table:table-cell office:value-type="float" office:value="955414" calcext:value-type="float">
            <text:p>955414</text:p>
          </table:table-cell>
        </table:table-row>
        <table:table-row table:style-name="ro1">
          <table:table-cell/>
          <table:table-cell office:value-type="float" office:value="783834" calcext:value-type="float">
            <text:p>783834</text:p>
          </table:table-cell>
          <table:table-cell/>
          <table:table-cell office:value-type="float" office:value="891845" calcext:value-type="float">
            <text:p>891845</text:p>
          </table:table-cell>
        </table:table-row>
        <table:table-row table:style-name="ro1">
          <table:table-cell/>
          <table:table-cell office:value-type="float" office:value="783760" calcext:value-type="float">
            <text:p>783760</text:p>
          </table:table-cell>
          <table:table-cell/>
          <table:table-cell office:value-type="float" office:value="827440" calcext:value-type="float">
            <text:p>827440</text:p>
          </table:table-cell>
        </table:table-row>
        <table:table-row table:style-name="ro1">
          <table:table-cell/>
          <table:table-cell office:value-type="float" office:value="782585" calcext:value-type="float">
            <text:p>782585</text:p>
          </table:table-cell>
          <table:table-cell/>
          <table:table-cell office:value-type="float" office:value="807218" calcext:value-type="float">
            <text:p>807218</text:p>
          </table:table-cell>
        </table:table-row>
        <table:table-row table:style-name="ro1">
          <table:table-cell/>
          <table:table-cell office:value-type="float" office:value="821669" calcext:value-type="float">
            <text:p>821669</text:p>
          </table:table-cell>
          <table:table-cell/>
          <table:table-cell office:value-type="float" office:value="799397" calcext:value-type="float">
            <text:p>799397</text:p>
          </table:table-cell>
        </table:table-row>
        <table:table-row table:style-name="ro1">
          <table:table-cell/>
          <table:table-cell office:value-type="float" office:value="862262" calcext:value-type="float">
            <text:p>862262</text:p>
          </table:table-cell>
          <table:table-cell/>
          <table:table-cell office:value-type="float" office:value="802944" calcext:value-type="float">
            <text:p>802944</text:p>
          </table:table-cell>
        </table:table-row>
        <table:table-row table:style-name="ro1">
          <table:table-cell/>
          <table:table-cell office:value-type="float" office:value="918045" calcext:value-type="float">
            <text:p>918045</text:p>
          </table:table-cell>
          <table:table-cell/>
          <table:table-cell office:value-type="float" office:value="831526" calcext:value-type="float">
            <text:p>831526</text:p>
          </table:table-cell>
        </table:table-row>
        <table:table-row table:style-name="ro1">
          <table:table-cell/>
          <table:table-cell office:value-type="float" office:value="868567" calcext:value-type="float">
            <text:p>868567</text:p>
          </table:table-cell>
          <table:table-cell/>
          <table:table-cell office:value-type="float" office:value="892838" calcext:value-type="float">
            <text:p>892838</text:p>
          </table:table-cell>
        </table:table-row>
        <table:table-row table:style-name="ro1">
          <table:table-cell/>
          <table:table-cell office:value-type="float" office:value="875578" calcext:value-type="float">
            <text:p>875578</text:p>
          </table:table-cell>
          <table:table-cell/>
          <table:table-cell office:value-type="float" office:value="892138" calcext:value-type="float">
            <text:p>892138</text:p>
          </table:table-cell>
        </table:table-row>
        <table:table-row table:style-name="ro1">
          <table:table-cell/>
          <table:table-cell office:value-type="float" office:value="883571" calcext:value-type="float">
            <text:p>883571</text:p>
          </table:table-cell>
          <table:table-cell/>
          <table:table-cell office:value-type="float" office:value="903109" calcext:value-type="float">
            <text:p>903109</text:p>
          </table:table-cell>
        </table:table-row>
        <table:table-row table:style-name="ro1">
          <table:table-cell/>
          <table:table-cell office:value-type="float" office:value="778713" calcext:value-type="float">
            <text:p>778713</text:p>
          </table:table-cell>
          <table:table-cell/>
          <table:table-cell office:value-type="float" office:value="886422" calcext:value-type="float">
            <text:p>886422</text:p>
          </table:table-cell>
        </table:table-row>
        <table:table-row table:style-name="ro1">
          <table:table-cell/>
          <table:table-cell office:value-type="float" office:value="822849" calcext:value-type="float">
            <text:p>822849</text:p>
          </table:table-cell>
          <table:table-cell/>
          <table:table-cell office:value-type="float" office:value="794999" calcext:value-type="float">
            <text:p>794999</text:p>
          </table:table-cell>
        </table:table-row>
        <table:table-row table:style-name="ro1">
          <table:table-cell/>
          <table:table-cell office:value-type="float" office:value="779334" calcext:value-type="float">
            <text:p>779334</text:p>
          </table:table-cell>
          <table:table-cell/>
          <table:table-cell office:value-type="float" office:value="801990" calcext:value-type="float">
            <text:p>801990</text:p>
          </table:table-cell>
        </table:table-row>
        <table:table-row table:style-name="ro1">
          <table:table-cell/>
          <table:table-cell office:value-type="float" office:value="782408" calcext:value-type="float">
            <text:p>782408</text:p>
          </table:table-cell>
          <table:table-cell/>
          <table:table-cell office:value-type="float" office:value="798156" calcext:value-type="float">
            <text:p>798156</text:p>
          </table:table-cell>
        </table:table-row>
        <table:table-row table:style-name="ro1">
          <table:table-cell/>
          <table:table-cell office:value-type="float" office:value="852264" calcext:value-type="float">
            <text:p>852264</text:p>
          </table:table-cell>
          <table:table-cell/>
          <table:table-cell office:value-type="float" office:value="798253" calcext:value-type="float">
            <text:p>798253</text:p>
          </table:table-cell>
        </table:table-row>
        <table:table-row table:style-name="ro1">
          <table:table-cell/>
          <table:table-cell office:value-type="float" office:value="917231" calcext:value-type="float">
            <text:p>917231</text:p>
          </table:table-cell>
          <table:table-cell/>
          <table:table-cell office:value-type="float" office:value="839052" calcext:value-type="float">
            <text:p>839052</text:p>
          </table:table-cell>
        </table:table-row>
        <table:table-row table:style-name="ro1">
          <table:table-cell/>
          <table:table-cell office:value-type="float" office:value="927687" calcext:value-type="float">
            <text:p>927687</text:p>
          </table:table-cell>
          <table:table-cell/>
          <table:table-cell office:value-type="float" office:value="892651" calcext:value-type="float">
            <text:p>892651</text:p>
          </table:table-cell>
        </table:table-row>
        <table:table-row table:style-name="ro1">
          <table:table-cell/>
          <table:table-cell office:value-type="float" office:value="908887" calcext:value-type="float">
            <text:p>908887</text:p>
          </table:table-cell>
          <table:table-cell/>
          <table:table-cell office:value-type="float" office:value="951006" calcext:value-type="float">
            <text:p>951006</text:p>
          </table:table-cell>
        </table:table-row>
        <table:table-row table:style-name="ro1">
          <table:table-cell/>
          <table:table-cell office:value-type="float" office:value="874225" calcext:value-type="float">
            <text:p>874225</text:p>
          </table:table-cell>
          <table:table-cell/>
          <table:table-cell office:value-type="float" office:value="890397" calcext:value-type="float">
            <text:p>890397</text:p>
          </table:table-cell>
        </table:table-row>
        <table:table-row table:style-name="ro1">
          <table:table-cell/>
          <table:table-cell office:value-type="float" office:value="780269" calcext:value-type="float">
            <text:p>780269</text:p>
          </table:table-cell>
          <table:table-cell/>
          <table:table-cell office:value-type="float" office:value="891840" calcext:value-type="float">
            <text:p>891840</text:p>
          </table:table-cell>
        </table:table-row>
        <table:table-row table:style-name="ro1">
          <table:table-cell/>
          <table:table-cell office:value-type="float" office:value="777356" calcext:value-type="float">
            <text:p>777356</text:p>
          </table:table-cell>
          <table:table-cell/>
          <table:table-cell office:value-type="float" office:value="806291" calcext:value-type="float">
            <text:p>806291</text:p>
          </table:table-cell>
        </table:table-row>
        <table:table-row table:style-name="ro1">
          <table:table-cell/>
          <table:table-cell office:value-type="float" office:value="779497" calcext:value-type="float">
            <text:p>779497</text:p>
          </table:table-cell>
          <table:table-cell/>
          <table:table-cell office:value-type="float" office:value="806683" calcext:value-type="float">
            <text:p>806683</text:p>
          </table:table-cell>
        </table:table-row>
        <table:table-row table:style-name="ro1">
          <table:table-cell/>
          <table:table-cell office:value-type="float" office:value="780972" calcext:value-type="float">
            <text:p>780972</text:p>
          </table:table-cell>
          <table:table-cell/>
          <table:table-cell office:value-type="float" office:value="845416" calcext:value-type="float">
            <text:p>845416</text:p>
          </table:table-cell>
        </table:table-row>
        <table:table-row table:style-name="ro1">
          <table:table-cell/>
          <table:table-cell office:value-type="float" office:value="847422" calcext:value-type="float">
            <text:p>847422</text:p>
          </table:table-cell>
          <table:table-cell/>
          <table:table-cell office:value-type="float" office:value="803097" calcext:value-type="float">
            <text:p>803097</text:p>
          </table:table-cell>
        </table:table-row>
        <table:table-row table:style-name="ro1">
          <table:table-cell/>
          <table:table-cell office:value-type="float" office:value="916448" calcext:value-type="float">
            <text:p>916448</text:p>
          </table:table-cell>
          <table:table-cell/>
          <table:table-cell office:value-type="float" office:value="840254" calcext:value-type="float">
            <text:p>840254</text:p>
          </table:table-cell>
        </table:table-row>
        <table:table-row table:style-name="ro1">
          <table:table-cell/>
          <table:table-cell office:value-type="float" office:value="866710" calcext:value-type="float">
            <text:p>866710</text:p>
          </table:table-cell>
          <table:table-cell/>
          <table:table-cell office:value-type="float" office:value="937902" calcext:value-type="float">
            <text:p>937902</text:p>
          </table:table-cell>
        </table:table-row>
        <table:table-row table:style-name="ro1">
          <table:table-cell/>
          <table:table-cell office:value-type="float" office:value="869672" calcext:value-type="float">
            <text:p>869672</text:p>
          </table:table-cell>
          <table:table-cell/>
          <table:table-cell office:value-type="float" office:value="909923" calcext:value-type="float">
            <text:p>909923</text:p>
          </table:table-cell>
        </table:table-row>
        <table:table-row table:style-name="ro1">
          <table:table-cell/>
          <table:table-cell office:value-type="float" office:value="839217" calcext:value-type="float">
            <text:p>839217</text:p>
          </table:table-cell>
          <table:table-cell/>
          <table:table-cell office:value-type="float" office:value="890329" calcext:value-type="float">
            <text:p>890329</text:p>
          </table:table-cell>
        </table:table-row>
        <table:table-row table:style-name="ro1">
          <table:table-cell/>
          <table:table-cell office:value-type="float" office:value="789721" calcext:value-type="float">
            <text:p>789721</text:p>
          </table:table-cell>
          <table:table-cell/>
          <table:table-cell office:value-type="float" office:value="876137" calcext:value-type="float">
            <text:p>876137</text:p>
          </table:table-cell>
        </table:table-row>
        <table:table-row table:style-name="ro1">
          <table:table-cell/>
          <table:table-cell office:value-type="float" office:value="786696" calcext:value-type="float">
            <text:p>786696</text:p>
          </table:table-cell>
          <table:table-cell/>
          <table:table-cell office:value-type="float" office:value="804578" calcext:value-type="float">
            <text:p>804578</text:p>
          </table:table-cell>
        </table:table-row>
        <table:table-row table:style-name="ro1">
          <table:table-cell/>
          <table:table-cell office:value-type="float" office:value="793180" calcext:value-type="float">
            <text:p>793180</text:p>
          </table:table-cell>
          <table:table-cell/>
          <table:table-cell office:value-type="float" office:value="802078" calcext:value-type="float">
            <text:p>802078</text:p>
          </table:table-cell>
        </table:table-row>
        <table:table-row table:style-name="ro1">
          <table:table-cell/>
          <table:table-cell office:value-type="float" office:value="844654" calcext:value-type="float">
            <text:p>844654</text:p>
          </table:table-cell>
          <table:table-cell/>
          <table:table-cell office:value-type="float" office:value="848995" calcext:value-type="float">
            <text:p>848995</text:p>
          </table:table-cell>
        </table:table-row>
        <table:table-row table:style-name="ro1">
          <table:table-cell/>
          <table:table-cell office:value-type="float" office:value="849687" calcext:value-type="float">
            <text:p>849687</text:p>
          </table:table-cell>
          <table:table-cell/>
          <table:table-cell office:value-type="float" office:value="816171" calcext:value-type="float">
            <text:p>816171</text:p>
          </table:table-cell>
        </table:table-row>
        <table:table-row table:style-name="ro1">
          <table:table-cell/>
          <table:table-cell office:value-type="float" office:value="872577" calcext:value-type="float">
            <text:p>872577</text:p>
          </table:table-cell>
          <table:table-cell/>
          <table:table-cell office:value-type="float" office:value="850347" calcext:value-type="float">
            <text:p>850347</text:p>
          </table:table-cell>
        </table:table-row>
        <table:table-row table:style-name="ro1">
          <table:table-cell/>
          <table:table-cell office:value-type="float" office:value="871955" calcext:value-type="float">
            <text:p>871955</text:p>
          </table:table-cell>
          <table:table-cell/>
          <table:table-cell office:value-type="float" office:value="898208" calcext:value-type="float">
            <text:p>898208</text:p>
          </table:table-cell>
        </table:table-row>
        <table:table-row table:style-name="ro1">
          <table:table-cell/>
          <table:table-cell office:value-type="float" office:value="936264" calcext:value-type="float">
            <text:p>936264</text:p>
          </table:table-cell>
          <table:table-cell/>
          <table:table-cell office:value-type="float" office:value="945564" calcext:value-type="float">
            <text:p>945564</text:p>
          </table:table-cell>
        </table:table-row>
        <table:table-row table:style-name="ro1">
          <table:table-cell/>
          <table:table-cell office:value-type="float" office:value="841768" calcext:value-type="float">
            <text:p>841768</text:p>
          </table:table-cell>
          <table:table-cell/>
          <table:table-cell office:value-type="float" office:value="895828" calcext:value-type="float">
            <text:p>895828</text:p>
          </table:table-cell>
        </table:table-row>
        <table:table-row table:style-name="ro1">
          <table:table-cell/>
          <table:table-cell office:value-type="float" office:value="783555" calcext:value-type="float">
            <text:p>783555</text:p>
          </table:table-cell>
          <table:table-cell/>
          <table:table-cell office:value-type="float" office:value="930806" calcext:value-type="float">
            <text:p>930806</text:p>
          </table:table-cell>
        </table:table-row>
        <table:table-row table:style-name="ro1">
          <table:table-cell/>
          <table:table-cell office:value-type="float" office:value="785914" calcext:value-type="float">
            <text:p>785914</text:p>
          </table:table-cell>
          <table:table-cell/>
          <table:table-cell office:value-type="float" office:value="842304" calcext:value-type="float">
            <text:p>842304</text:p>
          </table:table-cell>
        </table:table-row>
        <table:table-row table:style-name="ro1">
          <table:table-cell/>
          <table:table-cell office:value-type="float" office:value="826908" calcext:value-type="float">
            <text:p>826908</text:p>
          </table:table-cell>
          <table:table-cell/>
          <table:table-cell office:value-type="float" office:value="825575" calcext:value-type="float">
            <text:p>825575</text:p>
          </table:table-cell>
        </table:table-row>
        <table:table-row table:style-name="ro1">
          <table:table-cell/>
          <table:table-cell office:value-type="float" office:value="787339" calcext:value-type="float">
            <text:p>787339</text:p>
          </table:table-cell>
          <table:table-cell/>
          <table:table-cell office:value-type="float" office:value="811109" calcext:value-type="float">
            <text:p>811109</text:p>
          </table:table-cell>
        </table:table-row>
        <table:table-row table:style-name="ro1">
          <table:table-cell/>
          <table:table-cell office:value-type="float" office:value="880568" calcext:value-type="float">
            <text:p>880568</text:p>
          </table:table-cell>
          <table:table-cell/>
          <table:table-cell office:value-type="float" office:value="802779" calcext:value-type="float">
            <text:p>802779</text:p>
          </table:table-cell>
        </table:table-row>
        <table:table-row table:style-name="ro1">
          <table:table-cell/>
          <table:table-cell office:value-type="float" office:value="929856" calcext:value-type="float">
            <text:p>929856</text:p>
          </table:table-cell>
          <table:table-cell/>
          <table:table-cell office:value-type="float" office:value="867599" calcext:value-type="float">
            <text:p>867599</text:p>
          </table:table-cell>
        </table:table-row>
        <table:table-row table:style-name="ro1">
          <table:table-cell/>
          <table:table-cell office:value-type="float" office:value="871406" calcext:value-type="float">
            <text:p>871406</text:p>
          </table:table-cell>
          <table:table-cell/>
          <table:table-cell office:value-type="float" office:value="888289" calcext:value-type="float">
            <text:p>888289</text:p>
          </table:table-cell>
        </table:table-row>
        <table:table-row table:style-name="ro1">
          <table:table-cell/>
          <table:table-cell office:value-type="float" office:value="870696" calcext:value-type="float">
            <text:p>870696</text:p>
          </table:table-cell>
          <table:table-cell/>
          <table:table-cell office:value-type="float" office:value="897364" calcext:value-type="float">
            <text:p>897364</text:p>
          </table:table-cell>
        </table:table-row>
        <table:table-row table:style-name="ro1">
          <table:table-cell/>
          <table:table-cell office:value-type="float" office:value="891981" calcext:value-type="float">
            <text:p>891981</text:p>
          </table:table-cell>
          <table:table-cell/>
          <table:table-cell office:value-type="float" office:value="952555" calcext:value-type="float">
            <text:p>952555</text:p>
          </table:table-cell>
        </table:table-row>
        <table:table-row table:style-name="ro1">
          <table:table-cell/>
          <table:table-cell office:value-type="float" office:value="837140" calcext:value-type="float">
            <text:p>837140</text:p>
          </table:table-cell>
          <table:table-cell/>
          <table:table-cell office:value-type="float" office:value="881881" calcext:value-type="float">
            <text:p>881881</text:p>
          </table:table-cell>
        </table:table-row>
        <table:table-row table:style-name="ro1">
          <table:table-cell/>
          <table:table-cell office:value-type="float" office:value="841474" calcext:value-type="float">
            <text:p>841474</text:p>
          </table:table-cell>
          <table:table-cell/>
          <table:table-cell office:value-type="float" office:value="868215" calcext:value-type="float">
            <text:p>868215</text:p>
          </table:table-cell>
        </table:table-row>
        <table:table-row table:style-name="ro1">
          <table:table-cell/>
          <table:table-cell office:value-type="float" office:value="786156" calcext:value-type="float">
            <text:p>786156</text:p>
          </table:table-cell>
          <table:table-cell/>
          <table:table-cell office:value-type="float" office:value="872804" calcext:value-type="float">
            <text:p>872804</text:p>
          </table:table-cell>
        </table:table-row>
        <table:table-row table:style-name="ro1">
          <table:table-cell/>
          <table:table-cell office:value-type="float" office:value="784089" calcext:value-type="float">
            <text:p>784089</text:p>
          </table:table-cell>
          <table:table-cell/>
          <table:table-cell office:value-type="float" office:value="808090" calcext:value-type="float">
            <text:p>808090</text:p>
          </table:table-cell>
        </table:table-row>
        <table:table-row table:style-name="ro1">
          <table:table-cell/>
          <table:table-cell office:value-type="float" office:value="840732" calcext:value-type="float">
            <text:p>840732</text:p>
          </table:table-cell>
          <table:table-cell/>
          <table:table-cell office:value-type="float" office:value="799745" calcext:value-type="float">
            <text:p>799745</text:p>
          </table:table-cell>
        </table:table-row>
        <table:table-row table:style-name="ro1">
          <table:table-cell/>
          <table:table-cell office:value-type="float" office:value="937421" calcext:value-type="float">
            <text:p>937421</text:p>
          </table:table-cell>
          <table:table-cell/>
          <table:table-cell office:value-type="float" office:value="892195" calcext:value-type="float">
            <text:p>892195</text:p>
          </table:table-cell>
        </table:table-row>
        <table:table-row table:style-name="ro1">
          <table:table-cell/>
          <table:table-cell office:value-type="float" office:value="867618" calcext:value-type="float">
            <text:p>867618</text:p>
          </table:table-cell>
          <table:table-cell/>
          <table:table-cell office:value-type="float" office:value="890623" calcext:value-type="float">
            <text:p>890623</text:p>
          </table:table-cell>
        </table:table-row>
        <table:table-row table:style-name="ro1">
          <table:table-cell/>
          <table:table-cell office:value-type="float" office:value="920498" calcext:value-type="float">
            <text:p>920498</text:p>
          </table:table-cell>
          <table:table-cell/>
          <table:table-cell office:value-type="float" office:value="902073" calcext:value-type="float">
            <text:p>902073</text:p>
          </table:table-cell>
        </table:table-row>
        <table:table-row table:style-name="ro1">
          <table:table-cell/>
          <table:table-cell office:value-type="float" office:value="877273" calcext:value-type="float">
            <text:p>877273</text:p>
          </table:table-cell>
          <table:table-cell/>
          <table:table-cell office:value-type="float" office:value="962698" calcext:value-type="float">
            <text:p>962698</text:p>
          </table:table-cell>
        </table:table-row>
        <table:table-row table:style-name="ro1">
          <table:table-cell/>
          <table:table-cell office:value-type="float" office:value="780288" calcext:value-type="float">
            <text:p>780288</text:p>
          </table:table-cell>
          <table:table-cell/>
          <table:table-cell office:value-type="float" office:value="858455" calcext:value-type="float">
            <text:p>858455</text:p>
          </table:table-cell>
        </table:table-row>
        <table:table-row table:style-name="ro1">
          <table:table-cell/>
          <table:table-cell office:value-type="float" office:value="781384" calcext:value-type="float">
            <text:p>781384</text:p>
          </table:table-cell>
          <table:table-cell/>
          <table:table-cell office:value-type="float" office:value="860515" calcext:value-type="float">
            <text:p>860515</text:p>
          </table:table-cell>
        </table:table-row>
        <table:table-row table:style-name="ro1">
          <table:table-cell/>
          <table:table-cell office:value-type="float" office:value="781759" calcext:value-type="float">
            <text:p>781759</text:p>
          </table:table-cell>
          <table:table-cell/>
          <table:table-cell office:value-type="float" office:value="854091" calcext:value-type="float">
            <text:p>854091</text:p>
          </table:table-cell>
        </table:table-row>
        <table:table-row table:style-name="ro1">
          <table:table-cell/>
          <table:table-cell office:value-type="float" office:value="781397" calcext:value-type="float">
            <text:p>781397</text:p>
          </table:table-cell>
          <table:table-cell/>
          <table:table-cell office:value-type="float" office:value="811028" calcext:value-type="float">
            <text:p>811028</text:p>
          </table:table-cell>
        </table:table-row>
        <table:table-row table:style-name="ro1">
          <table:table-cell/>
          <table:table-cell office:value-type="float" office:value="832225" calcext:value-type="float">
            <text:p>832225</text:p>
          </table:table-cell>
          <table:table-cell/>
          <table:table-cell office:value-type="float" office:value="844074" calcext:value-type="float">
            <text:p>844074</text:p>
          </table:table-cell>
        </table:table-row>
        <table:table-row table:style-name="ro1">
          <table:table-cell/>
          <table:table-cell office:value-type="float" office:value="866991" calcext:value-type="float">
            <text:p>866991</text:p>
          </table:table-cell>
          <table:table-cell/>
          <table:table-cell office:value-type="float" office:value="897303" calcext:value-type="float">
            <text:p>897303</text:p>
          </table:table-cell>
        </table:table-row>
        <table:table-row table:style-name="ro1">
          <table:table-cell/>
          <table:table-cell office:value-type="float" office:value="931374" calcext:value-type="float">
            <text:p>931374</text:p>
          </table:table-cell>
          <table:table-cell/>
          <table:table-cell office:value-type="float" office:value="970225" calcext:value-type="float">
            <text:p>970225</text:p>
          </table:table-cell>
        </table:table-row>
        <table:table-row table:style-name="ro1">
          <table:table-cell/>
          <table:table-cell office:value-type="float" office:value="924229" calcext:value-type="float">
            <text:p>924229</text:p>
          </table:table-cell>
          <table:table-cell/>
          <table:table-cell office:value-type="float" office:value="896948" calcext:value-type="float">
            <text:p>896948</text:p>
          </table:table-cell>
        </table:table-row>
        <table:table-row table:style-name="ro1">
          <table:table-cell/>
          <table:table-cell office:value-type="float" office:value="838314" calcext:value-type="float">
            <text:p>838314</text:p>
          </table:table-cell>
          <table:table-cell/>
          <table:table-cell office:value-type="float" office:value="879565" calcext:value-type="float">
            <text:p>879565</text:p>
          </table:table-cell>
        </table:table-row>
        <table:table-row table:style-name="ro1">
          <table:table-cell/>
          <table:table-cell office:value-type="float" office:value="781881" calcext:value-type="float">
            <text:p>781881</text:p>
          </table:table-cell>
          <table:table-cell/>
          <table:table-cell office:value-type="float" office:value="805172" calcext:value-type="float">
            <text:p>805172</text:p>
          </table:table-cell>
        </table:table-row>
        <table:table-row table:style-name="ro1">
          <table:table-cell/>
          <table:table-cell office:value-type="float" office:value="830390" calcext:value-type="float">
            <text:p>830390</text:p>
          </table:table-cell>
          <table:table-cell/>
          <table:table-cell office:value-type="float" office:value="801266" calcext:value-type="float">
            <text:p>801266</text:p>
          </table:table-cell>
        </table:table-row>
        <table:table-row table:style-name="ro1">
          <table:table-cell/>
          <table:table-cell office:value-type="float" office:value="779373" calcext:value-type="float">
            <text:p>779373</text:p>
          </table:table-cell>
          <table:table-cell/>
          <table:table-cell office:value-type="float" office:value="859280" calcext:value-type="float">
            <text:p>859280</text:p>
          </table:table-cell>
        </table:table-row>
        <table:table-row table:style-name="ro1">
          <table:table-cell/>
          <table:table-cell office:value-type="float" office:value="775417" calcext:value-type="float">
            <text:p>775417</text:p>
          </table:table-cell>
          <table:table-cell/>
          <table:table-cell office:value-type="float" office:value="806237" calcext:value-type="float">
            <text:p>806237</text:p>
          </table:table-cell>
        </table:table-row>
        <table:table-row table:style-name="ro1">
          <table:table-cell/>
          <table:table-cell office:value-type="float" office:value="823785" calcext:value-type="float">
            <text:p>823785</text:p>
          </table:table-cell>
          <table:table-cell/>
          <table:table-cell office:value-type="float" office:value="902228" calcext:value-type="float">
            <text:p>902228</text:p>
          </table:table-cell>
        </table:table-row>
        <table:table-row table:style-name="ro1">
          <table:table-cell/>
          <table:table-cell office:value-type="float" office:value="865638" calcext:value-type="float">
            <text:p>865638</text:p>
          </table:table-cell>
          <table:table-cell/>
          <table:table-cell office:value-type="float" office:value="944615" calcext:value-type="float">
            <text:p>944615</text:p>
          </table:table-cell>
        </table:table-row>
        <table:table-row table:style-name="ro1">
          <table:table-cell/>
          <table:table-cell office:value-type="float" office:value="865610" calcext:value-type="float">
            <text:p>865610</text:p>
          </table:table-cell>
          <table:table-cell/>
          <table:table-cell office:value-type="float" office:value="949830" calcext:value-type="float">
            <text:p>949830</text:p>
          </table:table-cell>
        </table:table-row>
        <table:table-row table:style-name="ro1">
          <table:table-cell/>
          <table:table-cell office:value-type="float" office:value="870054" calcext:value-type="float">
            <text:p>870054</text:p>
          </table:table-cell>
          <table:table-cell/>
          <table:table-cell office:value-type="float" office:value="899682" calcext:value-type="float">
            <text:p>899682</text:p>
          </table:table-cell>
        </table:table-row>
        <table:table-row table:style-name="ro1">
          <table:table-cell/>
          <table:table-cell office:value-type="float" office:value="913899" calcext:value-type="float">
            <text:p>913899</text:p>
          </table:table-cell>
          <table:table-cell/>
          <table:table-cell office:value-type="float" office:value="853279" calcext:value-type="float">
            <text:p>853279</text:p>
          </table:table-cell>
        </table:table-row>
        <table:table-row table:style-name="ro1">
          <table:table-cell/>
          <table:table-cell office:value-type="float" office:value="784114" calcext:value-type="float">
            <text:p>784114</text:p>
          </table:table-cell>
          <table:table-cell/>
          <table:table-cell office:value-type="float" office:value="834248" calcext:value-type="float">
            <text:p>834248</text:p>
          </table:table-cell>
        </table:table-row>
        <table:table-row table:style-name="ro1">
          <table:table-cell/>
          <table:table-cell office:value-type="float" office:value="799826" calcext:value-type="float">
            <text:p>799826</text:p>
          </table:table-cell>
          <table:table-cell/>
          <table:table-cell office:value-type="float" office:value="835819" calcext:value-type="float">
            <text:p>835819</text:p>
          </table:table-cell>
        </table:table-row>
        <table:table-row table:style-name="ro1">
          <table:table-cell/>
          <table:table-cell office:value-type="float" office:value="838774" calcext:value-type="float">
            <text:p>838774</text:p>
          </table:table-cell>
          <table:table-cell/>
          <table:table-cell office:value-type="float" office:value="808901" calcext:value-type="float">
            <text:p>808901</text:p>
          </table:table-cell>
        </table:table-row>
        <table:table-row table:style-name="ro1">
          <table:table-cell/>
          <table:table-cell office:value-type="float" office:value="842030" calcext:value-type="float">
            <text:p>842030</text:p>
          </table:table-cell>
          <table:table-cell/>
          <table:table-cell office:value-type="float" office:value="813510" calcext:value-type="float">
            <text:p>813510</text:p>
          </table:table-cell>
        </table:table-row>
        <table:table-row table:style-name="ro1">
          <table:table-cell/>
          <table:table-cell office:value-type="float" office:value="830562" calcext:value-type="float">
            <text:p>830562</text:p>
          </table:table-cell>
          <table:table-cell/>
          <table:table-cell office:value-type="float" office:value="946328" calcext:value-type="float">
            <text:p>946328</text:p>
          </table:table-cell>
        </table:table-row>
        <table:table-row table:style-name="ro1">
          <table:table-cell/>
          <table:table-cell office:value-type="float" office:value="928463" calcext:value-type="float">
            <text:p>928463</text:p>
          </table:table-cell>
          <table:table-cell/>
          <table:table-cell office:value-type="float" office:value="902934" calcext:value-type="float">
            <text:p>902934</text:p>
          </table:table-cell>
        </table:table-row>
        <table:table-row table:style-name="ro1">
          <table:table-cell/>
          <table:table-cell office:value-type="float" office:value="868014" calcext:value-type="float">
            <text:p>868014</text:p>
          </table:table-cell>
          <table:table-cell/>
          <table:table-cell office:value-type="float" office:value="906351" calcext:value-type="float">
            <text:p>906351</text:p>
          </table:table-cell>
        </table:table-row>
        <table:table-row table:style-name="ro1">
          <table:table-cell/>
          <table:table-cell office:value-type="float" office:value="876054" calcext:value-type="float">
            <text:p>876054</text:p>
          </table:table-cell>
          <table:table-cell/>
          <table:table-cell office:value-type="float" office:value="896413" calcext:value-type="float">
            <text:p>896413</text:p>
          </table:table-cell>
        </table:table-row>
        <table:table-row table:style-name="ro1">
          <table:table-cell/>
          <table:table-cell office:value-type="float" office:value="850819" calcext:value-type="float">
            <text:p>850819</text:p>
          </table:table-cell>
          <table:table-cell/>
          <table:table-cell office:value-type="float" office:value="856609" calcext:value-type="float">
            <text:p>856609</text:p>
          </table:table-cell>
        </table:table-row>
        <table:table-row table:style-name="ro1">
          <table:table-cell/>
          <table:table-cell office:value-type="float" office:value="781486" calcext:value-type="float">
            <text:p>781486</text:p>
          </table:table-cell>
          <table:table-cell/>
          <table:table-cell office:value-type="float" office:value="814394" calcext:value-type="float">
            <text:p>814394</text:p>
          </table:table-cell>
        </table:table-row>
        <table:table-row table:style-name="ro1">
          <table:table-cell/>
          <table:table-cell office:value-type="float" office:value="785839" calcext:value-type="float">
            <text:p>785839</text:p>
          </table:table-cell>
          <table:table-cell/>
          <table:table-cell office:value-type="float" office:value="813363" calcext:value-type="float">
            <text:p>813363</text:p>
          </table:table-cell>
        </table:table-row>
        <table:table-row table:style-name="ro1">
          <table:table-cell/>
          <table:table-cell office:value-type="float" office:value="781889" calcext:value-type="float">
            <text:p>781889</text:p>
          </table:table-cell>
          <table:table-cell/>
          <table:table-cell office:value-type="float" office:value="812424" calcext:value-type="float">
            <text:p>812424</text:p>
          </table:table-cell>
        </table:table-row>
        <table:table-row table:style-name="ro1">
          <table:table-cell/>
          <table:table-cell office:value-type="float" office:value="781303" calcext:value-type="float">
            <text:p>781303</text:p>
          </table:table-cell>
          <table:table-cell/>
          <table:table-cell office:value-type="float" office:value="811363" calcext:value-type="float">
            <text:p>811363</text:p>
          </table:table-cell>
        </table:table-row>
        <table:table-row table:style-name="ro1">
          <table:table-cell/>
          <table:table-cell office:value-type="float" office:value="868613" calcext:value-type="float">
            <text:p>868613</text:p>
          </table:table-cell>
          <table:table-cell/>
          <table:table-cell office:value-type="float" office:value="988408" calcext:value-type="float">
            <text:p>988408</text:p>
          </table:table-cell>
        </table:table-row>
        <table:table-row table:style-name="ro1">
          <table:table-cell/>
          <table:table-cell office:value-type="float" office:value="874820" calcext:value-type="float">
            <text:p>874820</text:p>
          </table:table-cell>
          <table:table-cell/>
          <table:table-cell office:value-type="float" office:value="1005678" calcext:value-type="float">
            <text:p>1005678</text:p>
          </table:table-cell>
        </table:table-row>
        <table:table-row table:style-name="ro1">
          <table:table-cell/>
          <table:table-cell office:value-type="float" office:value="872767" calcext:value-type="float">
            <text:p>872767</text:p>
          </table:table-cell>
          <table:table-cell/>
          <table:table-cell office:value-type="float" office:value="905777" calcext:value-type="float">
            <text:p>905777</text:p>
          </table:table-cell>
        </table:table-row>
        <table:table-row table:style-name="ro1">
          <table:table-cell/>
          <table:table-cell office:value-type="float" office:value="872579" calcext:value-type="float">
            <text:p>872579</text:p>
          </table:table-cell>
          <table:table-cell/>
          <table:table-cell office:value-type="float" office:value="905092" calcext:value-type="float">
            <text:p>905092</text:p>
          </table:table-cell>
        </table:table-row>
        <table:table-row table:style-name="ro1">
          <table:table-cell/>
          <table:table-cell office:value-type="float" office:value="867710" calcext:value-type="float">
            <text:p>867710</text:p>
          </table:table-cell>
          <table:table-cell/>
          <table:table-cell office:value-type="float" office:value="903563" calcext:value-type="float">
            <text:p>903563</text:p>
          </table:table-cell>
        </table:table-row>
        <table:table-row table:style-name="ro1">
          <table:table-cell/>
          <table:table-cell office:value-type="float" office:value="780213" calcext:value-type="float">
            <text:p>780213</text:p>
          </table:table-cell>
          <table:table-cell/>
          <table:table-cell office:value-type="float" office:value="920259" calcext:value-type="float">
            <text:p>920259</text:p>
          </table:table-cell>
        </table:table-row>
        <table:table-row table:style-name="ro1">
          <table:table-cell/>
          <table:table-cell office:value-type="float" office:value="831353" calcext:value-type="float">
            <text:p>831353</text:p>
          </table:table-cell>
          <table:table-cell/>
          <table:table-cell office:value-type="float" office:value="815195" calcext:value-type="float">
            <text:p>815195</text:p>
          </table:table-cell>
        </table:table-row>
        <table:table-row table:style-name="ro1">
          <table:table-cell/>
          <table:table-cell office:value-type="float" office:value="777933" calcext:value-type="float">
            <text:p>777933</text:p>
          </table:table-cell>
          <table:table-cell/>
          <table:table-cell office:value-type="float" office:value="809122" calcext:value-type="float">
            <text:p>809122</text:p>
          </table:table-cell>
        </table:table-row>
        <table:table-row table:style-name="ro1">
          <table:table-cell/>
          <table:table-cell office:value-type="float" office:value="824777" calcext:value-type="float">
            <text:p>824777</text:p>
          </table:table-cell>
          <table:table-cell/>
          <table:table-cell office:value-type="float" office:value="805204" calcext:value-type="float">
            <text:p>805204</text:p>
          </table:table-cell>
        </table:table-row>
        <table:table-row table:style-name="ro1">
          <table:table-cell/>
          <table:table-cell office:value-type="float" office:value="881281" calcext:value-type="float">
            <text:p>881281</text:p>
          </table:table-cell>
          <table:table-cell/>
          <table:table-cell office:value-type="float" office:value="816766" calcext:value-type="float">
            <text:p>816766</text:p>
          </table:table-cell>
        </table:table-row>
        <table:table-row table:style-name="ro1">
          <table:table-cell/>
          <table:table-cell office:value-type="float" office:value="940413" calcext:value-type="float">
            <text:p>940413</text:p>
          </table:table-cell>
          <table:table-cell/>
          <table:table-cell office:value-type="float" office:value="896992" calcext:value-type="float">
            <text:p>896992</text:p>
          </table:table-cell>
        </table:table-row>
        <table:table-row table:style-name="ro1">
          <table:table-cell/>
          <table:table-cell office:value-type="float" office:value="869717" calcext:value-type="float">
            <text:p>869717</text:p>
          </table:table-cell>
          <table:table-cell/>
          <table:table-cell office:value-type="float" office:value="898587" calcext:value-type="float">
            <text:p>898587</text:p>
          </table:table-cell>
        </table:table-row>
        <table:table-row table:style-name="ro1">
          <table:table-cell/>
          <table:table-cell office:value-type="float" office:value="928634" calcext:value-type="float">
            <text:p>928634</text:p>
          </table:table-cell>
          <table:table-cell/>
          <table:table-cell office:value-type="float" office:value="906650" calcext:value-type="float">
            <text:p>906650</text:p>
          </table:table-cell>
        </table:table-row>
        <table:table-row table:style-name="ro1">
          <table:table-cell/>
          <table:table-cell office:value-type="float" office:value="851433" calcext:value-type="float">
            <text:p>851433</text:p>
          </table:table-cell>
          <table:table-cell/>
          <table:table-cell office:value-type="float" office:value="952426" calcext:value-type="float">
            <text:p>952426</text:p>
          </table:table-cell>
        </table:table-row>
        <table:table-row table:style-name="ro1">
          <table:table-cell/>
          <table:table-cell office:value-type="float" office:value="779069" calcext:value-type="float">
            <text:p>779069</text:p>
          </table:table-cell>
          <table:table-cell/>
          <table:table-cell office:value-type="float" office:value="886169" calcext:value-type="float">
            <text:p>886169</text:p>
          </table:table-cell>
        </table:table-row>
        <table:table-row table:style-name="ro1">
          <table:table-cell/>
          <table:table-cell office:value-type="float" office:value="830513" calcext:value-type="float">
            <text:p>830513</text:p>
          </table:table-cell>
          <table:table-cell/>
          <table:table-cell office:value-type="float" office:value="841156" calcext:value-type="float">
            <text:p>841156</text:p>
          </table:table-cell>
        </table:table-row>
        <table:table-row table:style-name="ro1">
          <table:table-cell/>
          <table:table-cell office:value-type="float" office:value="780372" calcext:value-type="float">
            <text:p>780372</text:p>
          </table:table-cell>
          <table:table-cell/>
          <table:table-cell office:value-type="float" office:value="799257" calcext:value-type="float">
            <text:p>799257</text:p>
          </table:table-cell>
        </table:table-row>
        <table:table-row table:style-name="ro1">
          <table:table-cell/>
          <table:table-cell office:value-type="float" office:value="780130" calcext:value-type="float">
            <text:p>780130</text:p>
          </table:table-cell>
          <table:table-cell/>
          <table:table-cell office:value-type="float" office:value="830037" calcext:value-type="float">
            <text:p>830037</text:p>
          </table:table-cell>
        </table:table-row>
        <table:table-row table:style-name="ro1">
          <table:table-cell/>
          <table:table-cell office:value-type="float" office:value="813300" calcext:value-type="float">
            <text:p>813300</text:p>
          </table:table-cell>
          <table:table-cell/>
          <table:table-cell office:value-type="float" office:value="799047" calcext:value-type="float">
            <text:p>799047</text:p>
          </table:table-cell>
        </table:table-row>
        <table:table-row table:style-name="ro1">
          <table:table-cell/>
          <table:table-cell office:value-type="float" office:value="868578" calcext:value-type="float">
            <text:p>868578</text:p>
          </table:table-cell>
          <table:table-cell/>
          <table:table-cell office:value-type="float" office:value="711215" calcext:value-type="float">
            <text:p>711215</text:p>
          </table:table-cell>
        </table:table-row>
        <table:table-row table:style-name="ro1">
          <table:table-cell/>
          <table:table-cell office:value-type="float" office:value="876472" calcext:value-type="float">
            <text:p>876472</text:p>
          </table:table-cell>
          <table:table-cell/>
          <table:table-cell office:value-type="float" office:value="755656" calcext:value-type="float">
            <text:p>755656</text:p>
          </table:table-cell>
        </table:table-row>
        <table:table-row table:style-name="ro1">
          <table:table-cell/>
          <table:table-cell office:value-type="float" office:value="870779" calcext:value-type="float">
            <text:p>870779</text:p>
          </table:table-cell>
          <table:table-cell/>
          <table:table-cell office:value-type="float" office:value="761171" calcext:value-type="float">
            <text:p>761171</text:p>
          </table:table-cell>
        </table:table-row>
        <table:table-row table:style-name="ro1">
          <table:table-cell/>
          <table:table-cell office:value-type="float" office:value="871376" calcext:value-type="float">
            <text:p>871376</text:p>
          </table:table-cell>
          <table:table-cell/>
          <table:table-cell office:value-type="float" office:value="759366" calcext:value-type="float">
            <text:p>759366</text:p>
          </table:table-cell>
        </table:table-row>
        <table:table-row table:style-name="ro1">
          <table:table-cell/>
          <table:table-cell office:value-type="float" office:value="815377" calcext:value-type="float">
            <text:p>815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3278" calcext:value-type="float">
            <text:p>7832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5833" calcext:value-type="float">
            <text:p>7858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0522" calcext:value-type="float">
            <text:p>8205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5141" calcext:value-type="float">
            <text:p>8051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3996" calcext:value-type="float">
            <text:p>8639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3427" calcext:value-type="float">
            <text:p>9234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2791" calcext:value-type="float">
            <text:p>9027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2185" calcext:value-type="float">
            <text:p>872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1795" calcext:value-type="float">
            <text:p>8217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1304" calcext:value-type="float">
            <text:p>781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8790" calcext:value-type="float">
            <text:p>8087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0031" calcext:value-type="float">
            <text:p>8400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7830" calcext:value-type="float">
            <text:p>8078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7726" calcext:value-type="float">
            <text:p>8777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4057" calcext:value-type="float">
            <text:p>9540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8630" calcext:value-type="float">
            <text:p>8686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7508" calcext:value-type="float">
            <text:p>9275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2250" calcext:value-type="float">
            <text:p>8622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1763" calcext:value-type="float">
            <text:p>8717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5004" calcext:value-type="float">
            <text:p>7750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6870" calcext:value-type="float">
            <text:p>7768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7164" calcext:value-type="float">
            <text:p>777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8908" calcext:value-type="float">
            <text:p>778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7970" calcext:value-type="float">
            <text:p>8979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3641" calcext:value-type="float">
            <text:p>8636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9:45:42.810681816</meta:creation-date>
    <dc:date>2018-05-15T09:48:34.642330105</dc:date>
    <meta:editing-duration>PT2M53S</meta:editing-duration>
    <meta:editing-cycles>1</meta:editing-cycles>
    <meta:document-statistic meta:table-count="1" meta:cell-count="113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31cm" svg:height="8.994cm" xlink:href=".." xlink:type="simple" chart:class="chart:line" chart:style-name="ch1">
        <chart:legend chart:legend-position="end" svg:x="31.168cm" svg:y="4.198cm" style:legend-expansion="high" chart:style-name="ch2"/>
        <chart:plot-area chart:style-name="ch3" table:cell-range-address="Sheet1.B1:Sheet1.B581" svg:x="0.668cm" svg:y="0.179cm" svg:width="29.832cm" svg:height="8.636cm">
          <chartooo:coordinate-region svg:x="2.215cm" svg:y="0.3cm" svg:width="28.285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81" chart:class="chart:line">
            <chart:data-point chart:repeated="5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8378">
                <text:p>678378</text:p>
                <draw:g>
                  <svg:desc>Sheet1.B1:Sheet1.B5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481">
                <text:p>670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6680">
                <text:p>686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9226">
                <text:p>679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3748">
                <text:p>6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8897">
                <text:p>538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7006">
                <text:p>687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3591">
                <text:p>583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2434">
                <text:p>612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3645">
                <text:p>663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8867">
                <text:p>598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3202">
                <text:p>563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1885">
                <text:p>6218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8277">
                <text:p>688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4340">
                <text:p>6443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5970">
                <text:p>6759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6527">
                <text:p>606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4777">
                <text:p>694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9235">
                <text:p>609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1158">
                <text:p>611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3475">
                <text:p>633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4813">
                <text:p>624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635">
                <text:p>581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0114">
                <text:p>590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2312">
                <text:p>612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9638">
                <text:p>6596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1081">
                <text:p>7710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7194">
                <text:p>687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7939">
                <text:p>547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3134">
                <text:p>703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7232">
                <text:p>567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4821">
                <text:p>6548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3198">
                <text:p>663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6648">
                <text:p>596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7242">
                <text:p>587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4994">
                <text:p>544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0284">
                <text:p>650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6625">
                <text:p>656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1656">
                <text:p>631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3042">
                <text:p>6530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3416">
                <text:p>543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8302">
                <text:p>598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0684">
                <text:p>6206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3514">
                <text:p>5635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4588">
                <text:p>494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9214">
                <text:p>599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0059">
                <text:p>640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7854">
                <text:p>707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9986">
                <text:p>689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6228">
                <text:p>506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3854">
                <text:p>5538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2168">
                <text:p>6021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1588">
                <text:p>7315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1707">
                <text:p>611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892">
                <text:p>6728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8264">
                <text:p>3682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6285">
                <text:p>406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1636">
                <text:p>3716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8053">
                <text:p>4180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2204">
                <text:p>442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2315">
                <text:p>3623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1365">
                <text:p>421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3352">
                <text:p>3933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9464">
                <text:p>389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2250">
                <text:p>3922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8835">
                <text:p>3488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9215">
                <text:p>3792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2081">
                <text:p>3420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2224">
                <text:p>3822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3687">
                <text:p>3836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1208">
                <text:p>3712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571">
                <text:p>4005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1773">
                <text:p>401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8531">
                <text:p>4085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2413">
                <text:p>432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499">
                <text:p>3994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9849">
                <text:p>439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3285">
                <text:p>403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7907">
                <text:p>3779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743">
                <text:p>4057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4519">
                <text:p>3945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6273">
                <text:p>836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8434">
                <text:p>7784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6277">
                <text:p>756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0791">
                <text:p>7407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5552">
                <text:p>775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2776">
                <text:p>7827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6406">
                <text:p>736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6632">
                <text:p>7566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5429">
                <text:p>755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3196">
                <text:p>7631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7360">
                <text:p>7373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6438">
                <text:p>7864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4184">
                <text:p>7441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5955">
                <text:p>7359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1290">
                <text:p>7312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2121">
                <text:p>7321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2981">
                <text:p>7829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7170">
                <text:p>7771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1548">
                <text:p>731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0262">
                <text:p>7302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4574">
                <text:p>7845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0951">
                <text:p>7309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4842">
                <text:p>7348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3032">
                <text:p>7330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84661">
                <text:p>7846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6235">
                <text:p>7562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33971">
                <text:p>7339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4321">
                <text:p>7543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37053">
                <text:p>7370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8083">
                <text:p>7580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5092">
                <text:p>735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4365">
                <text:p>7343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7061">
                <text:p>7370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6599">
                <text:p>7365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4967">
                <text:p>7349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2453">
                <text:p>7324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0033">
                <text:p>7300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7451">
                <text:p>7374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4871">
                <text:p>734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2509">
                <text:p>732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4498">
                <text:p>7344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2395">
                <text:p>7323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2616">
                <text:p>7726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3653">
                <text:p>733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1310">
                <text:p>7313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1583">
                <text:p>7315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1373">
                <text:p>7313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32582">
                <text:p>7325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3636">
                <text:p>7336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0703">
                <text:p>7407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8481">
                <text:p>7784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9965">
                <text:p>7299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1304">
                <text:p>731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1582">
                <text:p>7415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5069">
                <text:p>7350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0804">
                <text:p>7308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7095">
                <text:p>7370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5455">
                <text:p>735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2754">
                <text:p>7427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5025">
                <text:p>7350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7279">
                <text:p>7372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9371">
                <text:p>7393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8827">
                <text:p>7388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7527">
                <text:p>7375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6188">
                <text:p>7961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5202">
                <text:p>7452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3228">
                <text:p>733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0505">
                <text:p>7905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5759">
                <text:p>7357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31824">
                <text:p>7318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8840">
                <text:p>7388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6053">
                <text:p>7760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0055">
                <text:p>7900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5797">
                <text:p>7957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1411">
                <text:p>7814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3406">
                <text:p>7834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5826">
                <text:p>8258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6662">
                <text:p>7366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79463">
                <text:p>7794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7670">
                <text:p>7576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7809">
                <text:p>7478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1417">
                <text:p>7514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7386">
                <text:p>7873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6518">
                <text:p>7865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86201">
                <text:p>7862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3106">
                <text:p>7831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16671">
                <text:p>8166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4891">
                <text:p>7348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5626">
                <text:p>7956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8654">
                <text:p>7786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3670">
                <text:p>7336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1872">
                <text:p>7518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2784">
                <text:p>8327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5830">
                <text:p>7858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85153">
                <text:p>7851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34189">
                <text:p>8341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8869">
                <text:p>8088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35848">
                <text:p>7358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4904">
                <text:p>7349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5982">
                <text:p>7359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33653">
                <text:p>7336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1913">
                <text:p>7619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5593">
                <text:p>8355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2035">
                <text:p>8320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3481">
                <text:p>7834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3043">
                <text:p>783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18730">
                <text:p>11187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8193">
                <text:p>12581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3539">
                <text:p>12535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7718">
                <text:p>10077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70004">
                <text:p>8700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7651">
                <text:p>8676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5106">
                <text:p>9151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0621">
                <text:p>8406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3156">
                <text:p>7831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19658">
                <text:p>8196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6972">
                <text:p>776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24279">
                <text:p>8242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31485">
                <text:p>8314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69243">
                <text:p>8692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5113">
                <text:p>8651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25901">
                <text:p>9259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43318">
                <text:p>8433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32883">
                <text:p>8328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81548">
                <text:p>7815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19273">
                <text:p>8192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7576">
                <text:p>7875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0499">
                <text:p>8304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2045">
                <text:p>8720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0767">
                <text:p>8707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72585">
                <text:p>8725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21675">
                <text:p>9216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5183">
                <text:p>7851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83293">
                <text:p>7832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8650">
                <text:p>7886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8841">
                <text:p>7888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18113">
                <text:p>8181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2704">
                <text:p>8727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36996">
                <text:p>9369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3004">
                <text:p>873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12585">
                <text:p>9125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0063">
                <text:p>7900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7299">
                <text:p>7872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5190">
                <text:p>78519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4402">
                <text:p>7844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70498">
                <text:p>7704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87389">
                <text:p>7873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3096">
                <text:p>7830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0809">
                <text:p>7408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0592">
                <text:p>7405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10856">
                <text:p>8108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87225">
                <text:p>7872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85408">
                <text:p>7854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3351">
                <text:p>7833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28245">
                <text:p>8282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64086">
                <text:p>10640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57115">
                <text:p>12571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40150">
                <text:p>12401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49758">
                <text:p>10497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66942">
                <text:p>8669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16546">
                <text:p>9165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72409">
                <text:p>8724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2309">
                <text:p>8523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28015">
                <text:p>8280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2637">
                <text:p>7826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4551">
                <text:p>7845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3221">
                <text:p>7832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81291">
                <text:p>8812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70747">
                <text:p>8707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68546">
                <text:p>8685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69058">
                <text:p>8690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2758">
                <text:p>9127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3178">
                <text:p>8331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2702">
                <text:p>7827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6481">
                <text:p>7864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2229">
                <text:p>8222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8777">
                <text:p>8287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18894">
                <text:p>9188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75786">
                <text:p>8757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68504">
                <text:p>8685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7292">
                <text:p>8572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6497">
                <text:p>8264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20058">
                <text:p>8200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8569">
                <text:p>7785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13498">
                <text:p>8134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6877">
                <text:p>8168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5499">
                <text:p>8654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0352">
                <text:p>8703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70891">
                <text:p>8708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21928">
                <text:p>9219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87196">
                <text:p>7871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31631">
                <text:p>8316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84028">
                <text:p>7840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5068">
                <text:p>7850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5501">
                <text:p>8155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23858">
                <text:p>9238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73742">
                <text:p>8737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1586">
                <text:p>8715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71555">
                <text:p>8715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5470">
                <text:p>7854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4702">
                <text:p>7847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3052">
                <text:p>7830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83681">
                <text:p>7836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13122">
                <text:p>8131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4880">
                <text:p>7348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5282">
                <text:p>7352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35962">
                <text:p>7359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35866">
                <text:p>7358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84157">
                <text:p>7841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5064">
                <text:p>8450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83258">
                <text:p>7832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85077">
                <text:p>7850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85931">
                <text:p>7859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64256">
                <text:p>9642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36872">
                <text:p>13368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48844">
                <text:p>12488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15946">
                <text:p>11159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5997">
                <text:p>9259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74637">
                <text:p>8746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78285">
                <text:p>8782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62895">
                <text:p>8628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5157">
                <text:p>7851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3399">
                <text:p>8433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724">
                <text:p>7867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4510">
                <text:p>7845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15627">
                <text:p>8156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35660">
                <text:p>9356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73636">
                <text:p>8736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41928">
                <text:p>9419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67853">
                <text:p>8678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4127">
                <text:p>7841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7358">
                <text:p>7873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4102">
                <text:p>7841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4855">
                <text:p>7848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5974">
                <text:p>8159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76133">
                <text:p>8761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73592">
                <text:p>8735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28010">
                <text:p>9280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33148">
                <text:p>9331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85537">
                <text:p>7855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86241">
                <text:p>7862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42780">
                <text:p>8427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95044">
                <text:p>7950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0969">
                <text:p>8109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37604">
                <text:p>9376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0871">
                <text:p>8708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71239">
                <text:p>8712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30231">
                <text:p>9302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85893">
                <text:p>7858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88229">
                <text:p>7882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3117">
                <text:p>8331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29341">
                <text:p>8293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14606">
                <text:p>8146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73948">
                <text:p>8739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26916">
                <text:p>9269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35868">
                <text:p>9358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64871">
                <text:p>8648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87564">
                <text:p>7875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86965">
                <text:p>7869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85381">
                <text:p>7853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85496">
                <text:p>7854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06817">
                <text:p>8068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39716">
                <text:p>9397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71815">
                <text:p>8718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74665">
                <text:p>8746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09416">
                <text:p>9094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87631">
                <text:p>7876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85706">
                <text:p>7857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37322">
                <text:p>8373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85035">
                <text:p>7850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5028">
                <text:p>8050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74013">
                <text:p>8740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71062">
                <text:p>8710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21960">
                <text:p>9219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69957">
                <text:p>8699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90208">
                <text:p>7902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8417">
                <text:p>7884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33393">
                <text:p>8333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90455">
                <text:p>790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9906">
                <text:p>8599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72868">
                <text:p>8728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75516">
                <text:p>8755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84386">
                <text:p>8843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75239">
                <text:p>8752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38005">
                <text:p>838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5279">
                <text:p>7852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5215">
                <text:p>7852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32407">
                <text:p>8324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95204">
                <text:p>7952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26823">
                <text:p>9268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70100">
                <text:p>8701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69203">
                <text:p>8692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0061">
                <text:p>8700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48382">
                <text:p>8483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35900">
                <text:p>8359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82899">
                <text:p>7828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83652">
                <text:p>7836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89147">
                <text:p>7891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5183">
                <text:p>8651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62725">
                <text:p>8627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70425">
                <text:p>8704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16607">
                <text:p>9166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0659">
                <text:p>8006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87918">
                <text:p>7879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83928">
                <text:p>7839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85309">
                <text:p>7853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6093">
                <text:p>7860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69344">
                <text:p>8693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4361">
                <text:p>9343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71099">
                <text:p>8710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78209">
                <text:p>8782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12929">
                <text:p>8129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1473">
                <text:p>7814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5038">
                <text:p>7850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84661">
                <text:p>7846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85144">
                <text:p>7851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58043">
                <text:p>8580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76906">
                <text:p>8769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71492">
                <text:p>8714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25546">
                <text:p>9255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4989">
                <text:p>8749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87901">
                <text:p>7879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40310">
                <text:p>8403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83601">
                <text:p>7836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36492">
                <text:p>8364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7323">
                <text:p>8573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72477">
                <text:p>8724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5348">
                <text:p>9353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70968">
                <text:p>8709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30310">
                <text:p>8303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87115">
                <text:p>7871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6189">
                <text:p>8461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85706">
                <text:p>7857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85451">
                <text:p>7854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54680">
                <text:p>8546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29670">
                <text:p>9296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68463">
                <text:p>8684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74230">
                <text:p>8742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79979">
                <text:p>8799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21449">
                <text:p>8214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81529">
                <text:p>7815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24418">
                <text:p>8244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5127">
                <text:p>7851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4759">
                <text:p>8547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19060">
                <text:p>9190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9862">
                <text:p>9298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72519">
                <text:p>8725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76389">
                <text:p>8763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0470">
                <text:p>78047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76935">
                <text:p>7769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75248">
                <text:p>7752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79539">
                <text:p>7795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3045">
                <text:p>9030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5128">
                <text:p>9251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61907">
                <text:p>8619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69430">
                <text:p>86943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2276">
                <text:p>8722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26857">
                <text:p>8268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77297">
                <text:p>7772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6104">
                <text:p>7761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35565">
                <text:p>8355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9075">
                <text:p>8490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23127">
                <text:p>9231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70744">
                <text:p>8707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8848">
                <text:p>8688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88006">
                <text:p>8880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83834">
                <text:p>7838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83760">
                <text:p>7837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82585">
                <text:p>7825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21669">
                <text:p>8216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62262">
                <text:p>8622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18045">
                <text:p>9180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68567">
                <text:p>8685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75578">
                <text:p>8755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83571">
                <text:p>8835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78713">
                <text:p>7787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22849">
                <text:p>8228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79334">
                <text:p>7793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82408">
                <text:p>7824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52264">
                <text:p>8522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17231">
                <text:p>9172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7687">
                <text:p>9276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08887">
                <text:p>90888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74225">
                <text:p>8742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80269">
                <text:p>7802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77356">
                <text:p>7773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79497">
                <text:p>7794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80972">
                <text:p>7809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47422">
                <text:p>8474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16448">
                <text:p>9164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66710">
                <text:p>8667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69672">
                <text:p>8696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9217">
                <text:p>8392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89721">
                <text:p>7897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86696">
                <text:p>7866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93180">
                <text:p>7931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44654">
                <text:p>8446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49687">
                <text:p>8496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72577">
                <text:p>8725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71955">
                <text:p>8719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36264">
                <text:p>9362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41768">
                <text:p>8417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83555">
                <text:p>7835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85914">
                <text:p>7859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26908">
                <text:p>8269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7339">
                <text:p>7873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80568">
                <text:p>8805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29856">
                <text:p>9298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71406">
                <text:p>8714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70696">
                <text:p>8706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91981">
                <text:p>8919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7140">
                <text:p>83714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41474">
                <text:p>8414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86156">
                <text:p>7861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84089">
                <text:p>7840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40732">
                <text:p>8407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37421">
                <text:p>9374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67618">
                <text:p>8676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20498">
                <text:p>9204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77273">
                <text:p>8772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80288">
                <text:p>7802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81384">
                <text:p>7813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81759">
                <text:p>7817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81397">
                <text:p>7813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32225">
                <text:p>8322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66991">
                <text:p>8669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31374">
                <text:p>9313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24229">
                <text:p>9242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38314">
                <text:p>8383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81881">
                <text:p>7818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30390">
                <text:p>83039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79373">
                <text:p>7793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75417">
                <text:p>7754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23785">
                <text:p>8237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65638">
                <text:p>8656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65610">
                <text:p>86561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70054">
                <text:p>87005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13899">
                <text:p>9138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84114">
                <text:p>7841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99826">
                <text:p>7998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8774">
                <text:p>8387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42030">
                <text:p>84203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0562">
                <text:p>83056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28463">
                <text:p>9284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68014">
                <text:p>8680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76054">
                <text:p>8760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50819">
                <text:p>8508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81486">
                <text:p>7814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5839">
                <text:p>7858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81889">
                <text:p>7818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81303">
                <text:p>7813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68613">
                <text:p>8686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74820">
                <text:p>87482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2767">
                <text:p>8727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72579">
                <text:p>8725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7710">
                <text:p>8677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80213">
                <text:p>7802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31353">
                <text:p>8313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7933">
                <text:p>7779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24777">
                <text:p>8247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81281">
                <text:p>88128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40413">
                <text:p>9404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69717">
                <text:p>8697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28634">
                <text:p>9286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51433">
                <text:p>8514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9069">
                <text:p>7790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30513">
                <text:p>8305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80372">
                <text:p>7803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80130">
                <text:p>7801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13300">
                <text:p>8133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68578">
                <text:p>86857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76472">
                <text:p>8764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70779">
                <text:p>8707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71376">
                <text:p>8713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15377">
                <text:p>8153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83278">
                <text:p>7832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85833">
                <text:p>7858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20522">
                <text:p>8205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05141">
                <text:p>8051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63996">
                <text:p>8639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23427">
                <text:p>9234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02791">
                <text:p>9027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72185">
                <text:p>8721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21795">
                <text:p>8217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81304">
                <text:p>7813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08790">
                <text:p>80879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40031">
                <text:p>8400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07830">
                <text:p>80783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77726">
                <text:p>8777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54057">
                <text:p>9540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68630">
                <text:p>86863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27508">
                <text:p>9275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62250">
                <text:p>86225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71763">
                <text:p>8717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75004">
                <text:p>7750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76870">
                <text:p>77687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77164">
                <text:p>7771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78908">
                <text:p>7789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97970">
                <text:p>89797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63641">
                <text:p>863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77cm" svg:height="8.994cm" xlink:href=".." xlink:type="simple" chart:class="chart:line" chart:style-name="ch1">
        <chart:legend chart:legend-position="end" svg:x="31.314cm" svg:y="4.198cm" style:legend-expansion="high" chart:style-name="ch2"/>
        <chart:plot-area chart:style-name="ch3" table:cell-range-address="Sheet1.D1:Sheet1.D555" svg:x="0.671cm" svg:y="0.179cm" svg:width="29.972cm" svg:height="8.636cm">
          <chartooo:coordinate-region svg:x="2.033cm" svg:y="0.3cm" svg:width="28.336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55" chart:class="chart:line">
            <chart:data-point chart:repeated="5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1466">
                <text:p>711466</text:p>
                <draw:g>
                  <svg:desc>Sheet1.D1:Sheet1.D5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381">
                <text:p>640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7846">
                <text:p>557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1395">
                <text:p>571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457">
                <text:p>713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2441">
                <text:p>702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1645">
                <text:p>531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074">
                <text:p>525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513">
                <text:p>604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1192">
                <text:p>591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3209">
                <text:p>573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8964">
                <text:p>648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6964">
                <text:p>616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192">
                <text:p>609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1510">
                <text:p>6915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6575">
                <text:p>636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5391">
                <text:p>545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9213">
                <text:p>719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3212">
                <text:p>563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4944">
                <text:p>554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8263">
                <text:p>538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5455">
                <text:p>63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4988">
                <text:p>634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5466">
                <text:p>705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1959">
                <text:p>611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2664">
                <text:p>552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1530">
                <text:p>5615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1049">
                <text:p>7110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1109">
                <text:p>571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7324">
                <text:p>6273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331">
                <text:p>6003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539">
                <text:p>6995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0378">
                <text:p>670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3839">
                <text:p>563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2209">
                <text:p>572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639">
                <text:p>619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9930">
                <text:p>6699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6768">
                <text:p>706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1414">
                <text:p>621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3635">
                <text:p>6236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0879">
                <text:p>5308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5177">
                <text:p>685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3045">
                <text:p>663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2619">
                <text:p>592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8535">
                <text:p>618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8346">
                <text:p>658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5446">
                <text:p>61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6209">
                <text:p>736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0998">
                <text:p>510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1953">
                <text:p>531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3548">
                <text:p>663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7002">
                <text:p>587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9093">
                <text:p>5990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5073">
                <text:p>615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5144">
                <text:p>735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4619">
                <text:p>9346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8421">
                <text:p>9484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6485">
                <text:p>8864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4961">
                <text:p>7449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4506">
                <text:p>7445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2703">
                <text:p>7827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2930">
                <text:p>8929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1265">
                <text:p>911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5874">
                <text:p>7458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6388">
                <text:p>7463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4033">
                <text:p>7440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7058">
                <text:p>837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6248">
                <text:p>786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4463">
                <text:p>7744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2131">
                <text:p>7421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9166">
                <text:p>779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9262">
                <text:p>739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3243">
                <text:p>7432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599">
                <text:p>740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4420">
                <text:p>7944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2616">
                <text:p>7426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0651">
                <text:p>790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0915">
                <text:p>7409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8760">
                <text:p>8087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0181">
                <text:p>8801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2582">
                <text:p>7425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9156">
                <text:p>7491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6270">
                <text:p>7562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8000">
                <text:p>768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3988">
                <text:p>7439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2762">
                <text:p>7427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0024">
                <text:p>7400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2250">
                <text:p>7922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3593">
                <text:p>743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1882">
                <text:p>8018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6167">
                <text:p>746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6945">
                <text:p>746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5428">
                <text:p>7454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3390">
                <text:p>7433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0626">
                <text:p>750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2218">
                <text:p>7922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0603">
                <text:p>740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8490">
                <text:p>7484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0523">
                <text:p>7505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4975">
                <text:p>754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8410">
                <text:p>7884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36284">
                <text:p>7362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5448">
                <text:p>9154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1294">
                <text:p>7512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1445">
                <text:p>811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0749">
                <text:p>7407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79097">
                <text:p>7790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6220">
                <text:p>7662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2782">
                <text:p>7427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2167">
                <text:p>7421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3513">
                <text:p>733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4791">
                <text:p>7347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5609">
                <text:p>735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8593">
                <text:p>7885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118">
                <text:p>7491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9890">
                <text:p>7398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8886">
                <text:p>7488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3691">
                <text:p>7436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5280">
                <text:p>7952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3564">
                <text:p>7535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6151">
                <text:p>7461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6868">
                <text:p>8368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9709">
                <text:p>7897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1834">
                <text:p>7718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6755">
                <text:p>7867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59521">
                <text:p>9595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4832">
                <text:p>8348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9042">
                <text:p>7890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0720">
                <text:p>9907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9006">
                <text:p>909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51126">
                <text:p>951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7340">
                <text:p>8773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4116">
                <text:p>864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5395">
                <text:p>8653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88772">
                <text:p>7887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5952">
                <text:p>7859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2986">
                <text:p>8229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1467">
                <text:p>7814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6759">
                <text:p>7367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1196">
                <text:p>741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8852">
                <text:p>7488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7456">
                <text:p>7874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9625">
                <text:p>789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88333">
                <text:p>788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8319">
                <text:p>7883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2475">
                <text:p>822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91870">
                <text:p>7918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76568">
                <text:p>7765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9375">
                <text:p>739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5434">
                <text:p>7354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6081">
                <text:p>7760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2194">
                <text:p>7421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06917">
                <text:p>8069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07897">
                <text:p>8078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2280">
                <text:p>7922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8491">
                <text:p>7884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9752">
                <text:p>8397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5010">
                <text:p>10350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53614">
                <text:p>12536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26161">
                <text:p>1326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58307">
                <text:p>10583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75274">
                <text:p>8752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8531">
                <text:p>9185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72850">
                <text:p>8728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1050">
                <text:p>8610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88516">
                <text:p>7885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2789">
                <text:p>8427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4566">
                <text:p>7845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93746">
                <text:p>7937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0446">
                <text:p>8304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35453">
                <text:p>9354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71652">
                <text:p>8716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2425">
                <text:p>9424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4533">
                <text:p>8645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8243">
                <text:p>8282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42834">
                <text:p>8428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6132">
                <text:p>786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23357">
                <text:p>823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8979">
                <text:p>8489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2593">
                <text:p>8725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32198">
                <text:p>9321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77354">
                <text:p>877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91279">
                <text:p>8912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95599">
                <text:p>7955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93597">
                <text:p>7935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90753">
                <text:p>7907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4671">
                <text:p>7846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5332">
                <text:p>8953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1878">
                <text:p>9418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3001">
                <text:p>873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0562">
                <text:p>9405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77571">
                <text:p>8775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2955">
                <text:p>8029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4095">
                <text:p>8440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7865">
                <text:p>837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6585">
                <text:p>8065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367">
                <text:p>7763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90498">
                <text:p>7904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1393">
                <text:p>7413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3803">
                <text:p>7938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71760">
                <text:p>7717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1946">
                <text:p>8519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36943">
                <text:p>8369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93917">
                <text:p>7939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87108">
                <text:p>787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05332">
                <text:p>9053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49495">
                <text:p>12494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67410">
                <text:p>12674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81907">
                <text:p>11819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38729">
                <text:p>9387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84879">
                <text:p>8848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50201">
                <text:p>9502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71151">
                <text:p>8711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1424">
                <text:p>7814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34762">
                <text:p>8347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5439">
                <text:p>7854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34468">
                <text:p>8344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31595">
                <text:p>8315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2175">
                <text:p>8721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36162">
                <text:p>9361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6508">
                <text:p>8765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8679">
                <text:p>8686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9338">
                <text:p>8393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0803">
                <text:p>7908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5459">
                <text:p>8454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4361">
                <text:p>7843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0910">
                <text:p>8709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5955">
                <text:p>8759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7394">
                <text:p>8973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82005">
                <text:p>8820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8861">
                <text:p>8688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38780">
                <text:p>8387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2334">
                <text:p>7923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29324">
                <text:p>8293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21518">
                <text:p>8215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69274">
                <text:p>8692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31864">
                <text:p>9318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6843">
                <text:p>9068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2548">
                <text:p>8725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66168">
                <text:p>8661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38087">
                <text:p>8380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85533">
                <text:p>7855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1877">
                <text:p>7818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1298">
                <text:p>7812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72547">
                <text:p>8725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5705">
                <text:p>8757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75753">
                <text:p>8757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7318">
                <text:p>8773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61825">
                <text:p>8618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1842">
                <text:p>7818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89868">
                <text:p>7898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85660">
                <text:p>7856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0319">
                <text:p>8303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70150">
                <text:p>7701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77892">
                <text:p>7778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9759">
                <text:p>7897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1963">
                <text:p>741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54952">
                <text:p>7549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83555">
                <text:p>7835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88274">
                <text:p>7882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2642">
                <text:p>7926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84009">
                <text:p>7840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02056">
                <text:p>1102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65503">
                <text:p>12655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50903">
                <text:p>12509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41766">
                <text:p>10417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6223">
                <text:p>9362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45572">
                <text:p>9455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96796">
                <text:p>8967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49575">
                <text:p>8495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7897">
                <text:p>8278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97804">
                <text:p>7978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7037">
                <text:p>7970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6962">
                <text:p>7869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8180">
                <text:p>8481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78837">
                <text:p>8788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36527">
                <text:p>9365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7227">
                <text:p>8772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0830">
                <text:p>8508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6380">
                <text:p>7863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3040">
                <text:p>7830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37553">
                <text:p>8375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91574">
                <text:p>7915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60335">
                <text:p>8603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72470">
                <text:p>8724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38541">
                <text:p>9385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70164">
                <text:p>8701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41534">
                <text:p>8415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28948">
                <text:p>8289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4209">
                <text:p>7842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88751">
                <text:p>7887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92384">
                <text:p>7923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91056">
                <text:p>8910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74924">
                <text:p>8749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5992">
                <text:p>8859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26113">
                <text:p>9261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3886">
                <text:p>8338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8477">
                <text:p>8384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92867">
                <text:p>7928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8358">
                <text:p>8283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90495">
                <text:p>7904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04194">
                <text:p>9041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74575">
                <text:p>8745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79158">
                <text:p>8791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32983">
                <text:p>9329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4625">
                <text:p>844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00278">
                <text:p>8002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85152">
                <text:p>7851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37125">
                <text:p>837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30163">
                <text:p>8301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11551">
                <text:p>9115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78054">
                <text:p>8780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86159">
                <text:p>8861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88379">
                <text:p>8883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29184">
                <text:p>8291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32920">
                <text:p>8329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1587">
                <text:p>7915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85183">
                <text:p>7851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5328">
                <text:p>825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0319">
                <text:p>8603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73413">
                <text:p>8734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79050">
                <text:p>8790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3736">
                <text:p>9437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68263">
                <text:p>8682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86571">
                <text:p>7865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82862">
                <text:p>7828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88620">
                <text:p>7886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88517">
                <text:p>7885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13928">
                <text:p>9139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78159">
                <text:p>8781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8946">
                <text:p>9289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82848">
                <text:p>8828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86206">
                <text:p>8862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7684">
                <text:p>7976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84947">
                <text:p>7849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6151">
                <text:p>8461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38032">
                <text:p>8380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7190">
                <text:p>87719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99904">
                <text:p>8999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34422">
                <text:p>9344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35025">
                <text:p>9350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17558">
                <text:p>8175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87418">
                <text:p>7874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38161">
                <text:p>8381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27810">
                <text:p>8278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40201">
                <text:p>8402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0439">
                <text:p>8704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42820">
                <text:p>9428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29645">
                <text:p>9296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2315">
                <text:p>8823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3991">
                <text:p>803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92535">
                <text:p>7925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4459">
                <text:p>8044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92477">
                <text:p>7924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50806">
                <text:p>8508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69464">
                <text:p>8694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76474">
                <text:p>8764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78845">
                <text:p>8788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3496">
                <text:p>8734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43108">
                <text:p>8431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34988">
                <text:p>8349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37522">
                <text:p>8375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8388">
                <text:p>7883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48641">
                <text:p>8486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79008">
                <text:p>8790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80456">
                <text:p>8804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85385">
                <text:p>8853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86695">
                <text:p>8866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45187">
                <text:p>8451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21619">
                <text:p>8216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2098">
                <text:p>8020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38746">
                <text:p>8387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31093">
                <text:p>8310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82763">
                <text:p>8827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86450">
                <text:p>88645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83009">
                <text:p>8830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76231">
                <text:p>8762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91670">
                <text:p>7916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1036">
                <text:p>7910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3377">
                <text:p>8333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86642">
                <text:p>7866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6924">
                <text:p>8169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90454">
                <text:p>8904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98339">
                <text:p>8983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92657">
                <text:p>8926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7672">
                <text:p>9376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48193">
                <text:p>8481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5984">
                <text:p>8059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3834">
                <text:p>8038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70709">
                <text:p>8707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45267">
                <text:p>8452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9213">
                <text:p>8992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69031">
                <text:p>9690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54776">
                <text:p>9547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27893">
                <text:p>9278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28552">
                <text:p>8285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8807">
                <text:p>8088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9237">
                <text:p>8692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1893">
                <text:p>8018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73422">
                <text:p>8734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93585">
                <text:p>8935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98933">
                <text:p>8989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61857">
                <text:p>9618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36781">
                <text:p>8367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60950">
                <text:p>8609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8539">
                <text:p>8185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08504">
                <text:p>8085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18820">
                <text:p>10188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72725">
                <text:p>9727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93679">
                <text:p>8936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60255">
                <text:p>9602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4872">
                <text:p>9348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11838">
                <text:p>8118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15967">
                <text:p>8159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7952">
                <text:p>8079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65793">
                <text:p>8657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19159">
                <text:p>9191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87061">
                <text:p>8870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86434">
                <text:p>8864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91060">
                <text:p>8910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1290">
                <text:p>9112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03875">
                <text:p>803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06547">
                <text:p>8065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01621">
                <text:p>8016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02816">
                <text:p>8028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60436">
                <text:p>8604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43576">
                <text:p>9435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97905">
                <text:p>8979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93457">
                <text:p>8934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53744">
                <text:p>8537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6689">
                <text:p>8466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01191">
                <text:p>8011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57011">
                <text:p>8570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2191">
                <text:p>8621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32155">
                <text:p>9321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5450">
                <text:p>89545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94727">
                <text:p>8947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39176">
                <text:p>9391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42244">
                <text:p>8422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7505">
                <text:p>8075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07821">
                <text:p>8078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53579">
                <text:p>8535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14702">
                <text:p>8147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5354">
                <text:p>8953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47635">
                <text:p>9476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55414">
                <text:p>9554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1845">
                <text:p>8918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27440">
                <text:p>82744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07218">
                <text:p>8072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9397">
                <text:p>7993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02944">
                <text:p>8029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31526">
                <text:p>8315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92838">
                <text:p>8928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92138">
                <text:p>8921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03109">
                <text:p>9031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86422">
                <text:p>8864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4999">
                <text:p>7949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01990">
                <text:p>80199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98156">
                <text:p>7981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98253">
                <text:p>7982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39052">
                <text:p>8390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92651">
                <text:p>8926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51006">
                <text:p>9510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90397">
                <text:p>8903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91840">
                <text:p>89184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06291">
                <text:p>8062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06683">
                <text:p>8066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45416">
                <text:p>8454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03097">
                <text:p>8030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40254">
                <text:p>8402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37902">
                <text:p>9379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09923">
                <text:p>9099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90329">
                <text:p>8903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76137">
                <text:p>8761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04578">
                <text:p>8045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02078">
                <text:p>8020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48995">
                <text:p>8489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16171">
                <text:p>8161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50347">
                <text:p>8503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98208">
                <text:p>8982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45564">
                <text:p>9455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95828">
                <text:p>8958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30806">
                <text:p>9308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42304">
                <text:p>8423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25575">
                <text:p>8255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1109">
                <text:p>8111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02779">
                <text:p>8027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67599">
                <text:p>8675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88289">
                <text:p>8882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97364">
                <text:p>8973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52555">
                <text:p>9525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1881">
                <text:p>8818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68215">
                <text:p>8682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72804">
                <text:p>8728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08090">
                <text:p>80809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9745">
                <text:p>7997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92195">
                <text:p>8921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90623">
                <text:p>8906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02073">
                <text:p>9020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62698">
                <text:p>9626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58455">
                <text:p>8584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60515">
                <text:p>8605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54091">
                <text:p>8540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11028">
                <text:p>8110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4074">
                <text:p>8440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97303">
                <text:p>8973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70225">
                <text:p>9702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96948">
                <text:p>8969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79565">
                <text:p>8795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05172">
                <text:p>8051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01266">
                <text:p>8012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59280">
                <text:p>8592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06237">
                <text:p>8062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2228">
                <text:p>9022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44615">
                <text:p>9446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49830">
                <text:p>94983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99682">
                <text:p>8996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53279">
                <text:p>8532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34248">
                <text:p>8342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35819">
                <text:p>8358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08901">
                <text:p>8089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13510">
                <text:p>8135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46328">
                <text:p>9463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02934">
                <text:p>9029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06351">
                <text:p>9063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96413">
                <text:p>8964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56609">
                <text:p>8566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14394">
                <text:p>8143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13363">
                <text:p>8133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12424">
                <text:p>8124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11363">
                <text:p>8113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88408">
                <text:p>9884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05678">
                <text:p>10056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05777">
                <text:p>9057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05092">
                <text:p>9050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3563">
                <text:p>9035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20259">
                <text:p>9202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15195">
                <text:p>8151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09122">
                <text:p>8091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05204">
                <text:p>8052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16766">
                <text:p>8167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96992">
                <text:p>8969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8587">
                <text:p>8985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06650">
                <text:p>90665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2426">
                <text:p>9524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86169">
                <text:p>8861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41156">
                <text:p>8411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99257">
                <text:p>7992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30037">
                <text:p>8300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99047">
                <text:p>7990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11215">
                <text:p>7112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55656">
                <text:p>7556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61171">
                <text:p>76117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59366">
                <text:p>759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